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 msec" table:style-name="ta1">
        <table:table-column table:style-name="co1" table:number-columns-repeated="7" table:default-cell-style-name="ce1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Temp.[C°]</text:p>
          </table:table-cell>
          <table:table-cell table:style-name="ce2" office:value-type="string" calcext:value-type="string">
            <text:p>Druck[Pa]</text:p>
          </table:table-cell>
          <table:table-cell table:style-name="ce2" office:value-type="string" calcext:value-type="string">
            <text:p>Hoehe[m]</text:p>
          </table:table-cell>
          <table:table-cell table:style-name="ce2" office:value-type="string" calcext:value-type="string">
            <text:p>dZeit[ms]</text:p>
          </table:table-cell>
          <table:table-cell table:style-name="ce2" office:value-type="string" calcext:value-type="string">
            <text:p>VarioR[m/s]</text:p>
          </table:table-cell>
          <table:table-cell table:style-name="ce2" office:value-type="string" calcext:value-type="string">
            <text:p>Vario[m/s]</text:p>
          </table:table-cell>
          <table:table-cell table:style-name="ce2" office:value-type="string" calcext:value-type="string">
            <text:p>BT Taster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23.26" calcext:value-type="float">
            <text:p>23,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n. :</text:p>
          </table:table-cell>
          <table:table-cell table:style-name="ce4" table:formula="of:=MIN([.E3:.E2000])" office:value-type="float" office:value="-5.3" calcext:value-type="float">
            <text:p>-5,300</text:p>
          </table:table-cell>
          <table:table-cell table:style-name="ce4" table:formula="of:=MIN([.F3:.F2000])" office:value-type="float" office:value="-0.25" calcext:value-type="float">
            <text:p>-0,25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9" calcext:value-type="float">
            <text:p>94569</text:p>
          </table:table-cell>
          <table:table-cell office:value-type="float" office:value="578.29" calcext:value-type="float">
            <text:p>578,29</text:p>
          </table:table-cell>
          <table:table-cell office:value-type="float" office:value="99.7" calcext:value-type="float">
            <text:p>99,7</text:p>
          </table:table-cell>
          <table:table-cell office:value-type="float" office:value="1.78" calcext:value-type="float">
            <text:p>1,7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x. :</text:p>
          </table:table-cell>
          <table:table-cell table:style-name="ce4" table:formula="of:=MAX([.E3:.E2000])" office:value-type="float" office:value="4.42" calcext:value-type="float">
            <text:p>4,420</text:p>
          </table:table-cell>
          <table:table-cell table:style-name="ce4" table:formula="of:=MAX([.F3:.F2000])" office:value-type="float" office:value="0.29" calcext:value-type="float">
            <text:p>0,29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1" calcext:value-type="float">
            <text:p>100,1</text:p>
          </table:table-cell>
          <table:table-cell office:value-type="float" office:value="-4.38" calcext:value-type="float">
            <text:p>-4,3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ttelwert :</text:p>
          </table:table-cell>
          <table:table-cell table:style-name="ce4" table:formula="of:=AVERAGE([.E3:.E2000])" office:value-type="float" office:value="-0.00526854219948849" calcext:value-type="float">
            <text:p>-0,005</text:p>
          </table:table-cell>
          <table:table-cell table:style-name="ce4" table:formula="of:=AVERAGE([.F3:.F2000])" office:value-type="float" office:value="-0.00521739130434782" calcext:value-type="float">
            <text:p>-0,005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9" calcext:value-type="float">
            <text:p>94569</text:p>
          </table:table-cell>
          <table:table-cell office:value-type="float" office:value="578.29" calcext:value-type="float">
            <text:p>578,29</text:p>
          </table:table-cell>
          <table:table-cell office:value-type="float" office:value="99.26" calcext:value-type="float">
            <text:p>99,26</text:p>
          </table:table-cell>
          <table:table-cell office:value-type="float" office:value="4.42" calcext:value-type="float">
            <text:p>4,4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dAbw. :</text:p>
          </table:table-cell>
          <table:table-cell table:style-name="ce4" table:formula="of:=STDEV([.E3:.E2000])" office:value-type="float" office:value="1.63535595768338" calcext:value-type="float">
            <text:p>1,635</text:p>
          </table:table-cell>
          <table:table-cell table:style-name="ce4" table:formula="of:=STDEV([.F3:.F2000])" office:value-type="float" office:value="0.0880919744264983" calcext:value-type="float">
            <text:p>0,088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34" calcext:value-type="float">
            <text:p>99,34</text:p>
          </table:table-cell>
          <table:table-cell office:value-type="float" office:value="-1.78" calcext:value-type="float">
            <text:p>-1,7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38" calcext:value-type="float">
            <text:p>99,3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4" calcext:value-type="float">
            <text:p>99,34</text:p>
          </table:table-cell>
          <table:table-cell office:value-type="float" office:value="-2.63" calcext:value-type="float">
            <text:p>-2,63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9" calcext:value-type="float">
            <text:p>94569</text:p>
          </table:table-cell>
          <table:table-cell office:value-type="float" office:value="578.29" calcext:value-type="float">
            <text:p>578,29</text:p>
          </table:table-cell>
          <table:table-cell office:value-type="float" office:value="99.78" calcext:value-type="float">
            <text:p>99,78</text:p>
          </table:table-cell>
          <table:table-cell office:value-type="float" office:value="4.4" calcext:value-type="float">
            <text:p>4,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2" calcext:value-type="float">
            <text:p>99,32</text:p>
          </table:table-cell>
          <table:table-cell office:value-type="float" office:value="-2.66" calcext:value-type="float">
            <text:p>-2,6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4" calcext:value-type="float">
            <text:p>99,44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2" calcext:value-type="float">
            <text:p>99,62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29" calcext:value-type="float">
            <text:p>99,29</text:p>
          </table:table-cell>
          <table:table-cell office:value-type="float" office:value="0.88" calcext:value-type="float">
            <text:p>0,88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99.48" calcext:value-type="float">
            <text:p>99,48</text:p>
          </table:table-cell>
          <table:table-cell office:value-type="float" office:value="1.78" calcext:value-type="float">
            <text:p>1,7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4" calcext:value-type="float">
            <text:p>99,34</text:p>
          </table:table-cell>
          <table:table-cell office:value-type="float" office:value="-2.66" calcext:value-type="float">
            <text:p>-2,66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99.65" calcext:value-type="float">
            <text:p>99,65</text:p>
          </table:table-cell>
          <table:table-cell office:value-type="float" office:value="2.65" calcext:value-type="float">
            <text:p>2,65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2" calcext:value-type="float">
            <text:p>99,32</text:p>
          </table:table-cell>
          <table:table-cell office:value-type="float" office:value="-3.54" calcext:value-type="float">
            <text:p>-3,54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8" calcext:value-type="float">
            <text:p>99,58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3" calcext:value-type="float">
            <text:p>100,03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38" calcext:value-type="float">
            <text:p>99,38</text:p>
          </table:table-cell>
          <table:table-cell office:value-type="float" office:value="2.63" calcext:value-type="float">
            <text:p>2,63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" calcext:value-type="float">
            <text:p>99,3</text:p>
          </table:table-cell>
          <table:table-cell office:value-type="float" office:value="-2.63" calcext:value-type="float">
            <text:p>-2,63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74" calcext:value-type="float">
            <text:p>99,74</text:p>
          </table:table-cell>
          <table:table-cell office:value-type="float" office:value="1.75" calcext:value-type="float">
            <text:p>1,75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8" calcext:value-type="float">
            <text:p>99,58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1" calcext:value-type="float">
            <text:p>99,91</text:p>
          </table:table-cell>
          <table:table-cell office:value-type="float" office:value="-1.77" calcext:value-type="float">
            <text:p>-1,77</text:p>
          </table:table-cell>
          <table:table-cell office:value-type="float" office:value="-0.25" calcext:value-type="float">
            <text:p>-0,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8" calcext:value-type="float">
            <text:p>100,08</text:p>
          </table:table-cell>
          <table:table-cell office:value-type="float" office:value="1.77" calcext:value-type="float">
            <text:p>1,77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67" calcext:value-type="float">
            <text:p>99,67</text:p>
          </table:table-cell>
          <table:table-cell office:value-type="float" office:value="1.75" calcext:value-type="float">
            <text:p>1,7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2" calcext:value-type="float">
            <text:p>99,82</text:p>
          </table:table-cell>
          <table:table-cell office:value-type="float" office:value="-0.87" calcext:value-type="float">
            <text:p>-0,8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98" calcext:value-type="float">
            <text:p>99,98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4" calcext:value-type="float">
            <text:p>99,5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3" calcext:value-type="float">
            <text:p>99,83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8" calcext:value-type="float">
            <text:p>99,8</text:p>
          </table:table-cell>
          <table:table-cell office:value-type="float" office:value="-0.87" calcext:value-type="float">
            <text:p>-0,87</text:p>
          </table:table-cell>
          <table:table-cell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2" calcext:value-type="float">
            <text:p>99,42</text:p>
          </table:table-cell>
          <table:table-cell office:value-type="float" office:value="0.88" calcext:value-type="float">
            <text:p>0,8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82" calcext:value-type="float">
            <text:p>99,82</text:p>
          </table:table-cell>
          <table:table-cell office:value-type="float" office:value="3.52" calcext:value-type="float">
            <text:p>3,5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8" calcext:value-type="float">
            <text:p>99,58</text:p>
          </table:table-cell>
          <table:table-cell office:value-type="float" office:value="-1.75" calcext:value-type="float">
            <text:p>-1,7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1" calcext:value-type="float">
            <text:p>99,71</text:p>
          </table:table-cell>
          <table:table-cell office:value-type="float" office:value="-2.65" calcext:value-type="float">
            <text:p>-2,65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1" calcext:value-type="float">
            <text:p>99,61</text:p>
          </table:table-cell>
          <table:table-cell office:value-type="float" office:value="1.78" calcext:value-type="float">
            <text:p>1,78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6" calcext:value-type="float">
            <text:p>99,66</text:p>
          </table:table-cell>
          <table:table-cell office:value-type="float" office:value="0.88" calcext:value-type="float">
            <text:p>0,8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3" calcext:value-type="float">
            <text:p>99,93</text:p>
          </table:table-cell>
          <table:table-cell office:value-type="float" office:value="0.87" calcext:value-type="float">
            <text:p>0,8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" calcext:value-type="float">
            <text:p>99,6</text:p>
          </table:table-cell>
          <table:table-cell office:value-type="float" office:value="-0.88" calcext:value-type="float">
            <text:p>-0,8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99.82" calcext:value-type="float">
            <text:p>99,82</text:p>
          </table:table-cell>
          <table:table-cell office:value-type="float" office:value="2.65" calcext:value-type="float">
            <text:p>2,65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23" calcext:value-type="float">
            <text:p>100,23</text:p>
          </table:table-cell>
          <table:table-cell office:value-type="float" office:value="-1.77" calcext:value-type="float">
            <text:p>-1,7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2" calcext:value-type="float">
            <text:p>99,4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4" calcext:value-type="float">
            <text:p>99,34</text:p>
          </table:table-cell>
          <table:table-cell office:value-type="float" office:value="-1.76" calcext:value-type="float">
            <text:p>-1,76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1" calcext:value-type="float">
            <text:p>99,41</text:p>
          </table:table-cell>
          <table:table-cell office:value-type="float" office:value="0.88" calcext:value-type="float">
            <text:p>0,8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" calcext:value-type="float">
            <text:p>99,8</text:p>
          </table:table-cell>
          <table:table-cell office:value-type="float" office:value="0.87" calcext:value-type="float">
            <text:p>0,87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1" calcext:value-type="float">
            <text:p>99,81</text:p>
          </table:table-cell>
          <table:table-cell office:value-type="float" office:value="-0.87" calcext:value-type="float">
            <text:p>-0,8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7" calcext:value-type="float">
            <text:p>100,07</text:p>
          </table:table-cell>
          <table:table-cell office:value-type="float" office:value="0.87" calcext:value-type="float">
            <text:p>0,8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1" calcext:value-type="float">
            <text:p>99,91</text:p>
          </table:table-cell>
          <table:table-cell office:value-type="float" office:value="-1.75" calcext:value-type="float">
            <text:p>-1,75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4" calcext:value-type="float">
            <text:p>99,34</text:p>
          </table:table-cell>
          <table:table-cell office:value-type="float" office:value="0.88" calcext:value-type="float">
            <text:p>0,8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1" calcext:value-type="float">
            <text:p>99,51</text:p>
          </table:table-cell>
          <table:table-cell office:value-type="float" office:value="-0.88" calcext:value-type="float">
            <text:p>-0,88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9" calcext:value-type="float">
            <text:p>99,59</text:p>
          </table:table-cell>
          <table:table-cell office:value-type="float" office:value="0.88" calcext:value-type="float">
            <text:p>0,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" calcext:value-type="float">
            <text:p>99,5</text:p>
          </table:table-cell>
          <table:table-cell office:value-type="float" office:value="-1.78" calcext:value-type="float">
            <text:p>-1,7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7" calcext:value-type="float">
            <text:p>99,7</text:p>
          </table:table-cell>
          <table:table-cell office:value-type="float" office:value="3.53" calcext:value-type="float">
            <text:p>3,53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" calcext:value-type="float">
            <text:p>99,4</text:p>
          </table:table-cell>
          <table:table-cell office:value-type="float" office:value="-3.54" calcext:value-type="float">
            <text:p>-3,54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8" calcext:value-type="float">
            <text:p>99,88</text:p>
          </table:table-cell>
          <table:table-cell office:value-type="float" office:value="2.65" calcext:value-type="float">
            <text:p>2,6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2" calcext:value-type="float">
            <text:p>99,32</text:p>
          </table:table-cell>
          <table:table-cell office:value-type="float" office:value="-0.88" calcext:value-type="float">
            <text:p>-0,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3" calcext:value-type="float">
            <text:p>99,53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98" calcext:value-type="float">
            <text:p>99,98</text:p>
          </table:table-cell>
          <table:table-cell office:value-type="float" office:value="0.87" calcext:value-type="float">
            <text:p>0,8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7" calcext:value-type="float">
            <text:p>99,37</text:p>
          </table:table-cell>
          <table:table-cell office:value-type="float" office:value="0.88" calcext:value-type="float">
            <text:p>0,8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" calcext:value-type="float">
            <text:p>100</text:p>
          </table:table-cell>
          <table:table-cell office:value-type="float" office:value="-3.51" calcext:value-type="float">
            <text:p>-3,5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" calcext:value-type="float">
            <text:p>99,7</text:p>
          </table:table-cell>
          <table:table-cell office:value-type="float" office:value="2.65" calcext:value-type="float">
            <text:p>2,65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2" calcext:value-type="float">
            <text:p>99,92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1" calcext:value-type="float">
            <text:p>99,61</text:p>
          </table:table-cell>
          <table:table-cell office:value-type="float" office:value="1.75" calcext:value-type="float">
            <text:p>1,7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8" calcext:value-type="float">
            <text:p>99,4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3" calcext:value-type="float">
            <text:p>99,83</text:p>
          </table:table-cell>
          <table:table-cell office:value-type="float" office:value="-1.75" calcext:value-type="float">
            <text:p>-1,7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58" calcext:value-type="float">
            <text:p>99,58</text:p>
          </table:table-cell>
          <table:table-cell office:value-type="float" office:value="1.75" calcext:value-type="float">
            <text:p>1,7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2" calcext:value-type="float">
            <text:p>99,42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1" calcext:value-type="float">
            <text:p>99,81</text:p>
          </table:table-cell>
          <table:table-cell office:value-type="float" office:value="-0.87" calcext:value-type="float">
            <text:p>-0,8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5" calcext:value-type="float">
            <text:p>99,85</text:p>
          </table:table-cell>
          <table:table-cell office:value-type="float" office:value="0.87" calcext:value-type="float">
            <text:p>0,8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3" calcext:value-type="float">
            <text:p>99,3</text:p>
          </table:table-cell>
          <table:table-cell office:value-type="float" office:value="-2.66" calcext:value-type="float">
            <text:p>-2,6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1" calcext:value-type="float">
            <text:p>99,41</text:p>
          </table:table-cell>
          <table:table-cell office:value-type="float" office:value="3.54" calcext:value-type="float">
            <text:p>3,54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9" calcext:value-type="float">
            <text:p>99,9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29" calcext:value-type="float">
            <text:p>99,29</text:p>
          </table:table-cell>
          <table:table-cell office:value-type="float" office:value="-0.88" calcext:value-type="float">
            <text:p>-0,8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3" calcext:value-type="float">
            <text:p>99,3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46" calcext:value-type="float">
            <text:p>99,4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6" calcext:value-type="float">
            <text:p>99,86</text:p>
          </table:table-cell>
          <table:table-cell office:value-type="float" office:value="-2.62" calcext:value-type="float">
            <text:p>-2,6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29" calcext:value-type="float">
            <text:p>99,29</text:p>
          </table:table-cell>
          <table:table-cell office:value-type="float" office:value="-0.9" calcext:value-type="float">
            <text:p>-0,9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46" calcext:value-type="float">
            <text:p>99,46</text:p>
          </table:table-cell>
          <table:table-cell office:value-type="float" office:value="3.53" calcext:value-type="float">
            <text:p>3,53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84" calcext:value-type="float">
            <text:p>99,8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1" calcext:value-type="float">
            <text:p>99,61</text:p>
          </table:table-cell>
          <table:table-cell office:value-type="float" office:value="-2.63" calcext:value-type="float">
            <text:p>-2,6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5" calcext:value-type="float">
            <text:p>99,45</text:p>
          </table:table-cell>
          <table:table-cell office:value-type="float" office:value="1.75" calcext:value-type="float">
            <text:p>1,7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6" calcext:value-type="float">
            <text:p>100,06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8" calcext:value-type="float">
            <text:p>99,48</text:p>
          </table:table-cell>
          <table:table-cell office:value-type="float" office:value="-0.88" calcext:value-type="float">
            <text:p>-0,88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51" calcext:value-type="float">
            <text:p>99,51</text:p>
          </table:table-cell>
          <table:table-cell office:value-type="float" office:value="1.75" calcext:value-type="float">
            <text:p>1,7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5" calcext:value-type="float">
            <text:p>99,4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00.06" calcext:value-type="float">
            <text:p>100,06</text:p>
          </table:table-cell>
          <table:table-cell office:value-type="float" office:value="1.77" calcext:value-type="float">
            <text:p>1,7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6" calcext:value-type="float">
            <text:p>99,96</text:p>
          </table:table-cell>
          <table:table-cell office:value-type="float" office:value="-1.77" calcext:value-type="float">
            <text:p>-1,7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8" calcext:value-type="float">
            <text:p>100,08</text:p>
          </table:table-cell>
          <table:table-cell office:value-type="float" office:value="-1.74" calcext:value-type="float">
            <text:p>-1,7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4" calcext:value-type="float">
            <text:p>99,64</text:p>
          </table:table-cell>
          <table:table-cell office:value-type="float" office:value="1.75" calcext:value-type="float">
            <text:p>1,7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" calcext:value-type="float">
            <text:p>99,3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00.03" calcext:value-type="float">
            <text:p>100,03</text:p>
          </table:table-cell>
          <table:table-cell office:value-type="float" office:value="2.62" calcext:value-type="float">
            <text:p>2,6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11" calcext:value-type="float">
            <text:p>100,11</text:p>
          </table:table-cell>
          <table:table-cell office:value-type="float" office:value="-1.74" calcext:value-type="float">
            <text:p>-1,7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79" calcext:value-type="float">
            <text:p>99,79</text:p>
          </table:table-cell>
          <table:table-cell office:value-type="float" office:value="0.87" calcext:value-type="float">
            <text:p>0,8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4" calcext:value-type="float">
            <text:p>99,54</text:p>
          </table:table-cell>
          <table:table-cell office:value-type="float" office:value="-2.65" calcext:value-type="float">
            <text:p>-2,65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5" calcext:value-type="float">
            <text:p>99,35</text:p>
          </table:table-cell>
          <table:table-cell office:value-type="float" office:value="0.9" calcext:value-type="float">
            <text:p>0,9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8" calcext:value-type="float">
            <text:p>99,38</text:p>
          </table:table-cell>
          <table:table-cell office:value-type="float" office:value="1.75" calcext:value-type="float">
            <text:p>1,7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4" calcext:value-type="float">
            <text:p>99,34</text:p>
          </table:table-cell>
          <table:table-cell office:value-type="float" office:value="-1.76" calcext:value-type="float">
            <text:p>-1,76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3" calcext:value-type="float">
            <text:p>100,03</text:p>
          </table:table-cell>
          <table:table-cell office:value-type="float" office:value="0.87" calcext:value-type="float">
            <text:p>0,8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2" calcext:value-type="float">
            <text:p>99,42</text:p>
          </table:table-cell>
          <table:table-cell office:value-type="float" office:value="-0.88" calcext:value-type="float">
            <text:p>-0,88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5" calcext:value-type="float">
            <text:p>99,5</text:p>
          </table:table-cell>
          <table:table-cell office:value-type="float" office:value="2.63" calcext:value-type="float">
            <text:p>2,63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" calcext:value-type="float">
            <text:p>100</text:p>
          </table:table-cell>
          <table:table-cell office:value-type="float" office:value="-3.51" calcext:value-type="float">
            <text:p>-3,51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6" calcext:value-type="float">
            <text:p>99,46</text:p>
          </table:table-cell>
          <table:table-cell office:value-type="float" office:value="2.66" calcext:value-type="float">
            <text:p>2,6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9" calcext:value-type="float">
            <text:p>100,09</text:p>
          </table:table-cell>
          <table:table-cell office:value-type="float" office:value="-0.87" calcext:value-type="float">
            <text:p>-0,8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37" calcext:value-type="float">
            <text:p>99,37</text:p>
          </table:table-cell>
          <table:table-cell office:value-type="float" office:value="1.75" calcext:value-type="float">
            <text:p>1,75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5" calcext:value-type="float">
            <text:p>99,85</text:p>
          </table:table-cell>
          <table:table-cell office:value-type="float" office:value="-1.75" calcext:value-type="float">
            <text:p>-1,75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2" calcext:value-type="float">
            <text:p>100,02</text:p>
          </table:table-cell>
          <table:table-cell office:value-type="float" office:value="-0.87" calcext:value-type="float">
            <text:p>-0,8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7" calcext:value-type="float">
            <text:p>99,5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6" calcext:value-type="float">
            <text:p>99,66</text:p>
          </table:table-cell>
          <table:table-cell office:value-type="float" office:value="0.88" calcext:value-type="float">
            <text:p>0,8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" calcext:value-type="float">
            <text:p>99,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2" calcext:value-type="float">
            <text:p>100,02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7" calcext:value-type="float">
            <text:p>99,47</text:p>
          </table:table-cell>
          <table:table-cell office:value-type="float" office:value="-0.9" calcext:value-type="float">
            <text:p>-0,9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7" calcext:value-type="float">
            <text:p>99,47</text:p>
          </table:table-cell>
          <table:table-cell office:value-type="float" office:value="0.9" calcext:value-type="float">
            <text:p>0,9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6" calcext:value-type="float">
            <text:p>99,36</text:p>
          </table:table-cell>
          <table:table-cell office:value-type="float" office:value="1.76" calcext:value-type="float">
            <text:p>1,76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4" calcext:value-type="float">
            <text:p>99,44</text:p>
          </table:table-cell>
          <table:table-cell office:value-type="float" office:value="-2.66" calcext:value-type="float">
            <text:p>-2,6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59" calcext:value-type="float">
            <text:p>99,59</text:p>
          </table:table-cell>
          <table:table-cell office:value-type="float" office:value="3.53" calcext:value-type="float">
            <text:p>3,53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92" calcext:value-type="float">
            <text:p>99,92</text:p>
          </table:table-cell>
          <table:table-cell office:value-type="float" office:value="-1.75" calcext:value-type="float">
            <text:p>-1,7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3" calcext:value-type="float">
            <text:p>99,53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8" calcext:value-type="float">
            <text:p>99,38</text:p>
          </table:table-cell>
          <table:table-cell office:value-type="float" office:value="2.66" calcext:value-type="float">
            <text:p>2,6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7" calcext:value-type="float">
            <text:p>100,07</text:p>
          </table:table-cell>
          <table:table-cell office:value-type="float" office:value="-1.74" calcext:value-type="float">
            <text:p>-1,7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8" calcext:value-type="float">
            <text:p>99,38</text:p>
          </table:table-cell>
          <table:table-cell office:value-type="float" office:value="0.88" calcext:value-type="float">
            <text:p>0,8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6" calcext:value-type="float">
            <text:p>100,06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7" calcext:value-type="float">
            <text:p>99,57</text:p>
          </table:table-cell>
          <table:table-cell office:value-type="float" office:value="0.88" calcext:value-type="float">
            <text:p>0,8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00.02" calcext:value-type="float">
            <text:p>100,02</text:p>
          </table:table-cell>
          <table:table-cell office:value-type="float" office:value="1.74" calcext:value-type="float">
            <text:p>1,7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" calcext:value-type="float">
            <text:p>99,6</text:p>
          </table:table-cell>
          <table:table-cell office:value-type="float" office:value="-1.75" calcext:value-type="float">
            <text:p>-1,7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1" calcext:value-type="float">
            <text:p>10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2" calcext:value-type="float">
            <text:p>99,8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2" calcext:value-type="float">
            <text:p>100,02</text:p>
          </table:table-cell>
          <table:table-cell office:value-type="float" office:value="-0.87" calcext:value-type="float">
            <text:p>-0,8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99.31" calcext:value-type="float">
            <text:p>99,31</text:p>
          </table:table-cell>
          <table:table-cell office:value-type="float" office:value="3.54" calcext:value-type="float">
            <text:p>3,54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2" calcext:value-type="float">
            <text:p>99,82</text:p>
          </table:table-cell>
          <table:table-cell office:value-type="float" office:value="-2.65" calcext:value-type="float">
            <text:p>-2,65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9" calcext:value-type="float">
            <text:p>99,89</text:p>
          </table:table-cell>
          <table:table-cell office:value-type="float" office:value="0.87" calcext:value-type="float">
            <text:p>0,8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" calcext:value-type="float">
            <text:p>99,9</text:p>
          </table:table-cell>
          <table:table-cell office:value-type="float" office:value="-2.64" calcext:value-type="float">
            <text:p>-2,64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5" calcext:value-type="float">
            <text:p>99,95</text:p>
          </table:table-cell>
          <table:table-cell office:value-type="float" office:value="2.64" calcext:value-type="float">
            <text:p>2,64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73" calcext:value-type="float">
            <text:p>99,73</text:p>
          </table:table-cell>
          <table:table-cell office:value-type="float" office:value="0.87" calcext:value-type="float">
            <text:p>0,8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1" calcext:value-type="float">
            <text:p>100,01</text:p>
          </table:table-cell>
          <table:table-cell office:value-type="float" office:value="-0.87" calcext:value-type="float">
            <text:p>-0,8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2" calcext:value-type="float">
            <text:p>99,9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2" calcext:value-type="float">
            <text:p>99,82</text:p>
          </table:table-cell>
          <table:table-cell office:value-type="float" office:value="-1.75" calcext:value-type="float">
            <text:p>-1,75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" calcext:value-type="float">
            <text:p>99,9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79" calcext:value-type="float">
            <text:p>99,79</text:p>
          </table:table-cell>
          <table:table-cell office:value-type="float" office:value="1.75" calcext:value-type="float">
            <text:p>1,7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51" calcext:value-type="float">
            <text:p>99,51</text:p>
          </table:table-cell>
          <table:table-cell office:value-type="float" office:value="0.88" calcext:value-type="float">
            <text:p>0,8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3" calcext:value-type="float">
            <text:p>99,83</text:p>
          </table:table-cell>
          <table:table-cell office:value-type="float" office:value="-2.62" calcext:value-type="float">
            <text:p>-2,6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6" calcext:value-type="float">
            <text:p>99,66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1" calcext:value-type="float">
            <text:p>99,3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1" calcext:value-type="float">
            <text:p>99,61</text:p>
          </table:table-cell>
          <table:table-cell office:value-type="float" office:value="0.88" calcext:value-type="float">
            <text:p>0,88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2" calcext:value-type="float">
            <text:p>99,62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3" calcext:value-type="float">
            <text:p>99,63</text:p>
          </table:table-cell>
          <table:table-cell office:value-type="float" office:value="-0.87" calcext:value-type="float">
            <text:p>-0,8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3" calcext:value-type="float">
            <text:p>99,53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6" calcext:value-type="float">
            <text:p>100,06</text:p>
          </table:table-cell>
          <table:table-cell office:value-type="float" office:value="-1.77" calcext:value-type="float">
            <text:p>-1,77</text:p>
          </table:table-cell>
          <table:table-cell office:value-type="float" office:value="-0.23" calcext:value-type="float">
            <text:p>-0,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78" calcext:value-type="float">
            <text:p>99,78</text:p>
          </table:table-cell>
          <table:table-cell office:value-type="float" office:value="3.52" calcext:value-type="float">
            <text:p>3,52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7" calcext:value-type="float">
            <text:p>99,9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3" calcext:value-type="float">
            <text:p>99,9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4" calcext:value-type="float">
            <text:p>99,74</text:p>
          </table:table-cell>
          <table:table-cell office:value-type="float" office:value="-1.75" calcext:value-type="float">
            <text:p>-1,7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6" calcext:value-type="float">
            <text:p>100,06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78" calcext:value-type="float">
            <text:p>99,78</text:p>
          </table:table-cell>
          <table:table-cell office:value-type="float" office:value="2.62" calcext:value-type="float">
            <text:p>2,6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1" calcext:value-type="float">
            <text:p>99,41</text:p>
          </table:table-cell>
          <table:table-cell office:value-type="float" office:value="-1.75" calcext:value-type="float">
            <text:p>-1,7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59" calcext:value-type="float">
            <text:p>99,59</text:p>
          </table:table-cell>
          <table:table-cell office:value-type="float" office:value="0.88" calcext:value-type="float">
            <text:p>0,88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8" calcext:value-type="float">
            <text:p>99,9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72" calcext:value-type="float">
            <text:p>99,7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4" calcext:value-type="float">
            <text:p>99,74</text:p>
          </table:table-cell>
          <table:table-cell office:value-type="float" office:value="-1.75" calcext:value-type="float">
            <text:p>-1,7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6" calcext:value-type="float">
            <text:p>99,56</text:p>
          </table:table-cell>
          <table:table-cell office:value-type="float" office:value="0.88" calcext:value-type="float">
            <text:p>0,8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28" calcext:value-type="float">
            <text:p>99,28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56" calcext:value-type="float">
            <text:p>99,56</text:p>
          </table:table-cell>
          <table:table-cell office:value-type="float" office:value="2.65" calcext:value-type="float">
            <text:p>2,6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8" calcext:value-type="float">
            <text:p>100,08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4" calcext:value-type="float">
            <text:p>99,4</text:p>
          </table:table-cell>
          <table:table-cell office:value-type="float" office:value="1.75" calcext:value-type="float">
            <text:p>1,7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9" calcext:value-type="float">
            <text:p>100,09</text:p>
          </table:table-cell>
          <table:table-cell office:value-type="float" office:value="-2.61" calcext:value-type="float">
            <text:p>-2,61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1" calcext:value-type="float">
            <text:p>100,01</text:p>
          </table:table-cell>
          <table:table-cell office:value-type="float" office:value="0.87" calcext:value-type="float">
            <text:p>0,8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5" calcext:value-type="float">
            <text:p>99,35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4" calcext:value-type="float">
            <text:p>100,04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2" calcext:value-type="float">
            <text:p>99,92</text:p>
          </table:table-cell>
          <table:table-cell office:value-type="float" office:value="1.75" calcext:value-type="float">
            <text:p>1,75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29" calcext:value-type="float">
            <text:p>99,29</text:p>
          </table:table-cell>
          <table:table-cell office:value-type="float" office:value="0.88" calcext:value-type="float">
            <text:p>0,8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82" calcext:value-type="float">
            <text:p>99,8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3" calcext:value-type="float">
            <text:p>99,63</text:p>
          </table:table-cell>
          <table:table-cell office:value-type="float" office:value="-0.88" calcext:value-type="float">
            <text:p>-0,8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" calcext:value-type="float">
            <text:p>99,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95" calcext:value-type="float">
            <text:p>99,95</text:p>
          </table:table-cell>
          <table:table-cell office:value-type="float" office:value="0.87" calcext:value-type="float">
            <text:p>0,8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7" calcext:value-type="float">
            <text:p>99,77</text:p>
          </table:table-cell>
          <table:table-cell office:value-type="float" office:value="-3.52" calcext:value-type="float">
            <text:p>-3,5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1" calcext:value-type="float">
            <text:p>100,1</text:p>
          </table:table-cell>
          <table:table-cell office:value-type="float" office:value="2.64" calcext:value-type="float">
            <text:p>2,6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99.25" calcext:value-type="float">
            <text:p>99,25</text:p>
          </table:table-cell>
          <table:table-cell office:value-type="float" office:value="1.78" calcext:value-type="float">
            <text:p>1,78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2" calcext:value-type="float">
            <text:p>99,62</text:p>
          </table:table-cell>
          <table:table-cell office:value-type="float" office:value="-4.43" calcext:value-type="float">
            <text:p>-4,43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59" calcext:value-type="float">
            <text:p>99,59</text:p>
          </table:table-cell>
          <table:table-cell office:value-type="float" office:value="3.53" calcext:value-type="float">
            <text:p>3,53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7" calcext:value-type="float">
            <text:p>100,07</text:p>
          </table:table-cell>
          <table:table-cell office:value-type="float" office:value="-1.74" calcext:value-type="float">
            <text:p>-1,74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8" calcext:value-type="float">
            <text:p>99,88</text:p>
          </table:table-cell>
          <table:table-cell office:value-type="float" office:value="0.87" calcext:value-type="float">
            <text:p>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29" calcext:value-type="float">
            <text:p>99,29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1" calcext:value-type="float">
            <text:p>99,31</text:p>
          </table:table-cell>
          <table:table-cell office:value-type="float" office:value="-1.76" calcext:value-type="float">
            <text:p>-1,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1" calcext:value-type="float">
            <text:p>99,71</text:p>
          </table:table-cell>
          <table:table-cell office:value-type="float" office:value="0.87" calcext:value-type="float">
            <text:p>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4" calcext:value-type="float">
            <text:p>99,34</text:p>
          </table:table-cell>
          <table:table-cell office:value-type="float" office:value="-0.88" calcext:value-type="float">
            <text:p>-0,88</text:p>
          </table:table-cell>
          <table:table-cell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1" calcext:value-type="float">
            <text:p>99,31</text:p>
          </table:table-cell>
          <table:table-cell office:value-type="float" office:value="0.88" calcext:value-type="float">
            <text:p>0,8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" calcext:value-type="float">
            <text:p>99,3</text:p>
          </table:table-cell>
          <table:table-cell office:value-type="float" office:value="-0.88" calcext:value-type="float">
            <text:p>-0,88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2" calcext:value-type="float">
            <text:p>99,62</text:p>
          </table:table-cell>
          <table:table-cell office:value-type="float" office:value="-0.9" calcext:value-type="float">
            <text:p>-0,9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58" calcext:value-type="float">
            <text:p>99,58</text:p>
          </table:table-cell>
          <table:table-cell office:value-type="float" office:value="2.65" calcext:value-type="float">
            <text:p>2,6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99.79" calcext:value-type="float">
            <text:p>99,79</text:p>
          </table:table-cell>
          <table:table-cell office:value-type="float" office:value="1.77" calcext:value-type="float">
            <text:p>1,7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8" calcext:value-type="float">
            <text:p>100,08</text:p>
          </table:table-cell>
          <table:table-cell office:value-type="float" office:value="-1.77" calcext:value-type="float">
            <text:p>-1,77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97" calcext:value-type="float">
            <text:p>99,97</text:p>
          </table:table-cell>
          <table:table-cell office:value-type="float" office:value="-3.52" calcext:value-type="float">
            <text:p>-3,52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2" calcext:value-type="float">
            <text:p>99,82</text:p>
          </table:table-cell>
          <table:table-cell office:value-type="float" office:value="0.87" calcext:value-type="float">
            <text:p>0,8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7" calcext:value-type="float">
            <text:p>99,7</text:p>
          </table:table-cell>
          <table:table-cell office:value-type="float" office:value="2.65" calcext:value-type="float">
            <text:p>2,6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8" calcext:value-type="float">
            <text:p>99,78</text:p>
          </table:table-cell>
          <table:table-cell office:value-type="float" office:value="-0.87" calcext:value-type="float">
            <text:p>-0,8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1" calcext:value-type="float">
            <text:p>99,41</text:p>
          </table:table-cell>
          <table:table-cell office:value-type="float" office:value="-0.88" calcext:value-type="float">
            <text:p>-0,8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5" calcext:value-type="float">
            <text:p>99,5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7" calcext:value-type="float">
            <text:p>100,07</text:p>
          </table:table-cell>
          <table:table-cell office:value-type="float" office:value="0.87" calcext:value-type="float">
            <text:p>0,87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1" calcext:value-type="float">
            <text:p>99,6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5" calcext:value-type="float">
            <text:p>99,4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3" calcext:value-type="float">
            <text:p>10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2" calcext:value-type="float">
            <text:p>100,02</text:p>
          </table:table-cell>
          <table:table-cell office:value-type="float" office:value="0.87" calcext:value-type="float">
            <text:p>0,8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5" calcext:value-type="float">
            <text:p>10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7" calcext:value-type="float">
            <text:p>99,77</text:p>
          </table:table-cell>
          <table:table-cell office:value-type="float" office:value="-0.87" calcext:value-type="float">
            <text:p>-0,8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" calcext:value-type="float">
            <text:p>99,9</text:p>
          </table:table-cell>
          <table:table-cell office:value-type="float" office:value="-1.77" calcext:value-type="float">
            <text:p>-1,7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2" calcext:value-type="float">
            <text:p>99,32</text:p>
          </table:table-cell>
          <table:table-cell office:value-type="float" office:value="1.78" calcext:value-type="float">
            <text:p>1,7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" calcext:value-type="float">
            <text:p>99,4</text:p>
          </table:table-cell>
          <table:table-cell office:value-type="float" office:value="0.88" calcext:value-type="float">
            <text:p>0,8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5" calcext:value-type="float">
            <text:p>99,3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67" calcext:value-type="float">
            <text:p>99,67</text:p>
          </table:table-cell>
          <table:table-cell office:value-type="float" office:value="0.88" calcext:value-type="float">
            <text:p>0,8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3" calcext:value-type="float">
            <text:p>99,93</text:p>
          </table:table-cell>
          <table:table-cell office:value-type="float" office:value="-3.52" calcext:value-type="float">
            <text:p>-3,5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97" calcext:value-type="float">
            <text:p>99,97</text:p>
          </table:table-cell>
          <table:table-cell office:value-type="float" office:value="1.77" calcext:value-type="float">
            <text:p>1,77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78" calcext:value-type="float">
            <text:p>99,78</text:p>
          </table:table-cell>
          <table:table-cell office:value-type="float" office:value="1.75" calcext:value-type="float">
            <text:p>1,7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33" calcext:value-type="float">
            <text:p>99,3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4" calcext:value-type="float">
            <text:p>100,04</text:p>
          </table:table-cell>
          <table:table-cell office:value-type="float" office:value="-1.74" calcext:value-type="float">
            <text:p>-1,7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7" calcext:value-type="float">
            <text:p>99,97</text:p>
          </table:table-cell>
          <table:table-cell office:value-type="float" office:value="0.87" calcext:value-type="float">
            <text:p>0,8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" calcext:value-type="float">
            <text:p>99,3</text:p>
          </table:table-cell>
          <table:table-cell office:value-type="float" office:value="-0.88" calcext:value-type="float">
            <text:p>-0,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7" calcext:value-type="float">
            <text:p>99,77</text:p>
          </table:table-cell>
          <table:table-cell office:value-type="float" office:value="-0.87" calcext:value-type="float">
            <text:p>-0,8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4" calcext:value-type="float">
            <text:p>99,5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3" calcext:value-type="float">
            <text:p>99,33</text:p>
          </table:table-cell>
          <table:table-cell office:value-type="float" office:value="1.76" calcext:value-type="float">
            <text:p>1,7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2" calcext:value-type="float">
            <text:p>99,42</text:p>
          </table:table-cell>
          <table:table-cell office:value-type="float" office:value="-1.75" calcext:value-type="float">
            <text:p>-1,7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4" calcext:value-type="float">
            <text:p>99,54</text:p>
          </table:table-cell>
          <table:table-cell office:value-type="float" office:value="0.88" calcext:value-type="float">
            <text:p>0,88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9" calcext:value-type="float">
            <text:p>99,49</text:p>
          </table:table-cell>
          <table:table-cell office:value-type="float" office:value="0.88" calcext:value-type="float">
            <text:p>0,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00.09" calcext:value-type="float">
            <text:p>100,09</text:p>
          </table:table-cell>
          <table:table-cell office:value-type="float" office:value="0.87" calcext:value-type="float">
            <text:p>0,8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9" calcext:value-type="float">
            <text:p>99,59</text:p>
          </table:table-cell>
          <table:table-cell office:value-type="float" office:value="-1.75" calcext:value-type="float">
            <text:p>-1,7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8" calcext:value-type="float">
            <text:p>99,3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29" calcext:value-type="float">
            <text:p>99,29</text:p>
          </table:table-cell>
          <table:table-cell office:value-type="float" office:value="1.76" calcext:value-type="float">
            <text:p>1,76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2" calcext:value-type="float">
            <text:p>100,02</text:p>
          </table:table-cell>
          <table:table-cell office:value-type="float" office:value="-1.74" calcext:value-type="float">
            <text:p>-1,7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5" calcext:value-type="float">
            <text:p>99,5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2" calcext:value-type="float">
            <text:p>100,02</text:p>
          </table:table-cell>
          <table:table-cell office:value-type="float" office:value="0.87" calcext:value-type="float">
            <text:p>0,8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34" calcext:value-type="float">
            <text:p>99,34</text:p>
          </table:table-cell>
          <table:table-cell office:value-type="float" office:value="0.88" calcext:value-type="float">
            <text:p>0,8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3" calcext:value-type="float">
            <text:p>99,83</text:p>
          </table:table-cell>
          <table:table-cell office:value-type="float" office:value="-1.75" calcext:value-type="float">
            <text:p>-1,7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4" calcext:value-type="float">
            <text:p>99,5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2" calcext:value-type="float">
            <text:p>99,42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1" calcext:value-type="float">
            <text:p>99,61</text:p>
          </table:table-cell>
          <table:table-cell office:value-type="float" office:value="1.75" calcext:value-type="float">
            <text:p>1,7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93" calcext:value-type="float">
            <text:p>99,93</text:p>
          </table:table-cell>
          <table:table-cell office:value-type="float" office:value="-3.52" calcext:value-type="float">
            <text:p>-3,52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3" calcext:value-type="float">
            <text:p>99,33</text:p>
          </table:table-cell>
          <table:table-cell office:value-type="float" office:value="2.66" calcext:value-type="float">
            <text:p>2,66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1" calcext:value-type="float">
            <text:p>100,01</text:p>
          </table:table-cell>
          <table:table-cell office:value-type="float" office:value="0.87" calcext:value-type="float">
            <text:p>0,8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51" calcext:value-type="float">
            <text:p>99,51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2" calcext:value-type="float">
            <text:p>99,52</text:p>
          </table:table-cell>
          <table:table-cell office:value-type="float" office:value="-2.65" calcext:value-type="float">
            <text:p>-2,65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53" calcext:value-type="float">
            <text:p>99,53</text:p>
          </table:table-cell>
          <table:table-cell office:value-type="float" office:value="2.65" calcext:value-type="float">
            <text:p>2,6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9" calcext:value-type="float">
            <text:p>100,09</text:p>
          </table:table-cell>
          <table:table-cell office:value-type="float" office:value="-0.87" calcext:value-type="float">
            <text:p>-0,8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" calcext:value-type="float">
            <text:p>99,5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3" calcext:value-type="float">
            <text:p>99,8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2" calcext:value-type="float">
            <text:p>100,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1" calcext:value-type="float">
            <text:p>99,61</text:p>
          </table:table-cell>
          <table:table-cell office:value-type="float" office:value="-0.9" calcext:value-type="float">
            <text:p>-0,9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9" calcext:value-type="float">
            <text:p>99,49</text:p>
          </table:table-cell>
          <table:table-cell office:value-type="float" office:value="0.9" calcext:value-type="float">
            <text:p>0,9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2" calcext:value-type="float">
            <text:p>99,62</text:p>
          </table:table-cell>
          <table:table-cell office:value-type="float" office:value="0.88" calcext:value-type="float">
            <text:p>0,8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2" calcext:value-type="float">
            <text:p>99,6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" calcext:value-type="float">
            <text:p>99,3</text:p>
          </table:table-cell>
          <table:table-cell office:value-type="float" office:value="0.88" calcext:value-type="float">
            <text:p>0,8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8" calcext:value-type="float">
            <text:p>99,58</text:p>
          </table:table-cell>
          <table:table-cell office:value-type="float" office:value="-0.88" calcext:value-type="float">
            <text:p>-0,8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2" calcext:value-type="float">
            <text:p>10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6" calcext:value-type="float">
            <text:p>10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5" calcext:value-type="float">
            <text:p>99,35</text:p>
          </table:table-cell>
          <table:table-cell office:value-type="float" office:value="-1.78" calcext:value-type="float">
            <text:p>-1,7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3" calcext:value-type="float">
            <text:p>100,03</text:p>
          </table:table-cell>
          <table:table-cell office:value-type="float" office:value="2.64" calcext:value-type="float">
            <text:p>2,6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7" calcext:value-type="float">
            <text:p>99,37</text:p>
          </table:table-cell>
          <table:table-cell office:value-type="float" office:value="-2.66" calcext:value-type="float">
            <text:p>-2,6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2" calcext:value-type="float">
            <text:p>99,42</text:p>
          </table:table-cell>
          <table:table-cell office:value-type="float" office:value="0.9" calcext:value-type="float">
            <text:p>0,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" calcext:value-type="float">
            <text:p>99,3</text:p>
          </table:table-cell>
          <table:table-cell office:value-type="float" office:value="0.88" calcext:value-type="float">
            <text:p>0,8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73" calcext:value-type="float">
            <text:p>99,73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5" calcext:value-type="float">
            <text:p>99,6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" calcext:value-type="float">
            <text:p>99,9</text:p>
          </table:table-cell>
          <table:table-cell office:value-type="float" office:value="-1.75" calcext:value-type="float">
            <text:p>-1,7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4" calcext:value-type="float">
            <text:p>99,5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4" calcext:value-type="float">
            <text:p>99,34</text:p>
          </table:table-cell>
          <table:table-cell office:value-type="float" office:value="0.88" calcext:value-type="float">
            <text:p>0,8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7" calcext:value-type="float">
            <text:p>99,5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7" calcext:value-type="float">
            <text:p>99,97</text:p>
          </table:table-cell>
          <table:table-cell office:value-type="float" office:value="-0.87" calcext:value-type="float">
            <text:p>-0,8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6" calcext:value-type="float">
            <text:p>100,06</text:p>
          </table:table-cell>
          <table:table-cell office:value-type="float" office:value="0.87" calcext:value-type="float">
            <text:p>0,8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5" calcext:value-type="float">
            <text:p>99,4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8" calcext:value-type="float">
            <text:p>99,38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1" calcext:value-type="float">
            <text:p>99,81</text:p>
          </table:table-cell>
          <table:table-cell office:value-type="float" office:value="0.87" calcext:value-type="float">
            <text:p>0,8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" calcext:value-type="float">
            <text:p>99,4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2" calcext:value-type="float">
            <text:p>99,42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29" calcext:value-type="float">
            <text:p>99,29</text:p>
          </table:table-cell>
          <table:table-cell office:value-type="float" office:value="1.78" calcext:value-type="float">
            <text:p>1,7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5" calcext:value-type="float">
            <text:p>99,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2" calcext:value-type="float">
            <text:p>99,62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2" calcext:value-type="float">
            <text:p>99,42</text:p>
          </table:table-cell>
          <table:table-cell office:value-type="float" office:value="0.88" calcext:value-type="float">
            <text:p>0,8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7" calcext:value-type="float">
            <text:p>99,4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99.45" calcext:value-type="float">
            <text:p>99,45</text:p>
          </table:table-cell>
          <table:table-cell office:value-type="float" office:value="2.66" calcext:value-type="float">
            <text:p>2,6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2" calcext:value-type="float">
            <text:p>99,82</text:p>
          </table:table-cell>
          <table:table-cell office:value-type="float" office:value="-2.65" calcext:value-type="float">
            <text:p>-2,65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1" calcext:value-type="float">
            <text:p>99,71</text:p>
          </table:table-cell>
          <table:table-cell office:value-type="float" office:value="-1.78" calcext:value-type="float">
            <text:p>-1,7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1" calcext:value-type="float">
            <text:p>99,81</text:p>
          </table:table-cell>
          <table:table-cell office:value-type="float" office:value="0.9" calcext:value-type="float">
            <text:p>0,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00.11" calcext:value-type="float">
            <text:p>100,11</text:p>
          </table:table-cell>
          <table:table-cell office:value-type="float" office:value="2.61" calcext:value-type="float">
            <text:p>2,61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9" calcext:value-type="float">
            <text:p>100,09</text:p>
          </table:table-cell>
          <table:table-cell office:value-type="float" office:value="-1.74" calcext:value-type="float">
            <text:p>-1,74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26" calcext:value-type="float">
            <text:p>99,26</text:p>
          </table:table-cell>
          <table:table-cell office:value-type="float" office:value="1.76" calcext:value-type="float">
            <text:p>1,7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4" calcext:value-type="float">
            <text:p>99,74</text:p>
          </table:table-cell>
          <table:table-cell office:value-type="float" office:value="-1.75" calcext:value-type="float">
            <text:p>-1,75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4" calcext:value-type="float">
            <text:p>100,04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9" calcext:value-type="float">
            <text:p>99,89</text:p>
          </table:table-cell>
          <table:table-cell office:value-type="float" office:value="2.65" calcext:value-type="float">
            <text:p>2,6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8" calcext:value-type="float">
            <text:p>99,38</text:p>
          </table:table-cell>
          <table:table-cell office:value-type="float" office:value="-0.88" calcext:value-type="float">
            <text:p>-0,8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52" calcext:value-type="float">
            <text:p>99,52</text:p>
          </table:table-cell>
          <table:table-cell office:value-type="float" office:value="0.88" calcext:value-type="float">
            <text:p>0,8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9" calcext:value-type="float">
            <text:p>99,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5" calcext:value-type="float">
            <text:p>100,05</text:p>
          </table:table-cell>
          <table:table-cell office:value-type="float" office:value="-2.64" calcext:value-type="float">
            <text:p>-2,64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3" calcext:value-type="float">
            <text:p>99,53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8" calcext:value-type="float">
            <text:p>100,08</text:p>
          </table:table-cell>
          <table:table-cell office:value-type="float" office:value="1.77" calcext:value-type="float">
            <text:p>1,7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8" calcext:value-type="float">
            <text:p>99,78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7" calcext:value-type="float">
            <text:p>99,67</text:p>
          </table:table-cell>
          <table:table-cell office:value-type="float" office:value="2.65" calcext:value-type="float">
            <text:p>2,6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1" calcext:value-type="float">
            <text:p>99,51</text:p>
          </table:table-cell>
          <table:table-cell office:value-type="float" office:value="-1.75" calcext:value-type="float">
            <text:p>-1,7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8" calcext:value-type="float">
            <text:p>99,98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6" calcext:value-type="float">
            <text:p>99,56</text:p>
          </table:table-cell>
          <table:table-cell office:value-type="float" office:value="0.88" calcext:value-type="float">
            <text:p>0,8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5" calcext:value-type="float">
            <text:p>99,75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4" calcext:value-type="float">
            <text:p>99,4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4" calcext:value-type="float">
            <text:p>99,34</text:p>
          </table:table-cell>
          <table:table-cell office:value-type="float" office:value="1.76" calcext:value-type="float">
            <text:p>1,7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4" calcext:value-type="float">
            <text:p>99,34</text:p>
          </table:table-cell>
          <table:table-cell office:value-type="float" office:value="-2.66" calcext:value-type="float">
            <text:p>-2,6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29" calcext:value-type="float">
            <text:p>99,29</text:p>
          </table:table-cell>
          <table:table-cell office:value-type="float" office:value="2.66" calcext:value-type="float">
            <text:p>2,6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3" calcext:value-type="float">
            <text:p>99,43</text:p>
          </table:table-cell>
          <table:table-cell office:value-type="float" office:value="-1.75" calcext:value-type="float">
            <text:p>-1,7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2" calcext:value-type="float">
            <text:p>99,4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8" calcext:value-type="float">
            <text:p>99,38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3" calcext:value-type="float">
            <text:p>99,7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9" calcext:value-type="float">
            <text:p>99,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2" calcext:value-type="float">
            <text:p>100,02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9" calcext:value-type="float">
            <text:p>99,79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25" calcext:value-type="float">
            <text:p>99,25</text:p>
          </table:table-cell>
          <table:table-cell office:value-type="float" office:value="2.66" calcext:value-type="float">
            <text:p>2,6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4" calcext:value-type="float">
            <text:p>99,44</text:p>
          </table:table-cell>
          <table:table-cell office:value-type="float" office:value="-1.75" calcext:value-type="float">
            <text:p>-1,7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7" calcext:value-type="float">
            <text:p>99,57</text:p>
          </table:table-cell>
          <table:table-cell office:value-type="float" office:value="0.88" calcext:value-type="float">
            <text:p>0,8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3" calcext:value-type="float">
            <text:p>99,33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1" calcext:value-type="float">
            <text:p>99,4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6" calcext:value-type="float">
            <text:p>100,06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4" calcext:value-type="float">
            <text:p>99,54</text:p>
          </table:table-cell>
          <table:table-cell office:value-type="float" office:value="2.65" calcext:value-type="float">
            <text:p>2,6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2" calcext:value-type="float">
            <text:p>99,6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6" calcext:value-type="float">
            <text:p>99,76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7" calcext:value-type="float">
            <text:p>99,37</text:p>
          </table:table-cell>
          <table:table-cell office:value-type="float" office:value="-0.9" calcext:value-type="float">
            <text:p>-0,9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6" calcext:value-type="float">
            <text:p>99,36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3" calcext:value-type="float">
            <text:p>99,33</text:p>
          </table:table-cell>
          <table:table-cell office:value-type="float" office:value="1.78" calcext:value-type="float">
            <text:p>1,7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6" calcext:value-type="float">
            <text:p>99,86</text:p>
          </table:table-cell>
          <table:table-cell office:value-type="float" office:value="0.87" calcext:value-type="float">
            <text:p>0,8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9" calcext:value-type="float">
            <text:p>99,69</text:p>
          </table:table-cell>
          <table:table-cell office:value-type="float" office:value="-0.87" calcext:value-type="float">
            <text:p>-0,87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00.1" calcext:value-type="float">
            <text:p>100,1</text:p>
          </table:table-cell>
          <table:table-cell office:value-type="float" office:value="1.74" calcext:value-type="float">
            <text:p>1,74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5" calcext:value-type="float">
            <text:p>99,65</text:p>
          </table:table-cell>
          <table:table-cell office:value-type="float" office:value="-2.63" calcext:value-type="float">
            <text:p>-2,6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9" calcext:value-type="float">
            <text:p>99,9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3" calcext:value-type="float">
            <text:p>99,33</text:p>
          </table:table-cell>
          <table:table-cell office:value-type="float" office:value="0.88" calcext:value-type="float">
            <text:p>0,8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4" calcext:value-type="float">
            <text:p>99,54</text:p>
          </table:table-cell>
          <table:table-cell office:value-type="float" office:value="1.78" calcext:value-type="float">
            <text:p>1,7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,8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7" calcext:value-type="float">
            <text:p>99,37</text:p>
          </table:table-cell>
          <table:table-cell office:value-type="float" office:value="-1.75" calcext:value-type="float">
            <text:p>-1,7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" calcext:value-type="float">
            <text:p>99,3</text:p>
          </table:table-cell>
          <table:table-cell office:value-type="float" office:value="0.88" calcext:value-type="float">
            <text:p>0,8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8" calcext:value-type="float">
            <text:p>99,38</text:p>
          </table:table-cell>
          <table:table-cell office:value-type="float" office:value="-1.78" calcext:value-type="float">
            <text:p>-1,78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2" calcext:value-type="float">
            <text:p>99,52</text:p>
          </table:table-cell>
          <table:table-cell office:value-type="float" office:value="0.9" calcext:value-type="float">
            <text:p>0,9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2" calcext:value-type="float">
            <text:p>99,8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" calcext:value-type="float">
            <text:p>99,9</text:p>
          </table:table-cell>
          <table:table-cell office:value-type="float" office:value="-0.9" calcext:value-type="float">
            <text:p>-0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3" calcext:value-type="float">
            <text:p>99,43</text:p>
          </table:table-cell>
          <table:table-cell office:value-type="float" office:value="1.78" calcext:value-type="float">
            <text:p>1,7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4" calcext:value-type="float">
            <text:p>99,34</text:p>
          </table:table-cell>
          <table:table-cell office:value-type="float" office:value="-1.78" calcext:value-type="float">
            <text:p>-1,7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5" calcext:value-type="float">
            <text:p>99,55</text:p>
          </table:table-cell>
          <table:table-cell office:value-type="float" office:value="1.78" calcext:value-type="float">
            <text:p>1,7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7" calcext:value-type="float">
            <text:p>99,37</text:p>
          </table:table-cell>
          <table:table-cell office:value-type="float" office:value="0.88" calcext:value-type="float">
            <text:p>0,8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5" calcext:value-type="float">
            <text:p>100,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3" calcext:value-type="float">
            <text:p>99,83</text:p>
          </table:table-cell>
          <table:table-cell office:value-type="float" office:value="-1.75" calcext:value-type="float">
            <text:p>-1,75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7" calcext:value-type="float">
            <text:p>99,97</text:p>
          </table:table-cell>
          <table:table-cell office:value-type="float" office:value="-0.9" calcext:value-type="float">
            <text:p>-0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5" calcext:value-type="float">
            <text:p>99,55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4" calcext:value-type="float">
            <text:p>99,84</text:p>
          </table:table-cell>
          <table:table-cell office:value-type="float" office:value="0.87" calcext:value-type="float">
            <text:p>0,8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" calcext:value-type="float">
            <text:p>99,3</text:p>
          </table:table-cell>
          <table:table-cell office:value-type="float" office:value="-0.88" calcext:value-type="float">
            <text:p>-0,8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9" calcext:value-type="float">
            <text:p>99,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29" calcext:value-type="float">
            <text:p>99,29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4" calcext:value-type="float">
            <text:p>99,64</text:p>
          </table:table-cell>
          <table:table-cell office:value-type="float" office:value="-0.9" calcext:value-type="float">
            <text:p>-0,9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2" calcext:value-type="float">
            <text:p>99,62</text:p>
          </table:table-cell>
          <table:table-cell office:value-type="float" office:value="1.78" calcext:value-type="float">
            <text:p>1,7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5" calcext:value-type="float">
            <text:p>99,35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29" calcext:value-type="float">
            <text:p>99,29</text:p>
          </table:table-cell>
          <table:table-cell office:value-type="float" office:value="1.78" calcext:value-type="float">
            <text:p>1,7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2" calcext:value-type="float">
            <text:p>99,52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9" calcext:value-type="float">
            <text:p>99,9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7" calcext:value-type="float">
            <text:p>99,3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6" calcext:value-type="float">
            <text:p>99,46</text:p>
          </table:table-cell>
          <table:table-cell office:value-type="float" office:value="0.88" calcext:value-type="float">
            <text:p>0,8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2" calcext:value-type="float">
            <text:p>99,32</text:p>
          </table:table-cell>
          <table:table-cell office:value-type="float" office:value="0.88" calcext:value-type="float">
            <text:p>0,88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2" calcext:value-type="float">
            <text:p>99,82</text:p>
          </table:table-cell>
          <table:table-cell office:value-type="float" office:value="-2.65" calcext:value-type="float">
            <text:p>-2,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7" calcext:value-type="float">
            <text:p>99,57</text:p>
          </table:table-cell>
          <table:table-cell office:value-type="float" office:value="0.9" calcext:value-type="float">
            <text:p>0,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9" calcext:value-type="float">
            <text:p>99,89</text:p>
          </table:table-cell>
          <table:table-cell office:value-type="float" office:value="-0.9" calcext:value-type="float">
            <text:p>-0,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26" calcext:value-type="float">
            <text:p>99,26</text:p>
          </table:table-cell>
          <table:table-cell office:value-type="float" office:value="-1.76" calcext:value-type="float">
            <text:p>-1,76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" calcext:value-type="float">
            <text:p>99,3</text:p>
          </table:table-cell>
          <table:table-cell office:value-type="float" office:value="2.66" calcext:value-type="float">
            <text:p>2,66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2" calcext:value-type="float">
            <text:p>99,52</text:p>
          </table:table-cell>
          <table:table-cell office:value-type="float" office:value="0.88" calcext:value-type="float">
            <text:p>0,8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4" calcext:value-type="float">
            <text:p>99,5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8" calcext:value-type="float">
            <text:p>100,08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2" calcext:value-type="float">
            <text:p>99,72</text:p>
          </table:table-cell>
          <table:table-cell office:value-type="float" office:value="1.78" calcext:value-type="float">
            <text:p>1,7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1" calcext:value-type="float">
            <text:p>99,51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4" calcext:value-type="float">
            <text:p>99,3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29" calcext:value-type="float">
            <text:p>99,29</text:p>
          </table:table-cell>
          <table:table-cell office:value-type="float" office:value="-0.88" calcext:value-type="float">
            <text:p>-0,8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29" calcext:value-type="float">
            <text:p>99,29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5" calcext:value-type="float">
            <text:p>99,85</text:p>
          </table:table-cell>
          <table:table-cell office:value-type="float" office:value="3.52" calcext:value-type="float">
            <text:p>3,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" calcext:value-type="float">
            <text:p>99,7</text:p>
          </table:table-cell>
          <table:table-cell office:value-type="float" office:value="-0.87" calcext:value-type="float">
            <text:p>-0,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2" calcext:value-type="float">
            <text:p>99,92</text:p>
          </table:table-cell>
          <table:table-cell office:value-type="float" office:value="-0.87" calcext:value-type="float">
            <text:p>-0,8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00.06" calcext:value-type="float">
            <text:p>100,06</text:p>
          </table:table-cell>
          <table:table-cell office:value-type="float" office:value="3.51" calcext:value-type="float">
            <text:p>3,5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6" calcext:value-type="float">
            <text:p>99,76</text:p>
          </table:table-cell>
          <table:table-cell office:value-type="float" office:value="-3.52" calcext:value-type="float">
            <text:p>-3,52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" calcext:value-type="float">
            <text:p>99,8</text:p>
          </table:table-cell>
          <table:table-cell office:value-type="float" office:value="0.87" calcext:value-type="float">
            <text:p>0,87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9" calcext:value-type="float">
            <text:p>100,0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1" calcext:value-type="float">
            <text:p>100,1</text:p>
          </table:table-cell>
          <table:table-cell office:value-type="float" office:value="0.87" calcext:value-type="float">
            <text:p>0,87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4" calcext:value-type="float">
            <text:p>99,74</text:p>
          </table:table-cell>
          <table:table-cell office:value-type="float" office:value="-0.87" calcext:value-type="float">
            <text:p>-0,8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2" calcext:value-type="float">
            <text:p>99,42</text:p>
          </table:table-cell>
          <table:table-cell office:value-type="float" office:value="-1.78" calcext:value-type="float">
            <text:p>-1,7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7" calcext:value-type="float">
            <text:p>100,07</text:p>
          </table:table-cell>
          <table:table-cell office:value-type="float" office:value="1.77" calcext:value-type="float">
            <text:p>1,7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5" calcext:value-type="float">
            <text:p>100,05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5" calcext:value-type="float">
            <text:p>99,65</text:p>
          </table:table-cell>
          <table:table-cell office:value-type="float" office:value="0.9" calcext:value-type="float">
            <text:p>0,9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6" calcext:value-type="float">
            <text:p>99,76</text:p>
          </table:table-cell>
          <table:table-cell office:value-type="float" office:value="0.87" calcext:value-type="float">
            <text:p>0,8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6" calcext:value-type="float">
            <text:p>99,86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3" calcext:value-type="float">
            <text:p>99,73</text:p>
          </table:table-cell>
          <table:table-cell office:value-type="float" office:value="0.9" calcext:value-type="float">
            <text:p>0,9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4" calcext:value-type="float">
            <text:p>99,54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1" calcext:value-type="float">
            <text:p>99,51</text:p>
          </table:table-cell>
          <table:table-cell office:value-type="float" office:value="-0.9" calcext:value-type="float">
            <text:p>-0,9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9" calcext:value-type="float">
            <text:p>99,9</text:p>
          </table:table-cell>
          <table:table-cell office:value-type="float" office:value="1.77" calcext:value-type="float">
            <text:p>1,7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5" calcext:value-type="float">
            <text:p>99,5</text:p>
          </table:table-cell>
          <table:table-cell office:value-type="float" office:value="0.88" calcext:value-type="float">
            <text:p>0,8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1" calcext:value-type="float">
            <text:p>99,81</text:p>
          </table:table-cell>
          <table:table-cell office:value-type="float" office:value="-2.65" calcext:value-type="float">
            <text:p>-2,6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" calcext:value-type="float">
            <text:p>99,6</text:p>
          </table:table-cell>
          <table:table-cell office:value-type="float" office:value="1.78" calcext:value-type="float">
            <text:p>1,7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1" calcext:value-type="float">
            <text:p>99,41</text:p>
          </table:table-cell>
          <table:table-cell office:value-type="float" office:value="-0.88" calcext:value-type="float">
            <text:p>-0,8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7" calcext:value-type="float">
            <text:p>10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2" calcext:value-type="float">
            <text:p>99,42</text:p>
          </table:table-cell>
          <table:table-cell office:value-type="float" office:value="1.75" calcext:value-type="float">
            <text:p>1,75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6" calcext:value-type="float">
            <text:p>100,06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00.02" calcext:value-type="float">
            <text:p>100,02</text:p>
          </table:table-cell>
          <table:table-cell office:value-type="float" office:value="0.87" calcext:value-type="float">
            <text:p>0,87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28" calcext:value-type="float">
            <text:p>99,28</text:p>
          </table:table-cell>
          <table:table-cell office:value-type="float" office:value="-5.3" calcext:value-type="float">
            <text:p>-5,3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2" calcext:value-type="float">
            <text:p>99,82</text:p>
          </table:table-cell>
          <table:table-cell office:value-type="float" office:value="1.75" calcext:value-type="float">
            <text:p>1,7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" calcext:value-type="float">
            <text:p>99,5</text:p>
          </table:table-cell>
          <table:table-cell office:value-type="float" office:value="0.9" calcext:value-type="float">
            <text:p>0,9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2" calcext:value-type="float">
            <text:p>99,6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1" calcext:value-type="float">
            <text:p>99,8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3" calcext:value-type="float">
            <text:p>99,43</text:p>
          </table:table-cell>
          <table:table-cell office:value-type="float" office:value="-0.9" calcext:value-type="float">
            <text:p>-0,9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5" calcext:value-type="float">
            <text:p>99,55</text:p>
          </table:table-cell>
          <table:table-cell office:value-type="float" office:value="0.9" calcext:value-type="float">
            <text:p>0,9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9" calcext:value-type="float">
            <text:p>99,39</text:p>
          </table:table-cell>
          <table:table-cell office:value-type="float" office:value="0.88" calcext:value-type="float">
            <text:p>0,88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2" calcext:value-type="float">
            <text:p>99,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1" calcext:value-type="float">
            <text:p>99,91</text:p>
          </table:table-cell>
          <table:table-cell office:value-type="float" office:value="-1.77" calcext:value-type="float">
            <text:p>-1,7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7" calcext:value-type="float">
            <text:p>99,87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7" calcext:value-type="float">
            <text:p>100,07</text:p>
          </table:table-cell>
          <table:table-cell office:value-type="float" office:value="0.9" calcext:value-type="float">
            <text:p>0,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3" calcext:value-type="float">
            <text:p>99,5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6" calcext:value-type="float">
            <text:p>99,3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99.84" calcext:value-type="float">
            <text:p>99,84</text:p>
          </table:table-cell>
          <table:table-cell office:value-type="float" office:value="3.52" calcext:value-type="float">
            <text:p>3,52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7" calcext:value-type="float">
            <text:p>100,07</text:p>
          </table:table-cell>
          <table:table-cell office:value-type="float" office:value="-1.77" calcext:value-type="float">
            <text:p>-1,77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28" calcext:value-type="float">
            <text:p>99,2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5" calcext:value-type="float">
            <text:p>99,75</text:p>
          </table:table-cell>
          <table:table-cell office:value-type="float" office:value="-1.75" calcext:value-type="float">
            <text:p>-1,75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9" calcext:value-type="float">
            <text:p>99,99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2" calcext:value-type="float">
            <text:p>99,82</text:p>
          </table:table-cell>
          <table:table-cell office:value-type="float" office:value="0.87" calcext:value-type="float">
            <text:p>0,8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7" calcext:value-type="float">
            <text:p>100,07</text:p>
          </table:table-cell>
          <table:table-cell office:value-type="float" office:value="-2.64" calcext:value-type="float">
            <text:p>-2,64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9" calcext:value-type="float">
            <text:p>99,59</text:p>
          </table:table-cell>
          <table:table-cell office:value-type="float" office:value="1.78" calcext:value-type="float">
            <text:p>1,7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7" calcext:value-type="float">
            <text:p>99,37</text:p>
          </table:table-cell>
          <table:table-cell office:value-type="float" office:value="0.88" calcext:value-type="float">
            <text:p>0,8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2" calcext:value-type="float">
            <text:p>99,42</text:p>
          </table:table-cell>
          <table:table-cell office:value-type="float" office:value="-0.88" calcext:value-type="float">
            <text:p>-0,88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4" calcext:value-type="float">
            <text:p>99,34</text:p>
          </table:table-cell>
          <table:table-cell office:value-type="float" office:value="0.88" calcext:value-type="float">
            <text:p>0,88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5" calcext:value-type="float">
            <text:p>99,55</text:p>
          </table:table-cell>
          <table:table-cell office:value-type="float" office:value="-1.78" calcext:value-type="float">
            <text:p>-1,7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8" calcext:value-type="float">
            <text:p>99,38</text:p>
          </table:table-cell>
          <table:table-cell office:value-type="float" office:value="0.9" calcext:value-type="float">
            <text:p>0,9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7" calcext:value-type="float">
            <text:p>99,77</text:p>
          </table:table-cell>
          <table:table-cell office:value-type="float" office:value="-0.9" calcext:value-type="float">
            <text:p>-0,9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2" calcext:value-type="float">
            <text:p>99,52</text:p>
          </table:table-cell>
          <table:table-cell office:value-type="float" office:value="1.78" calcext:value-type="float">
            <text:p>1,7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" calcext:value-type="float">
            <text:p>99,3</text:p>
          </table:table-cell>
          <table:table-cell office:value-type="float" office:value="-0.88" calcext:value-type="float">
            <text:p>-0,8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" calcext:value-type="float">
            <text:p>99,3</text:p>
          </table:table-cell>
          <table:table-cell office:value-type="float" office:value="0.88" calcext:value-type="float">
            <text:p>0,8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2" calcext:value-type="float">
            <text:p>99,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9" calcext:value-type="float">
            <text:p>99,89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2" calcext:value-type="float">
            <text:p>99,42</text:p>
          </table:table-cell>
          <table:table-cell office:value-type="float" office:value="0.88" calcext:value-type="float">
            <text:p>0,8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9" calcext:value-type="float">
            <text:p>99,89</text:p>
          </table:table-cell>
          <table:table-cell office:value-type="float" office:value="0.87" calcext:value-type="float">
            <text:p>0,87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6" calcext:value-type="float">
            <text:p>99,86</text:p>
          </table:table-cell>
          <table:table-cell office:value-type="float" office:value="-0.87" calcext:value-type="float">
            <text:p>-0,87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" calcext:value-type="float">
            <text:p>99,8</text:p>
          </table:table-cell>
          <table:table-cell office:value-type="float" office:value="-1.77" calcext:value-type="float">
            <text:p>-1,7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4" calcext:value-type="float">
            <text:p>99,44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72" calcext:value-type="float">
            <text:p>99,72</text:p>
          </table:table-cell>
          <table:table-cell office:value-type="float" office:value="-0.87" calcext:value-type="float">
            <text:p>-0,87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59" calcext:value-type="float">
            <text:p>99,59</text:p>
          </table:table-cell>
          <table:table-cell office:value-type="float" office:value="0.88" calcext:value-type="float">
            <text:p>0,88</text:p>
          </table:table-cell>
          <table:table-cell office:value-type="float" office:value="-0.24" calcext:value-type="float">
            <text:p>-0,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1" calcext:value-type="float">
            <text:p>100,01</text:p>
          </table:table-cell>
          <table:table-cell office:value-type="float" office:value="3.51" calcext:value-type="float">
            <text:p>3,51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7" calcext:value-type="float">
            <text:p>99,87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5" calcext:value-type="float">
            <text:p>99,85</text:p>
          </table:table-cell>
          <table:table-cell office:value-type="float" office:value="-0.87" calcext:value-type="float">
            <text:p>-0,87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3" calcext:value-type="float">
            <text:p>99,73</text:p>
          </table:table-cell>
          <table:table-cell office:value-type="float" office:value="-0.9" calcext:value-type="float">
            <text:p>-0,9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3" calcext:value-type="float">
            <text:p>99,43</text:p>
          </table:table-cell>
          <table:table-cell office:value-type="float" office:value="2.66" calcext:value-type="float">
            <text:p>2,6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2" calcext:value-type="float">
            <text:p>100,02</text:p>
          </table:table-cell>
          <table:table-cell office:value-type="float" office:value="-2.64" calcext:value-type="float">
            <text:p>-2,64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8" calcext:value-type="float">
            <text:p>99,58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6" calcext:value-type="float">
            <text:p>99,86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6" calcext:value-type="float">
            <text:p>99,86</text:p>
          </table:table-cell>
          <table:table-cell office:value-type="float" office:value="1.75" calcext:value-type="float">
            <text:p>1,7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82" calcext:value-type="float">
            <text:p>99,82</text:p>
          </table:table-cell>
          <table:table-cell office:value-type="float" office:value="0.87" calcext:value-type="float">
            <text:p>0,8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2" calcext:value-type="float">
            <text:p>99,82</text:p>
          </table:table-cell>
          <table:table-cell office:value-type="float" office:value="-1.75" calcext:value-type="float">
            <text:p>-1,75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3" calcext:value-type="float">
            <text:p>100,03</text:p>
          </table:table-cell>
          <table:table-cell office:value-type="float" office:value="-0.87" calcext:value-type="float">
            <text:p>-0,87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7" calcext:value-type="float">
            <text:p>100,07</text:p>
          </table:table-cell>
          <table:table-cell office:value-type="float" office:value="1.74" calcext:value-type="float">
            <text:p>1,7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2" calcext:value-type="float">
            <text:p>100,0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6" calcext:value-type="float">
            <text:p>100,06</text:p>
          </table:table-cell>
          <table:table-cell office:value-type="float" office:value="-1.74" calcext:value-type="float">
            <text:p>-1,7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,8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2" calcext:value-type="float">
            <text:p>100,02</text:p>
          </table:table-cell>
          <table:table-cell office:value-type="float" office:value="-2.64" calcext:value-type="float">
            <text:p>-2,6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2" calcext:value-type="float">
            <text:p>100,02</text:p>
          </table:table-cell>
          <table:table-cell office:value-type="float" office:value="2.64" calcext:value-type="float">
            <text:p>2,64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3" calcext:value-type="float">
            <text:p>99,63</text:p>
          </table:table-cell>
          <table:table-cell office:value-type="float" office:value="0.87" calcext:value-type="float">
            <text:p>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91" calcext:value-type="float">
            <text:p>99,91</text:p>
          </table:table-cell>
          <table:table-cell office:value-type="float" office:value="-3.52" calcext:value-type="float">
            <text:p>-3,52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" calcext:value-type="float">
            <text:p>99,8</text:p>
          </table:table-cell>
          <table:table-cell office:value-type="float" office:value="1.77" calcext:value-type="float">
            <text:p>1,77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57" calcext:value-type="float">
            <text:p>99,57</text:p>
          </table:table-cell>
          <table:table-cell office:value-type="float" office:value="2.63" calcext:value-type="float">
            <text:p>2,63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4" calcext:value-type="float">
            <text:p>99,34</text:p>
          </table:table-cell>
          <table:table-cell office:value-type="float" office:value="-0.88" calcext:value-type="float">
            <text:p>-0,8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9" calcext:value-type="float">
            <text:p>99,49</text:p>
          </table:table-cell>
          <table:table-cell office:value-type="float" office:value="-1.75" calcext:value-type="float">
            <text:p>-1,7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1" calcext:value-type="float">
            <text:p>99,51</text:p>
          </table:table-cell>
          <table:table-cell office:value-type="float" office:value="-0.9" calcext:value-type="float">
            <text:p>-0,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9" calcext:value-type="float">
            <text:p>99,9</text:p>
          </table:table-cell>
          <table:table-cell office:value-type="float" office:value="1.77" calcext:value-type="float">
            <text:p>1,7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4" calcext:value-type="float">
            <text:p>99,3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2" calcext:value-type="float">
            <text:p>99,42</text:p>
          </table:table-cell>
          <table:table-cell office:value-type="float" office:value="-1.78" calcext:value-type="float">
            <text:p>-1,7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7" calcext:value-type="float">
            <text:p>99,47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4" calcext:value-type="float">
            <text:p>99,54</text:p>
          </table:table-cell>
          <table:table-cell office:value-type="float" office:value="0.88" calcext:value-type="float">
            <text:p>0,8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75" calcext:value-type="float">
            <text:p>99,75</text:p>
          </table:table-cell>
          <table:table-cell office:value-type="float" office:value="0.87" calcext:value-type="float">
            <text:p>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97" calcext:value-type="float">
            <text:p>99,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" calcext:value-type="float">
            <text:p>100</text:p>
          </table:table-cell>
          <table:table-cell office:value-type="float" office:value="-2.64" calcext:value-type="float">
            <text:p>-2,6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7" calcext:value-type="float">
            <text:p>99,57</text:p>
          </table:table-cell>
          <table:table-cell office:value-type="float" office:value="1.78" calcext:value-type="float">
            <text:p>1,7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8" calcext:value-type="float">
            <text:p>99,48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6" calcext:value-type="float">
            <text:p>99,4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5" calcext:value-type="float">
            <text:p>100,05</text:p>
          </table:table-cell>
          <table:table-cell office:value-type="float" office:value="0.87" calcext:value-type="float">
            <text:p>0,8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" calcext:value-type="float">
            <text:p>99,6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71" calcext:value-type="float">
            <text:p>99,71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6" calcext:value-type="float">
            <text:p>99,6</text:p>
          </table:table-cell>
          <table:table-cell office:value-type="float" office:value="-4.4" calcext:value-type="float">
            <text:p>-4,4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4" calcext:value-type="float">
            <text:p>99,54</text:p>
          </table:table-cell>
          <table:table-cell office:value-type="float" office:value="2.65" calcext:value-type="float">
            <text:p>2,65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2" calcext:value-type="float">
            <text:p>99,62</text:p>
          </table:table-cell>
          <table:table-cell office:value-type="float" office:value="1.75" calcext:value-type="float">
            <text:p>1,7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1" calcext:value-type="float">
            <text:p>99,61</text:p>
          </table:table-cell>
          <table:table-cell office:value-type="float" office:value="-2.65" calcext:value-type="float">
            <text:p>-2,6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57" calcext:value-type="float">
            <text:p>99,57</text:p>
          </table:table-cell>
          <table:table-cell office:value-type="float" office:value="-0.88" calcext:value-type="float">
            <text:p>-0,8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" calcext:value-type="float">
            <text:p>99,8</text:p>
          </table:table-cell>
          <table:table-cell office:value-type="float" office:value="3.52" calcext:value-type="float">
            <text:p>3,52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2" calcext:value-type="float">
            <text:p>99,52</text:p>
          </table:table-cell>
          <table:table-cell office:value-type="float" office:value="-2.65" calcext:value-type="float">
            <text:p>-2,6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2" calcext:value-type="float">
            <text:p>99,42</text:p>
          </table:table-cell>
          <table:table-cell office:value-type="float" office:value="-0.88" calcext:value-type="float">
            <text:p>-0,88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1" calcext:value-type="float">
            <text:p>99,51</text:p>
          </table:table-cell>
          <table:table-cell office:value-type="float" office:value="1.78" calcext:value-type="float">
            <text:p>1,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9" calcext:value-type="float">
            <text:p>99,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" calcext:value-type="float">
            <text:p>99,6</text:p>
          </table:table-cell>
          <table:table-cell office:value-type="float" office:value="-0.9" calcext:value-type="float">
            <text:p>-0,9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9" calcext:value-type="float">
            <text:p>99,59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2" calcext:value-type="float">
            <text:p>99,62</text:p>
          </table:table-cell>
          <table:table-cell office:value-type="float" office:value="2.65" calcext:value-type="float">
            <text:p>2,65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5" calcext:value-type="float">
            <text:p>99,85</text:p>
          </table:table-cell>
          <table:table-cell office:value-type="float" office:value="-0.87" calcext:value-type="float">
            <text:p>-0,8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6" calcext:value-type="float">
            <text:p>100,06</text:p>
          </table:table-cell>
          <table:table-cell office:value-type="float" office:value="-1.77" calcext:value-type="float">
            <text:p>-1,7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55" calcext:value-type="float">
            <text:p>99,55</text:p>
          </table:table-cell>
          <table:table-cell office:value-type="float" office:value="-0.88" calcext:value-type="float">
            <text:p>-0,8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3" calcext:value-type="float">
            <text:p>99,43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2" calcext:value-type="float">
            <text:p>99,62</text:p>
          </table:table-cell>
          <table:table-cell office:value-type="float" office:value="3.53" calcext:value-type="float">
            <text:p>3,5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29" calcext:value-type="float">
            <text:p>99,29</text:p>
          </table:table-cell>
          <table:table-cell office:value-type="float" office:value="-0.88" calcext:value-type="float">
            <text:p>-0,8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4" calcext:value-type="float">
            <text:p>99,84</text:p>
          </table:table-cell>
          <table:table-cell office:value-type="float" office:value="-1.77" calcext:value-type="float">
            <text:p>-1,7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6" calcext:value-type="float">
            <text:p>99,46</text:p>
          </table:table-cell>
          <table:table-cell office:value-type="float" office:value="0.9" calcext:value-type="float">
            <text:p>0,9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8" calcext:value-type="float">
            <text:p>100,08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7" calcext:value-type="float">
            <text:p>99,87</text:p>
          </table:table-cell>
          <table:table-cell office:value-type="float" office:value="0.87" calcext:value-type="float">
            <text:p>0,8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6" calcext:value-type="float">
            <text:p>100,06</text:p>
          </table:table-cell>
          <table:table-cell office:value-type="float" office:value="-1.77" calcext:value-type="float">
            <text:p>-1,7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9" calcext:value-type="float">
            <text:p>99,99</text:p>
          </table:table-cell>
          <table:table-cell office:value-type="float" office:value="0.9" calcext:value-type="float">
            <text:p>0,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25" calcext:value-type="float">
            <text:p>99,25</text:p>
          </table:table-cell>
          <table:table-cell office:value-type="float" office:value="-0.91" calcext:value-type="float">
            <text:p>-0,9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4" calcext:value-type="float">
            <text:p>99,34</text:p>
          </table:table-cell>
          <table:table-cell office:value-type="float" office:value="1.78" calcext:value-type="float">
            <text:p>1,7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" calcext:value-type="float">
            <text:p>99,4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57" calcext:value-type="float">
            <text:p>99,57</text:p>
          </table:table-cell>
          <table:table-cell office:value-type="float" office:value="-1.75" calcext:value-type="float">
            <text:p>-1,75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4" calcext:value-type="float">
            <text:p>99,44</text:p>
          </table:table-cell>
          <table:table-cell office:value-type="float" office:value="2.66" calcext:value-type="float">
            <text:p>2,66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8" calcext:value-type="float">
            <text:p>99,78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" calcext:value-type="float">
            <text:p>99,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4" calcext:value-type="float">
            <text:p>99,44</text:p>
          </table:table-cell>
          <table:table-cell office:value-type="float" office:value="-0.9" calcext:value-type="float">
            <text:p>-0,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00.1" calcext:value-type="float">
            <text:p>100,1</text:p>
          </table:table-cell>
          <table:table-cell office:value-type="float" office:value="-1.74" calcext:value-type="float">
            <text:p>-1,74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9" calcext:value-type="float">
            <text:p>99,89</text:p>
          </table:table-cell>
          <table:table-cell office:value-type="float" office:value="3.52" calcext:value-type="float">
            <text:p>3,52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6" calcext:value-type="float">
            <text:p>99,76</text:p>
          </table:table-cell>
          <table:table-cell office:value-type="float" office:value="-0.87" calcext:value-type="float">
            <text:p>-0,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3" calcext:value-type="float">
            <text:p>99,73</text:p>
          </table:table-cell>
          <table:table-cell office:value-type="float" office:value="-0.9" calcext:value-type="float">
            <text:p>-0,9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8" calcext:value-type="float">
            <text:p>99,98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6" calcext:value-type="float">
            <text:p>100,06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7" calcext:value-type="float">
            <text:p>99,47</text:p>
          </table:table-cell>
          <table:table-cell office:value-type="float" office:value="0.88" calcext:value-type="float">
            <text:p>0,8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1" calcext:value-type="float">
            <text:p>99,7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99.87" calcext:value-type="float">
            <text:p>99,87</text:p>
          </table:table-cell>
          <table:table-cell office:value-type="float" office:value="2.62" calcext:value-type="float">
            <text:p>2,62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9" calcext:value-type="float">
            <text:p>100,09</text:p>
          </table:table-cell>
          <table:table-cell office:value-type="float" office:value="-0.87" calcext:value-type="float">
            <text:p>-0,87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2" calcext:value-type="float">
            <text:p>99,62</text:p>
          </table:table-cell>
          <table:table-cell office:value-type="float" office:value="-2.65" calcext:value-type="float">
            <text:p>-2,6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4" calcext:value-type="float">
            <text:p>99,5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" calcext:value-type="float">
            <text:p>99,6</text:p>
          </table:table-cell>
          <table:table-cell office:value-type="float" office:value="0.9" calcext:value-type="float">
            <text:p>0,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4" calcext:value-type="float">
            <text:p>99,34</text:p>
          </table:table-cell>
          <table:table-cell office:value-type="float" office:value="0.88" calcext:value-type="float">
            <text:p>0,8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8" calcext:value-type="float">
            <text:p>99,78</text:p>
          </table:table-cell>
          <table:table-cell office:value-type="float" office:value="-0.87" calcext:value-type="float">
            <text:p>-0,87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2" calcext:value-type="float">
            <text:p>100,02</text:p>
          </table:table-cell>
          <table:table-cell office:value-type="float" office:value="0.87" calcext:value-type="float">
            <text:p>0,8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1" calcext:value-type="float">
            <text:p>99,41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5" calcext:value-type="float">
            <text:p>99,75</text:p>
          </table:table-cell>
          <table:table-cell office:value-type="float" office:value="0.9" calcext:value-type="float">
            <text:p>0,9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61" calcext:value-type="float">
            <text:p>99,61</text:p>
          </table:table-cell>
          <table:table-cell office:value-type="float" office:value="-2.65" calcext:value-type="float">
            <text:p>-2,65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6" calcext:value-type="float">
            <text:p>99,6</text:p>
          </table:table-cell>
          <table:table-cell office:value-type="float" office:value="4.4" calcext:value-type="float">
            <text:p>4,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06" calcext:value-type="float">
            <text:p>100,0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6" calcext:value-type="float">
            <text:p>99,86</text:p>
          </table:table-cell>
          <table:table-cell office:value-type="float" office:value="-0.87" calcext:value-type="float">
            <text:p>-0,8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2" calcext:value-type="float">
            <text:p>99,4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6" calcext:value-type="float">
            <text:p>99,86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00.07" calcext:value-type="float">
            <text:p>100,07</text:p>
          </table:table-cell>
          <table:table-cell office:value-type="float" office:value="-1.74" calcext:value-type="float">
            <text:p>-1,7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6" calcext:value-type="float">
            <text:p>100,06</text:p>
          </table:table-cell>
          <table:table-cell office:value-type="float" office:value="3.51" calcext:value-type="float">
            <text:p>3,5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7" calcext:value-type="float">
            <text:p>99,47</text:p>
          </table:table-cell>
          <table:table-cell office:value-type="float" office:value="-2.66" calcext:value-type="float">
            <text:p>-2,6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2" calcext:value-type="float">
            <text:p>99,42</text:p>
          </table:table-cell>
          <table:table-cell office:value-type="float" office:value="3.54" calcext:value-type="float">
            <text:p>3,5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1" calcext:value-type="float">
            <text:p>99,4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29" calcext:value-type="float">
            <text:p>99,29</text:p>
          </table:table-cell>
          <table:table-cell office:value-type="float" office:value="-2.66" calcext:value-type="float">
            <text:p>-2,66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98" calcext:value-type="float">
            <text:p>99,98</text:p>
          </table:table-cell>
          <table:table-cell office:value-type="float" office:value="1.77" calcext:value-type="float">
            <text:p>1,7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9" calcext:value-type="float">
            <text:p>99,39</text:p>
          </table:table-cell>
          <table:table-cell office:value-type="float" office:value="-0.88" calcext:value-type="float">
            <text:p>-0,8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56" calcext:value-type="float">
            <text:p>99,56</text:p>
          </table:table-cell>
          <table:table-cell office:value-type="float" office:value="0.88" calcext:value-type="float">
            <text:p>0,88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6" calcext:value-type="float">
            <text:p>100,06</text:p>
          </table:table-cell>
          <table:table-cell office:value-type="float" office:value="-0.87" calcext:value-type="float">
            <text:p>-0,8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2" calcext:value-type="float">
            <text:p>99,72</text:p>
          </table:table-cell>
          <table:table-cell office:value-type="float" office:value="-1.78" calcext:value-type="float">
            <text:p>-1,7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2" calcext:value-type="float">
            <text:p>100,02</text:p>
          </table:table-cell>
          <table:table-cell office:value-type="float" office:value="0.87" calcext:value-type="float">
            <text:p>0,87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9" calcext:value-type="float">
            <text:p>99,99</text:p>
          </table:table-cell>
          <table:table-cell office:value-type="float" office:value="0.9" calcext:value-type="float">
            <text:p>0,9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" calcext:value-type="float">
            <text:p>99,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7" calcext:value-type="float">
            <text:p>100,07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2" calcext:value-type="float">
            <text:p>99,82</text:p>
          </table:table-cell>
          <table:table-cell office:value-type="float" office:value="-0.9" calcext:value-type="float">
            <text:p>-0,9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7" calcext:value-type="float">
            <text:p>99,67</text:p>
          </table:table-cell>
          <table:table-cell office:value-type="float" office:value="1.78" calcext:value-type="float">
            <text:p>1,7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9" calcext:value-type="float">
            <text:p>100,09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2" calcext:value-type="float">
            <text:p>99,32</text:p>
          </table:table-cell>
          <table:table-cell office:value-type="float" office:value="2.66" calcext:value-type="float">
            <text:p>2,6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" calcext:value-type="float">
            <text:p>99,9</text:p>
          </table:table-cell>
          <table:table-cell office:value-type="float" office:value="-2.64" calcext:value-type="float">
            <text:p>-2,6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8" calcext:value-type="float">
            <text:p>100,08</text:p>
          </table:table-cell>
          <table:table-cell office:value-type="float" office:value="0.9" calcext:value-type="float">
            <text:p>0,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4" calcext:value-type="float">
            <text:p>99,3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" calcext:value-type="float">
            <text:p>100</text:p>
          </table:table-cell>
          <table:table-cell office:value-type="float" office:value="-0.9" calcext:value-type="float">
            <text:p>-0,9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7" calcext:value-type="float">
            <text:p>99,5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3" calcext:value-type="float">
            <text:p>99,33</text:p>
          </table:table-cell>
          <table:table-cell office:value-type="float" office:value="0.9" calcext:value-type="float">
            <text:p>0,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5" calcext:value-type="float">
            <text:p>99,45</text:p>
          </table:table-cell>
          <table:table-cell office:value-type="float" office:value="-0.9" calcext:value-type="float">
            <text:p>-0,9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1" calcext:value-type="float">
            <text:p>99,6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66" calcext:value-type="float">
            <text:p>99,66</text:p>
          </table:table-cell>
          <table:table-cell office:value-type="float" office:value="-0.88" calcext:value-type="float">
            <text:p>-0,8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3" calcext:value-type="float">
            <text:p>99,43</text:p>
          </table:table-cell>
          <table:table-cell office:value-type="float" office:value="2.66" calcext:value-type="float">
            <text:p>2,6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2" calcext:value-type="float">
            <text:p>100,02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1" calcext:value-type="float">
            <text:p>99,41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2" calcext:value-type="float">
            <text:p>99,82</text:p>
          </table:table-cell>
          <table:table-cell office:value-type="float" office:value="2.65" calcext:value-type="float">
            <text:p>2,6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6" calcext:value-type="float">
            <text:p>100,06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3" calcext:value-type="float">
            <text:p>99,4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9" calcext:value-type="float">
            <text:p>99,39</text:p>
          </table:table-cell>
          <table:table-cell office:value-type="float" office:value="0.9" calcext:value-type="float">
            <text:p>0,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4" calcext:value-type="float">
            <text:p>99,7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5" calcext:value-type="float">
            <text:p>99,8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27" calcext:value-type="float">
            <text:p>99,27</text:p>
          </table:table-cell>
          <table:table-cell office:value-type="float" office:value="-0.91" calcext:value-type="float">
            <text:p>-0,9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3" calcext:value-type="float">
            <text:p>99,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3" calcext:value-type="float">
            <text:p>100,03</text:p>
          </table:table-cell>
          <table:table-cell office:value-type="float" office:value="0.9" calcext:value-type="float">
            <text:p>0,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2" calcext:value-type="float">
            <text:p>99,42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9" calcext:value-type="float">
            <text:p>100,09</text:p>
          </table:table-cell>
          <table:table-cell office:value-type="float" office:value="0.87" calcext:value-type="float">
            <text:p>0,8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27" calcext:value-type="float">
            <text:p>99,27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5" calcext:value-type="float">
            <text:p>99,45</text:p>
          </table:table-cell>
          <table:table-cell office:value-type="float" office:value="0.9" calcext:value-type="float">
            <text:p>0,9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1" calcext:value-type="float">
            <text:p>99,31</text:p>
          </table:table-cell>
          <table:table-cell office:value-type="float" office:value="0.88" calcext:value-type="float">
            <text:p>0,8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3" calcext:value-type="float">
            <text:p>99,33</text:p>
          </table:table-cell>
          <table:table-cell office:value-type="float" office:value="-1.78" calcext:value-type="float">
            <text:p>-1,7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" calcext:value-type="float">
            <text:p>99,5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,8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9" calcext:value-type="float">
            <text:p>100,0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8" calcext:value-type="float">
            <text:p>99,78</text:p>
          </table:table-cell>
          <table:table-cell office:value-type="float" office:value="-0.87" calcext:value-type="float">
            <text:p>-0,8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2" calcext:value-type="float">
            <text:p>99,82</text:p>
          </table:table-cell>
          <table:table-cell office:value-type="float" office:value="0.87" calcext:value-type="float">
            <text:p>0,87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99.92" calcext:value-type="float">
            <text:p>99,92</text:p>
          </table:table-cell>
          <table:table-cell office:value-type="float" office:value="2.64" calcext:value-type="float">
            <text:p>2,64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1" calcext:value-type="float">
            <text:p>99,41</text:p>
          </table:table-cell>
          <table:table-cell office:value-type="float" office:value="-2.66" calcext:value-type="float">
            <text:p>-2,66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4" calcext:value-type="float">
            <text:p>99,54</text:p>
          </table:table-cell>
          <table:table-cell office:value-type="float" office:value="-0.88" calcext:value-type="float">
            <text:p>-0,8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23" calcext:value-type="float">
            <text:p>99,23</text:p>
          </table:table-cell>
          <table:table-cell office:value-type="float" office:value="-1.78" calcext:value-type="float">
            <text:p>-1,7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.02" calcext:value-type="float">
            <text:p>100,02</text:p>
          </table:table-cell>
          <table:table-cell office:value-type="float" office:value="2.64" calcext:value-type="float">
            <text:p>2,64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2" calcext:value-type="float">
            <text:p>99,62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4" calcext:value-type="float">
            <text:p>99,74</text:p>
          </table:table-cell>
          <table:table-cell office:value-type="float" office:value="0.9" calcext:value-type="float">
            <text:p>0,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1" calcext:value-type="float">
            <text:p>100,1</text:p>
          </table:table-cell>
          <table:table-cell office:value-type="float" office:value="-0.9" calcext:value-type="float">
            <text:p>-0,9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6" calcext:value-type="float">
            <text:p>99,66</text:p>
          </table:table-cell>
          <table:table-cell office:value-type="float" office:value="0.9" calcext:value-type="float">
            <text:p>0,9</text:p>
          </table:table-cell>
          <table:table-cell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7" calcext:value-type="float">
            <text:p>99,57</text:p>
          </table:table-cell>
          <table:table-cell office:value-type="float" office:value="-0.9" calcext:value-type="float">
            <text:p>-0,9</text:p>
          </table:table-cell>
          <table:table-cell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5" calcext:value-type="float">
            <text:p>99,55</text:p>
          </table:table-cell>
          <table:table-cell office:value-type="float" office:value="0.9" calcext:value-type="float">
            <text:p>0,9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38" calcext:value-type="float">
            <text:p>99,38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9" calcext:value-type="float">
            <text:p>99,69</text:p>
          </table:table-cell>
          <table:table-cell office:value-type="float" office:value="2.65" calcext:value-type="float">
            <text:p>2,6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1" calcext:value-type="float">
            <text:p>100,1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7" calcext:value-type="float">
            <text:p>99,77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" calcext:value-type="float">
            <text:p>99,3</text:p>
          </table:table-cell>
          <table:table-cell office:value-type="float" office:value="0.88" calcext:value-type="float">
            <text:p>0,8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61" calcext:value-type="float">
            <text:p>99,61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9" calcext:value-type="float">
            <text:p>99,89</text:p>
          </table:table-cell>
          <table:table-cell office:value-type="float" office:value="2.65" calcext:value-type="float">
            <text:p>2,6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1" calcext:value-type="float">
            <text:p>99,41</text:p>
          </table:table-cell>
          <table:table-cell office:value-type="float" office:value="0.88" calcext:value-type="float">
            <text:p>0,8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2" calcext:value-type="float">
            <text:p>99,82</text:p>
          </table:table-cell>
          <table:table-cell office:value-type="float" office:value="-2.65" calcext:value-type="float">
            <text:p>-2,65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8" calcext:value-type="float">
            <text:p>99,78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2" calcext:value-type="float">
            <text:p>100,02</text:p>
          </table:table-cell>
          <table:table-cell office:value-type="float" office:value="0.87" calcext:value-type="float">
            <text:p>0,8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9" calcext:value-type="float">
            <text:p>99,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4" calcext:value-type="float">
            <text:p>99,74</text:p>
          </table:table-cell>
          <table:table-cell office:value-type="float" office:value="0.9" calcext:value-type="float">
            <text:p>0,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4" calcext:value-type="float">
            <text:p>99,34</text:p>
          </table:table-cell>
          <table:table-cell office:value-type="float" office:value="-0.9" calcext:value-type="float">
            <text:p>-0,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8" calcext:value-type="float">
            <text:p>99,9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2" calcext:value-type="float">
            <text:p>99,82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6" calcext:value-type="float">
            <text:p>99,36</text:p>
          </table:table-cell>
          <table:table-cell office:value-type="float" office:value="0.88" calcext:value-type="float">
            <text:p>0,8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96" calcext:value-type="float">
            <text:p>99,96</text:p>
          </table:table-cell>
          <table:table-cell office:value-type="float" office:value="-2.64" calcext:value-type="float">
            <text:p>-2,6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8" calcext:value-type="float">
            <text:p>100,08</text:p>
          </table:table-cell>
          <table:table-cell office:value-type="float" office:value="0.87" calcext:value-type="float">
            <text:p>0,8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7" calcext:value-type="float">
            <text:p>99,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28" calcext:value-type="float">
            <text:p>99,2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" calcext:value-type="float">
            <text:p>99,7</text:p>
          </table:table-cell>
          <table:table-cell office:value-type="float" office:value="-0.9" calcext:value-type="float">
            <text:p>-0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42" calcext:value-type="float">
            <text:p>99,42</text:p>
          </table:table-cell>
          <table:table-cell office:value-type="float" office:value="2.66" calcext:value-type="float">
            <text:p>2,6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89" calcext:value-type="float">
            <text:p>99,89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1" calcext:value-type="float">
            <text:p>99,71</text:p>
          </table:table-cell>
          <table:table-cell office:value-type="float" office:value="-2.65" calcext:value-type="float">
            <text:p>-2,6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3" calcext:value-type="float">
            <text:p>99,33</text:p>
          </table:table-cell>
          <table:table-cell office:value-type="float" office:value="0.9" calcext:value-type="float">
            <text:p>0,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83" calcext:value-type="float">
            <text:p>99,83</text:p>
          </table:table-cell>
          <table:table-cell office:value-type="float" office:value="-1.77" calcext:value-type="float">
            <text:p>-1,77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9" calcext:value-type="float">
            <text:p>99,69</text:p>
          </table:table-cell>
          <table:table-cell office:value-type="float" office:value="2.65" calcext:value-type="float">
            <text:p>2,6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00.1" calcext:value-type="float">
            <text:p>100,1</text:p>
          </table:table-cell>
          <table:table-cell office:value-type="float" office:value="0.87" calcext:value-type="float">
            <text:p>0,8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7" calcext:value-type="float">
            <text:p>99,87</text:p>
          </table:table-cell>
          <table:table-cell office:value-type="float" office:value="-1.75" calcext:value-type="float">
            <text:p>-1,7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42" calcext:value-type="float">
            <text:p>99,42</text:p>
          </table:table-cell>
          <table:table-cell office:value-type="float" office:value="-2.66" calcext:value-type="float">
            <text:p>-2,66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1" calcext:value-type="float">
            <text:p>99,31</text:p>
          </table:table-cell>
          <table:table-cell office:value-type="float" office:value="1.76" calcext:value-type="float">
            <text:p>1,76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66" calcext:value-type="float">
            <text:p>99,66</text:p>
          </table:table-cell>
          <table:table-cell office:value-type="float" office:value="-0.88" calcext:value-type="float">
            <text:p>-0,8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92" calcext:value-type="float">
            <text:p>99,92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1" calcext:value-type="float">
            <text:p>99,41</text:p>
          </table:table-cell>
          <table:table-cell office:value-type="float" office:value="0.88" calcext:value-type="float">
            <text:p>0,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99.3" calcext:value-type="float">
            <text:p>99,3</text:p>
          </table:table-cell>
          <table:table-cell office:value-type="float" office:value="2.66" calcext:value-type="float">
            <text:p>2,6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2" calcext:value-type="float">
            <text:p>99,62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2" calcext:value-type="float">
            <text:p>100,02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56" calcext:value-type="float">
            <text:p>99,56</text:p>
          </table:table-cell>
          <table:table-cell office:value-type="float" office:value="-2.65" calcext:value-type="float">
            <text:p>-2,6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6" calcext:value-type="float">
            <text:p>99,46</text:p>
          </table:table-cell>
          <table:table-cell office:value-type="float" office:value="0.88" calcext:value-type="float">
            <text:p>0,8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97" calcext:value-type="float">
            <text:p>99,97</text:p>
          </table:table-cell>
          <table:table-cell office:value-type="float" office:value="2.64" calcext:value-type="float">
            <text:p>2,64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" calcext:value-type="float">
            <text:p>99,4</text:p>
          </table:table-cell>
          <table:table-cell office:value-type="float" office:value="-2.66" calcext:value-type="float">
            <text:p>-2,6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99.44" calcext:value-type="float">
            <text:p>99,44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4" calcext:value-type="float">
            <text:p>99,74</text:p>
          </table:table-cell>
          <table:table-cell office:value-type="float" office:value="1.77" calcext:value-type="float">
            <text:p>1,77</text:p>
          </table:table-cell>
          <table:table-cell office:value-type="float" office:value="-0.21" calcext:value-type="float">
            <text:p>-0,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8" calcext:value-type="float">
            <text:p>99,38</text:p>
          </table:table-cell>
          <table:table-cell office:value-type="float" office:value="0.88" calcext:value-type="float">
            <text:p>0,88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6" calcext:value-type="float">
            <text:p>99,36</text:p>
          </table:table-cell>
          <table:table-cell office:value-type="float" office:value="0.9" calcext:value-type="float">
            <text:p>0,9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7" calcext:value-type="float">
            <text:p>99,47</text:p>
          </table:table-cell>
          <table:table-cell office:value-type="float" office:value="-0.9" calcext:value-type="float">
            <text:p>-0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3" calcext:value-type="float">
            <text:p>99,7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92" calcext:value-type="float">
            <text:p>99,92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99.89" calcext:value-type="float">
            <text:p>99,89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3" calcext:value-type="float">
            <text:p>99,33</text:p>
          </table:table-cell>
          <table:table-cell office:value-type="float" office:value="2.66" calcext:value-type="float">
            <text:p>2,6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00.01" calcext:value-type="float">
            <text:p>100,01</text:p>
          </table:table-cell>
          <table:table-cell office:value-type="float" office:value="3.51" calcext:value-type="float">
            <text:p>3,51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2" calcext:value-type="float">
            <text:p>100,2</text:p>
          </table:table-cell>
          <table:table-cell office:value-type="float" office:value="-3.51" calcext:value-type="float">
            <text:p>-3,51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54" calcext:value-type="float">
            <text:p>99,54</text:p>
          </table:table-cell>
          <table:table-cell office:value-type="float" office:value="-0.88" calcext:value-type="float">
            <text:p>-0,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2" calcext:value-type="float">
            <text:p>99,32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94" calcext:value-type="float">
            <text:p>99,94</text:p>
          </table:table-cell>
          <table:table-cell office:value-type="float" office:value="1.77" calcext:value-type="float">
            <text:p>1,7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1" calcext:value-type="float">
            <text:p>100,01</text:p>
          </table:table-cell>
          <table:table-cell office:value-type="float" office:value="-1.77" calcext:value-type="float">
            <text:p>-1,77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8" calcext:value-type="float">
            <text:p>99,98</text:p>
          </table:table-cell>
          <table:table-cell office:value-type="float" office:value="0.9" calcext:value-type="float">
            <text:p>0,9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96" calcext:value-type="float">
            <text:p>99,96</text:p>
          </table:table-cell>
          <table:table-cell office:value-type="float" office:value="-2.64" calcext:value-type="float">
            <text:p>-2,6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8" calcext:value-type="float">
            <text:p>99,98</text:p>
          </table:table-cell>
          <table:table-cell office:value-type="float" office:value="1.74" calcext:value-type="float">
            <text:p>1,74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58" calcext:value-type="float">
            <text:p>99,58</text:p>
          </table:table-cell>
          <table:table-cell office:value-type="float" office:value="0.9" calcext:value-type="float">
            <text:p>0,9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42" calcext:value-type="float">
            <text:p>99,42</text:p>
          </table:table-cell>
          <table:table-cell office:value-type="float" office:value="-2.66" calcext:value-type="float">
            <text:p>-2,6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43" calcext:value-type="float">
            <text:p>99,43</text:p>
          </table:table-cell>
          <table:table-cell office:value-type="float" office:value="3.53" calcext:value-type="float">
            <text:p>3,5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23" calcext:value-type="float">
            <text:p>99,23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4" calcext:value-type="float">
            <text:p>99,5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9" calcext:value-type="float">
            <text:p>100,09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2" calcext:value-type="float">
            <text:p>99,4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3" calcext:value-type="float">
            <text:p>100,03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" calcext:value-type="float">
            <text:p>99,7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8" calcext:value-type="float">
            <text:p>99,78</text:p>
          </table:table-cell>
          <table:table-cell office:value-type="float" office:value="1.77" calcext:value-type="float">
            <text:p>1,7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00.01" calcext:value-type="float">
            <text:p>10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67" calcext:value-type="float">
            <text:p>99,67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3" calcext:value-type="float">
            <text:p>99,33</text:p>
          </table:table-cell>
          <table:table-cell office:value-type="float" office:value="0.88" calcext:value-type="float">
            <text:p>0,8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5" calcext:value-type="float">
            <text:p>99,35</text:p>
          </table:table-cell>
          <table:table-cell office:value-type="float" office:value="0.9" calcext:value-type="float">
            <text:p>0,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" calcext:value-type="float">
            <text:p>99,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6" calcext:value-type="float">
            <text:p>99,66</text:p>
          </table:table-cell>
          <table:table-cell office:value-type="float" office:value="-0.9" calcext:value-type="float">
            <text:p>-0,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9" calcext:value-type="float">
            <text:p>99,99</text:p>
          </table:table-cell>
          <table:table-cell office:value-type="float" office:value="0.9" calcext:value-type="float">
            <text:p>0,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82" calcext:value-type="float">
            <text:p>99,82</text:p>
          </table:table-cell>
          <table:table-cell office:value-type="float" office:value="-2.65" calcext:value-type="float">
            <text:p>-2,6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8" calcext:value-type="float">
            <text:p>99,98</text:p>
          </table:table-cell>
          <table:table-cell office:value-type="float" office:value="1.74" calcext:value-type="float">
            <text:p>1,74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86" calcext:value-type="float">
            <text:p>99,86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3" calcext:value-type="float">
            <text:p>100,03</text:p>
          </table:table-cell>
          <table:table-cell office:value-type="float" office:value="0.87" calcext:value-type="float">
            <text:p>0,8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1" calcext:value-type="float">
            <text:p>99,41</text:p>
          </table:table-cell>
          <table:table-cell office:value-type="float" office:value="0.9" calcext:value-type="float">
            <text:p>0,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" calcext:value-type="float">
            <text:p>99,6</text:p>
          </table:table-cell>
          <table:table-cell office:value-type="float" office:value="-0.9" calcext:value-type="float">
            <text:p>-0,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4" calcext:value-type="float">
            <text:p>99,3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8" calcext:value-type="float">
            <text:p>99,98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32" calcext:value-type="float">
            <text:p>99,32</text:p>
          </table:table-cell>
          <table:table-cell office:value-type="float" office:value="1.78" calcext:value-type="float">
            <text:p>1,7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78" calcext:value-type="float">
            <text:p>99,78</text:p>
          </table:table-cell>
          <table:table-cell office:value-type="float" office:value="-3.52" calcext:value-type="float">
            <text:p>-3,5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4" calcext:value-type="float">
            <text:p>99,64</text:p>
          </table:table-cell>
          <table:table-cell office:value-type="float" office:value="2.65" calcext:value-type="float">
            <text:p>2,65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9" calcext:value-type="float">
            <text:p>99,59</text:p>
          </table:table-cell>
          <table:table-cell office:value-type="float" office:value="-0.9" calcext:value-type="float">
            <text:p>-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5" calcext:value-type="float">
            <text:p>100,0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5" calcext:value-type="float">
            <text:p>99,5</text:p>
          </table:table-cell>
          <table:table-cell office:value-type="float" office:value="-1.75" calcext:value-type="float">
            <text:p>-1,75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86" calcext:value-type="float">
            <text:p>99,86</text:p>
          </table:table-cell>
          <table:table-cell office:value-type="float" office:value="0.87" calcext:value-type="float">
            <text:p>0,8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63" calcext:value-type="float">
            <text:p>99,63</text:p>
          </table:table-cell>
          <table:table-cell office:value-type="float" office:value="2.65" calcext:value-type="float">
            <text:p>2,6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52" calcext:value-type="float">
            <text:p>99,52</text:p>
          </table:table-cell>
          <table:table-cell office:value-type="float" office:value="-3.53" calcext:value-type="float">
            <text:p>-3,53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99.4" calcext:value-type="float">
            <text:p>99,4</text:p>
          </table:table-cell>
          <table:table-cell office:value-type="float" office:value="-0.9" calcext:value-type="float">
            <text:p>-0,9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2" calcext:value-type="float">
            <text:p>99,42</text:p>
          </table:table-cell>
          <table:table-cell office:value-type="float" office:value="2.66" calcext:value-type="float">
            <text:p>2,66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6" calcext:value-type="float">
            <text:p>99,6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4" calcext:value-type="float">
            <text:p>99,74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3" calcext:value-type="float">
            <text:p>100,0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99.4" calcext:value-type="float">
            <text:p>99,4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82" calcext:value-type="float">
            <text:p>99,82</text:p>
          </table:table-cell>
          <table:table-cell office:value-type="float" office:value="4.42" calcext:value-type="float">
            <text:p>4,4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35" calcext:value-type="float">
            <text:p>99,35</text:p>
          </table:table-cell>
          <table:table-cell office:value-type="float" office:value="-2.66" calcext:value-type="float">
            <text:p>-2,6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2" calcext:value-type="float">
            <text:p>99,42</text:p>
          </table:table-cell>
          <table:table-cell office:value-type="float" office:value="0.88" calcext:value-type="float">
            <text:p>0,8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7" calcext:value-type="float">
            <text:p>99,77</text:p>
          </table:table-cell>
          <table:table-cell office:value-type="float" office:value="-0.87" calcext:value-type="float">
            <text:p>-0,8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8" calcext:value-type="float">
            <text:p>99,38</text:p>
          </table:table-cell>
          <table:table-cell office:value-type="float" office:value="0.88" calcext:value-type="float">
            <text:p>0,8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8" calcext:value-type="float">
            <text:p>99,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8" calcext:value-type="float">
            <text:p>99,98</text:p>
          </table:table-cell>
          <table:table-cell office:value-type="float" office:value="0.9" calcext:value-type="float">
            <text:p>0,9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6" calcext:value-type="float">
            <text:p>99,86</text:p>
          </table:table-cell>
          <table:table-cell office:value-type="float" office:value="-0.9" calcext:value-type="float">
            <text:p>-0,9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8" calcext:value-type="float">
            <text:p>10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00" calcext:value-type="float">
            <text:p>100</text:p>
          </table:table-cell>
          <table:table-cell office:value-type="float" office:value="1.77" calcext:value-type="float">
            <text:p>1,7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" calcext:value-type="float">
            <text:p>99,8</text:p>
          </table:table-cell>
          <table:table-cell office:value-type="float" office:value="-1.77" calcext:value-type="float">
            <text:p>-1,7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3" calcext:value-type="float">
            <text:p>99,93</text:p>
          </table:table-cell>
          <table:table-cell office:value-type="float" office:value="0.9" calcext:value-type="float">
            <text:p>0,9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78" calcext:value-type="float">
            <text:p>99,78</text:p>
          </table:table-cell>
          <table:table-cell office:value-type="float" office:value="-0.9" calcext:value-type="float">
            <text:p>-0,9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" calcext:value-type="float">
            <text:p>99,8</text:p>
          </table:table-cell>
          <table:table-cell office:value-type="float" office:value="0.9" calcext:value-type="float">
            <text:p>0,9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82" calcext:value-type="float">
            <text:p>99,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92" calcext:value-type="float">
            <text:p>99,92</text:p>
          </table:table-cell>
          <table:table-cell office:value-type="float" office:value="-2.64" calcext:value-type="float">
            <text:p>-2,6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2" calcext:value-type="float">
            <text:p>99,42</text:p>
          </table:table-cell>
          <table:table-cell office:value-type="float" office:value="1.75" calcext:value-type="float">
            <text:p>1,7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41" calcext:value-type="float">
            <text:p>99,41</text:p>
          </table:table-cell>
          <table:table-cell office:value-type="float" office:value="-1.75" calcext:value-type="float">
            <text:p>-1,75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4" calcext:value-type="float">
            <text:p>99,54</text:p>
          </table:table-cell>
          <table:table-cell office:value-type="float" office:value="1.75" calcext:value-type="float">
            <text:p>1,7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75" calcext:value-type="float">
            <text:p>99,75</text:p>
          </table:table-cell>
          <table:table-cell office:value-type="float" office:value="-1.75" calcext:value-type="float">
            <text:p>-1,75</text:p>
          </table:table-cell>
          <table:table-cell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42" calcext:value-type="float">
            <text:p>99,42</text:p>
          </table:table-cell>
          <table:table-cell office:value-type="float" office:value="1.75" calcext:value-type="float">
            <text:p>1,75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9" calcext:value-type="float">
            <text:p>99,79</text:p>
          </table:table-cell>
          <table:table-cell office:value-type="float" office:value="0.9" calcext:value-type="float">
            <text:p>0,9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85" calcext:value-type="float">
            <text:p>99,85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51" calcext:value-type="float">
            <text:p>99,5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2" calcext:value-type="float">
            <text:p>99,42</text:p>
          </table:table-cell>
          <table:table-cell office:value-type="float" office:value="1.78" calcext:value-type="float">
            <text:p>1,7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28" calcext:value-type="float">
            <text:p>99,28</text:p>
          </table:table-cell>
          <table:table-cell office:value-type="float" office:value="-1.78" calcext:value-type="float">
            <text:p>-1,7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43" calcext:value-type="float">
            <text:p>99,43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5" calcext:value-type="float">
            <text:p>99,35</text:p>
          </table:table-cell>
          <table:table-cell office:value-type="float" office:value="1.76" calcext:value-type="float">
            <text:p>1,7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1" calcext:value-type="float">
            <text:p>100,01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8" calcext:value-type="float">
            <text:p>99,68</text:p>
          </table:table-cell>
          <table:table-cell office:value-type="float" office:value="0.87" calcext:value-type="float">
            <text:p>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3" calcext:value-type="float">
            <text:p>99,3</text:p>
          </table:table-cell>
          <table:table-cell office:value-type="float" office:value="-0.88" calcext:value-type="float">
            <text:p>-0,8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9" calcext:value-type="float">
            <text:p>99,4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69" calcext:value-type="float">
            <text:p>99,69</text:p>
          </table:table-cell>
          <table:table-cell office:value-type="float" office:value="1.78" calcext:value-type="float">
            <text:p>1,7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29" calcext:value-type="float">
            <text:p>99,29</text:p>
          </table:table-cell>
          <table:table-cell office:value-type="float" office:value="-1.78" calcext:value-type="float">
            <text:p>-1,7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3" calcext:value-type="float">
            <text:p>99,4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69" calcext:value-type="float">
            <text:p>99,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58" calcext:value-type="float">
            <text:p>99,5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00.02" calcext:value-type="float">
            <text:p>100,02</text:p>
          </table:table-cell>
          <table:table-cell office:value-type="float" office:value="0.87" calcext:value-type="float">
            <text:p>0,8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8" calcext:value-type="float">
            <text:p>100,08</text:p>
          </table:table-cell>
          <table:table-cell office:value-type="float" office:value="-0.87" calcext:value-type="float">
            <text:p>-0,8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8" calcext:value-type="float">
            <text:p>99,8</text:p>
          </table:table-cell>
          <table:table-cell office:value-type="float" office:value="0.87" calcext:value-type="float">
            <text:p>0,8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00.05" calcext:value-type="float">
            <text:p>100,05</text:p>
          </table:table-cell>
          <table:table-cell office:value-type="float" office:value="-2.64" calcext:value-type="float">
            <text:p>-2,64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99.42" calcext:value-type="float">
            <text:p>99,42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3" calcext:value-type="float">
            <text:p>99,43</text:p>
          </table:table-cell>
          <table:table-cell office:value-type="float" office:value="1.78" calcext:value-type="float">
            <text:p>1,7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99.77" calcext:value-type="float">
            <text:p>99,77</text:p>
          </table:table-cell>
          <table:table-cell office:value-type="float" office:value="2.65" calcext:value-type="float">
            <text:p>2,6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9" calcext:value-type="float">
            <text:p>99,49</text:p>
          </table:table-cell>
          <table:table-cell office:value-type="float" office:value="-2.66" calcext:value-type="float">
            <text:p>-2,6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9" calcext:value-type="float">
            <text:p>99,99</text:p>
          </table:table-cell>
          <table:table-cell office:value-type="float" office:value="0.87" calcext:value-type="float">
            <text:p>0,8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7" calcext:value-type="float">
            <text:p>99,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37" calcext:value-type="float">
            <text:p>99,3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9" calcext:value-type="float">
            <text:p>99,9</text:p>
          </table:table-cell>
          <table:table-cell office:value-type="float" office:value="-0.87" calcext:value-type="float">
            <text:p>-0,8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4" calcext:value-type="float">
            <text:p>99,94</text:p>
          </table:table-cell>
          <table:table-cell office:value-type="float" office:value="0.87" calcext:value-type="float">
            <text:p>0,87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97" calcext:value-type="float">
            <text:p>99,97</text:p>
          </table:table-cell>
          <table:table-cell office:value-type="float" office:value="-0.87" calcext:value-type="float">
            <text:p>-0,8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3" calcext:value-type="float">
            <text:p>99,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2" calcext:value-type="float">
            <text:p>100,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99.26" calcext:value-type="float">
            <text:p>99,26</text:p>
          </table:table-cell>
          <table:table-cell office:value-type="float" office:value="-1.78" calcext:value-type="float">
            <text:p>-1,78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6" calcext:value-type="float">
            <text:p>99,6</text:p>
          </table:table-cell>
          <table:table-cell office:value-type="float" office:value="1.78" calcext:value-type="float">
            <text:p>1,7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9" calcext:value-type="float">
            <text:p>99,59</text:p>
          </table:table-cell>
          <table:table-cell office:value-type="float" office:value="0.88" calcext:value-type="float">
            <text:p>0,8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2" calcext:value-type="float">
            <text:p>99,72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2" calcext:value-type="float">
            <text:p>99,42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77" calcext:value-type="float">
            <text:p>99,77</text:p>
          </table:table-cell>
          <table:table-cell office:value-type="float" office:value="1.77" calcext:value-type="float">
            <text:p>1,7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29" calcext:value-type="float">
            <text:p>99,29</text:p>
          </table:table-cell>
          <table:table-cell office:value-type="float" office:value="-1.78" calcext:value-type="float">
            <text:p>-1,7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39" calcext:value-type="float">
            <text:p>99,39</text:p>
          </table:table-cell>
          <table:table-cell office:value-type="float" office:value="1.78" calcext:value-type="float">
            <text:p>1,7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9" calcext:value-type="float">
            <text:p>99,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6" calcext:value-type="float">
            <text:p>99,76</text:p>
          </table:table-cell>
          <table:table-cell office:value-type="float" office:value="-1.77" calcext:value-type="float">
            <text:p>-1,7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37" calcext:value-type="float">
            <text:p>99,3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65" calcext:value-type="float">
            <text:p>99,6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67" calcext:value-type="float">
            <text:p>99,67</text:p>
          </table:table-cell>
          <table:table-cell office:value-type="float" office:value="0.88" calcext:value-type="float">
            <text:p>0,8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99.3" calcext:value-type="float">
            <text:p>99,3</text:p>
          </table:table-cell>
          <table:table-cell office:value-type="float" office:value="-2.66" calcext:value-type="float">
            <text:p>-2,66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56" calcext:value-type="float">
            <text:p>99,56</text:p>
          </table:table-cell>
          <table:table-cell office:value-type="float" office:value="1.78" calcext:value-type="float">
            <text:p>1,7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52" calcext:value-type="float">
            <text:p>99,52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63" calcext:value-type="float">
            <text:p>99,63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42" calcext:value-type="float">
            <text:p>99,42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83" calcext:value-type="float">
            <text:p>99,83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95" calcext:value-type="float">
            <text:p>99,9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99.98" calcext:value-type="float">
            <text:p>99,98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8" calcext:value-type="float">
            <text:p>99,58</text:p>
          </table:table-cell>
          <table:table-cell office:value-type="float" office:value="2.65" calcext:value-type="float">
            <text:p>2,6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99.41" calcext:value-type="float">
            <text:p>99,41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97" calcext:value-type="float">
            <text:p>99,97</text:p>
          </table:table-cell>
          <table:table-cell office:value-type="float" office:value="-0.9" calcext:value-type="float">
            <text:p>-0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00.05" calcext:value-type="float">
            <text:p>100,05</text:p>
          </table:table-cell>
          <table:table-cell office:value-type="float" office:value="-2.64" calcext:value-type="float">
            <text:p>-2,64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" calcext:value-type="float">
            <text:p>99,5</text:p>
          </table:table-cell>
          <table:table-cell office:value-type="float" office:value="2.66" calcext:value-type="float">
            <text:p>2,6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38" calcext:value-type="float">
            <text:p>99,38</text:p>
          </table:table-cell>
          <table:table-cell office:value-type="float" office:value="-0.88" calcext:value-type="float">
            <text:p>-0,8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00.02" calcext:value-type="float">
            <text:p>10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99.42" calcext:value-type="float">
            <text:p>99,42</text:p>
          </table:table-cell>
          <table:table-cell office:value-type="float" office:value="-2.66" calcext:value-type="float">
            <text:p>-2,6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99.59" calcext:value-type="float">
            <text:p>99,59</text:p>
          </table:table-cell>
          <table:table-cell office:value-type="float" office:value="3.53" calcext:value-type="float">
            <text:p>3,53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99.43" calcext:value-type="float">
            <text:p>99,43</text:p>
          </table:table-cell>
          <table:table-cell office:value-type="float" office:value="-1.75" calcext:value-type="float">
            <text:p>-1,75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62" calcext:value-type="float">
            <text:p>99,62</text:p>
          </table:table-cell>
          <table:table-cell office:value-type="float" office:value="0.87" calcext:value-type="float">
            <text:p>0,8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77" calcext:value-type="float">
            <text:p>99,7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99.3" calcext:value-type="float">
            <text:p>99,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779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125 msec" table:style-name="ta1">
        <table:table-column table:style-name="co1" table:number-columns-repeated="7" table:default-cell-style-name="ce1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Temp.[C°]</text:p>
          </table:table-cell>
          <table:table-cell table:style-name="ce2" office:value-type="string" calcext:value-type="string">
            <text:p>Druck[Pa]</text:p>
          </table:table-cell>
          <table:table-cell table:style-name="ce2" office:value-type="string" calcext:value-type="string">
            <text:p>Hoehe[m]</text:p>
          </table:table-cell>
          <table:table-cell table:style-name="ce2" office:value-type="string" calcext:value-type="string">
            <text:p>dZeit[ms]</text:p>
          </table:table-cell>
          <table:table-cell table:style-name="ce2" office:value-type="string" calcext:value-type="string">
            <text:p>VarioR[m/s]</text:p>
          </table:table-cell>
          <table:table-cell table:style-name="ce2" office:value-type="string" calcext:value-type="string">
            <text:p>Vario[m/s]</text:p>
          </table:table-cell>
          <table:table-cell table:style-name="ce2" office:value-type="string" calcext:value-type="string">
            <text:p>BT Taster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54" calcext:value-type="float">
            <text:p>124,54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n. :</text:p>
          </table:table-cell>
          <table:table-cell table:style-name="ce4" table:formula="of:=MIN([.E3:.E2000])" office:value-type="float" office:value="-3.55" calcext:value-type="float">
            <text:p>-3,550</text:p>
          </table:table-cell>
          <table:table-cell table:style-name="ce4" table:formula="of:=MIN([.F3:.F2000])" office:value-type="float" office:value="-0.22" calcext:value-type="float">
            <text:p>-0,22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65" calcext:value-type="float">
            <text:p>124,65</text:p>
          </table:table-cell>
          <table:table-cell office:value-type="float" office:value="0.7" calcext:value-type="float">
            <text:p>0,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x. :</text:p>
          </table:table-cell>
          <table:table-cell table:style-name="ce4" table:formula="of:=MAX([.E3:.E2000])" office:value-type="float" office:value="3.54" calcext:value-type="float">
            <text:p>3,540</text:p>
          </table:table-cell>
          <table:table-cell table:style-name="ce4" table:formula="of:=MAX([.F3:.F2000])" office:value-type="float" office:value="0.22" calcext:value-type="float">
            <text:p>0,22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5.03" calcext:value-type="float">
            <text:p>125,03</text:p>
          </table:table-cell>
          <table:table-cell office:value-type="float" office:value="-0.7" calcext:value-type="float">
            <text:p>-0,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ttelwert :</text:p>
          </table:table-cell>
          <table:table-cell table:style-name="ce4" table:formula="of:=AVERAGE([.E3:.E2000])" office:value-type="float" office:value="-0.00646341463414634" calcext:value-type="float">
            <text:p>-0,006</text:p>
          </table:table-cell>
          <table:table-cell table:style-name="ce4" table:formula="of:=AVERAGE([.F3:.F2000])" office:value-type="float" office:value="0.00283536585365854" calcext:value-type="float">
            <text:p>0,003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5.03" calcext:value-type="float">
            <text:p>125,03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dAbw. :</text:p>
          </table:table-cell>
          <table:table-cell table:style-name="ce4" table:formula="of:=STDEV([.E3:.E2000])" office:value-type="float" office:value="1.23120350553916" calcext:value-type="float">
            <text:p>1,231</text:p>
          </table:table-cell>
          <table:table-cell table:style-name="ce4" table:formula="of:=STDEV([.F3:.F2000])" office:value-type="float" office:value="0.0727372866820852" calcext:value-type="float">
            <text:p>0,073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97" calcext:value-type="float">
            <text:p>124,97</text:p>
          </table:table-cell>
          <table:table-cell office:value-type="float" office:value="0.7" calcext:value-type="float">
            <text:p>0,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3" calcext:value-type="float">
            <text:p>124,4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24.27" calcext:value-type="float">
            <text:p>124,27</text:p>
          </table:table-cell>
          <table:table-cell office:value-type="float" office:value="2.83" calcext:value-type="float">
            <text:p>2,8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6" calcext:value-type="float">
            <text:p>125,06</text:p>
          </table:table-cell>
          <table:table-cell office:value-type="float" office:value="-2.11" calcext:value-type="float">
            <text:p>-2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7" calcext:value-type="float">
            <text:p>124,4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.05" calcext:value-type="float">
            <text:p>125,05</text:p>
          </table:table-cell>
          <table:table-cell office:value-type="float" office:value="0.72" calcext:value-type="float">
            <text:p>0,72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62" calcext:value-type="float">
            <text:p>124,62</text:p>
          </table:table-cell>
          <table:table-cell office:value-type="float" office:value="-1.42" calcext:value-type="float">
            <text:p>-1,4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8" calcext:value-type="float">
            <text:p>125,08</text:p>
          </table:table-cell>
          <table:table-cell office:value-type="float" office:value="0.7" calcext:value-type="float">
            <text:p>0,7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4" calcext:value-type="float">
            <text:p>124,3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26" calcext:value-type="float">
            <text:p>124,26</text:p>
          </table:table-cell>
          <table:table-cell office:value-type="float" office:value="-1.4" calcext:value-type="float">
            <text:p>-1,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3" calcext:value-type="float">
            <text:p>124,33</text:p>
          </table:table-cell>
          <table:table-cell office:value-type="float" office:value="0.7" calcext:value-type="float">
            <text:p>0,7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77" calcext:value-type="float">
            <text:p>124,77</text:p>
          </table:table-cell>
          <table:table-cell office:value-type="float" office:value="2.12" calcext:value-type="float">
            <text:p>2,1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93" calcext:value-type="float">
            <text:p>124,93</text:p>
          </table:table-cell>
          <table:table-cell office:value-type="float" office:value="-2.11" calcext:value-type="float">
            <text:p>-2,11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4" calcext:value-type="float">
            <text:p>124,34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27" calcext:value-type="float">
            <text:p>124,27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42" calcext:value-type="float">
            <text:p>124,42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62" calcext:value-type="float">
            <text:p>124,62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1" calcext:value-type="float">
            <text:p>124,51</text:p>
          </table:table-cell>
          <table:table-cell office:value-type="float" office:value="1.4" calcext:value-type="float">
            <text:p>1,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43" calcext:value-type="float">
            <text:p>124,43</text:p>
          </table:table-cell>
          <table:table-cell office:value-type="float" office:value="0.72" calcext:value-type="float">
            <text:p>0,7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24.78" calcext:value-type="float">
            <text:p>124,78</text:p>
          </table:table-cell>
          <table:table-cell office:value-type="float" office:value="-2.84" calcext:value-type="float">
            <text:p>-2,84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34" calcext:value-type="float">
            <text:p>124,34</text:p>
          </table:table-cell>
          <table:table-cell office:value-type="float" office:value="0.72" calcext:value-type="float">
            <text:p>0,72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97" calcext:value-type="float">
            <text:p>124,97</text:p>
          </table:table-cell>
          <table:table-cell office:value-type="float" office:value="0.7" calcext:value-type="float">
            <text:p>0,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5" calcext:value-type="float">
            <text:p>124,3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66" calcext:value-type="float">
            <text:p>124,66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34" calcext:value-type="float">
            <text:p>124,34</text:p>
          </table:table-cell>
          <table:table-cell office:value-type="float" office:value="-2.12" calcext:value-type="float">
            <text:p>-2,1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" calcext:value-type="float">
            <text:p>124,4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3" calcext:value-type="float">
            <text:p>124,4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.07" calcext:value-type="float">
            <text:p>125,07</text:p>
          </table:table-cell>
          <table:table-cell office:value-type="float" office:value="0.72" calcext:value-type="float">
            <text:p>0,72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24.65" calcext:value-type="float">
            <text:p>124,65</text:p>
          </table:table-cell>
          <table:table-cell office:value-type="float" office:value="-2.84" calcext:value-type="float">
            <text:p>-2,8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34" calcext:value-type="float">
            <text:p>124,34</text:p>
          </table:table-cell>
          <table:table-cell office:value-type="float" office:value="0.72" calcext:value-type="float">
            <text:p>0,7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7" calcext:value-type="float">
            <text:p>124,7</text:p>
          </table:table-cell>
          <table:table-cell office:value-type="float" office:value="0.7" calcext:value-type="float">
            <text:p>0,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1" calcext:value-type="float">
            <text:p>124,41</text:p>
          </table:table-cell>
          <table:table-cell office:value-type="float" office:value="0.7" calcext:value-type="float">
            <text:p>0,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" calcext:value-type="float">
            <text:p>124,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24.78" calcext:value-type="float">
            <text:p>124,78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8" calcext:value-type="float">
            <text:p>125,08</text:p>
          </table:table-cell>
          <table:table-cell office:value-type="float" office:value="2.11" calcext:value-type="float">
            <text:p>2,1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5" calcext:value-type="float">
            <text:p>124,45</text:p>
          </table:table-cell>
          <table:table-cell office:value-type="float" office:value="-0.7" calcext:value-type="float">
            <text:p>-0,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5" calcext:value-type="float">
            <text:p>125</text:p>
          </table:table-cell>
          <table:table-cell office:value-type="float" office:value="-0.7" calcext:value-type="float">
            <text:p>-0,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5" calcext:value-type="float">
            <text:p>124,75</text:p>
          </table:table-cell>
          <table:table-cell office:value-type="float" office:value="1.4" calcext:value-type="float">
            <text:p>1,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" calcext:value-type="float">
            <text:p>12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9" calcext:value-type="float">
            <text:p>124,7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24.63" calcext:value-type="float">
            <text:p>124,63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5.05" calcext:value-type="float">
            <text:p>125,05</text:p>
          </table:table-cell>
          <table:table-cell office:value-type="float" office:value="1.42" calcext:value-type="float">
            <text:p>1,4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1" calcext:value-type="float">
            <text:p>125,1</text:p>
          </table:table-cell>
          <table:table-cell office:value-type="float" office:value="0.7" calcext:value-type="float">
            <text:p>0,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2" calcext:value-type="float">
            <text:p>124,42</text:p>
          </table:table-cell>
          <table:table-cell office:value-type="float" office:value="-0.7" calcext:value-type="float">
            <text:p>-0,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4" calcext:value-type="float">
            <text:p>124,54</text:p>
          </table:table-cell>
          <table:table-cell office:value-type="float" office:value="1.42" calcext:value-type="float">
            <text:p>1,4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2" calcext:value-type="float">
            <text:p>124,32</text:p>
          </table:table-cell>
          <table:table-cell office:value-type="float" office:value="-0.72" calcext:value-type="float">
            <text:p>-0,7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74" calcext:value-type="float">
            <text:p>124,74</text:p>
          </table:table-cell>
          <table:table-cell office:value-type="float" office:value="-0.7" calcext:value-type="float">
            <text:p>-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34" calcext:value-type="float">
            <text:p>124,34</text:p>
          </table:table-cell>
          <table:table-cell office:value-type="float" office:value="-0.7" calcext:value-type="float">
            <text:p>-0,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57" calcext:value-type="float">
            <text:p>124,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9" calcext:value-type="float">
            <text:p>124,9</text:p>
          </table:table-cell>
          <table:table-cell office:value-type="float" office:value="1.4" calcext:value-type="float">
            <text:p>1,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48" calcext:value-type="float">
            <text:p>124,48</text:p>
          </table:table-cell>
          <table:table-cell office:value-type="float" office:value="0.72" calcext:value-type="float">
            <text:p>0,7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41" calcext:value-type="float">
            <text:p>124,4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9" calcext:value-type="float">
            <text:p>124,39</text:p>
          </table:table-cell>
          <table:table-cell office:value-type="float" office:value="-0.72" calcext:value-type="float">
            <text:p>-0,7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8" calcext:value-type="float">
            <text:p>124,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" calcext:value-type="float">
            <text:p>124,3</text:p>
          </table:table-cell>
          <table:table-cell office:value-type="float" office:value="-0.7" calcext:value-type="float">
            <text:p>-0,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49" calcext:value-type="float">
            <text:p>124,49</text:p>
          </table:table-cell>
          <table:table-cell office:value-type="float" office:value="2.12" calcext:value-type="float">
            <text:p>2,12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5.1" calcext:value-type="float">
            <text:p>125,1</text:p>
          </table:table-cell>
          <table:table-cell office:value-type="float" office:value="-2.11" calcext:value-type="float">
            <text:p>-2,11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51" calcext:value-type="float">
            <text:p>124,5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97" calcext:value-type="float">
            <text:p>124,97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6" calcext:value-type="float">
            <text:p>124,6</text:p>
          </table:table-cell>
          <table:table-cell office:value-type="float" office:value="-0.7" calcext:value-type="float">
            <text:p>-0,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7" calcext:value-type="float">
            <text:p>124,47</text:p>
          </table:table-cell>
          <table:table-cell office:value-type="float" office:value="0.7" calcext:value-type="float">
            <text:p>0,7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8" calcext:value-type="float">
            <text:p>124,68</text:p>
          </table:table-cell>
          <table:table-cell office:value-type="float" office:value="0.7" calcext:value-type="float">
            <text:p>0,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1" calcext:value-type="float">
            <text:p>124,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" calcext:value-type="float">
            <text:p>124,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9" calcext:value-type="float">
            <text:p>124,9</text:p>
          </table:table-cell>
          <table:table-cell office:value-type="float" office:value="1.42" calcext:value-type="float">
            <text:p>1,4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57" calcext:value-type="float">
            <text:p>124,57</text:p>
          </table:table-cell>
          <table:table-cell office:value-type="float" office:value="-2.12" calcext:value-type="float">
            <text:p>-2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" calcext:value-type="float">
            <text:p>124,3</text:p>
          </table:table-cell>
          <table:table-cell office:value-type="float" office:value="1.42" calcext:value-type="float">
            <text:p>1,4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1" calcext:value-type="float">
            <text:p>124,31</text:p>
          </table:table-cell>
          <table:table-cell office:value-type="float" office:value="-0.72" calcext:value-type="float">
            <text:p>-0,72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9" calcext:value-type="float">
            <text:p>124,4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46" calcext:value-type="float">
            <text:p>124,46</text:p>
          </table:table-cell>
          <table:table-cell office:value-type="float" office:value="-1.4" calcext:value-type="float">
            <text:p>-1,4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87" calcext:value-type="float">
            <text:p>124,87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4" calcext:value-type="float">
            <text:p>124,34</text:p>
          </table:table-cell>
          <table:table-cell office:value-type="float" office:value="1.4" calcext:value-type="float">
            <text:p>1,4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6" calcext:value-type="float">
            <text:p>124,36</text:p>
          </table:table-cell>
          <table:table-cell office:value-type="float" office:value="-0.7" calcext:value-type="float">
            <text:p>-0,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97" calcext:value-type="float">
            <text:p>124,97</text:p>
          </table:table-cell>
          <table:table-cell office:value-type="float" office:value="0.7" calcext:value-type="float">
            <text:p>0,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8" calcext:value-type="float">
            <text:p>124,38</text:p>
          </table:table-cell>
          <table:table-cell office:value-type="float" office:value="0.72" calcext:value-type="float">
            <text:p>0,7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25.08" calcext:value-type="float">
            <text:p>125,08</text:p>
          </table:table-cell>
          <table:table-cell office:value-type="float" office:value="2.11" calcext:value-type="float">
            <text:p>2,11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9" calcext:value-type="float">
            <text:p>124,9</text:p>
          </table:table-cell>
          <table:table-cell office:value-type="float" office:value="-2.12" calcext:value-type="float">
            <text:p>-2,1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62" calcext:value-type="float">
            <text:p>124,6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24.9" calcext:value-type="float">
            <text:p>124,9</text:p>
          </table:table-cell>
          <table:table-cell office:value-type="float" office:value="-2.83" calcext:value-type="float">
            <text:p>-2,8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61" calcext:value-type="float">
            <text:p>124,61</text:p>
          </table:table-cell>
          <table:table-cell office:value-type="float" office:value="1.42" calcext:value-type="float">
            <text:p>1,4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8" calcext:value-type="float">
            <text:p>124,78</text:p>
          </table:table-cell>
          <table:table-cell office:value-type="float" office:value="0.7" calcext:value-type="float">
            <text:p>0,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88" calcext:value-type="float">
            <text:p>124,88</text:p>
          </table:table-cell>
          <table:table-cell office:value-type="float" office:value="-0.7" calcext:value-type="float">
            <text:p>-0,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69" calcext:value-type="float">
            <text:p>124,69</text:p>
          </table:table-cell>
          <table:table-cell office:value-type="float" office:value="1.42" calcext:value-type="float">
            <text:p>1,4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61" calcext:value-type="float">
            <text:p>124,61</text:p>
          </table:table-cell>
          <table:table-cell office:value-type="float" office:value="-1.42" calcext:value-type="float">
            <text:p>-1,42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78" calcext:value-type="float">
            <text:p>124,78</text:p>
          </table:table-cell>
          <table:table-cell office:value-type="float" office:value="-0.7" calcext:value-type="float">
            <text:p>-0,7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5" calcext:value-type="float">
            <text:p>124,55</text:p>
          </table:table-cell>
          <table:table-cell office:value-type="float" office:value="2.12" calcext:value-type="float">
            <text:p>2,12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7" calcext:value-type="float">
            <text:p>125,07</text:p>
          </table:table-cell>
          <table:table-cell office:value-type="float" office:value="-0.72" calcext:value-type="float">
            <text:p>-0,7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63" calcext:value-type="float">
            <text:p>124,63</text:p>
          </table:table-cell>
          <table:table-cell office:value-type="float" office:value="-0.7" calcext:value-type="float">
            <text:p>-0,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38" calcext:value-type="float">
            <text:p>124,38</text:p>
          </table:table-cell>
          <table:table-cell office:value-type="float" office:value="-0.7" calcext:value-type="float">
            <text:p>-0,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54" calcext:value-type="float">
            <text:p>124,54</text:p>
          </table:table-cell>
          <table:table-cell office:value-type="float" office:value="0.7" calcext:value-type="float">
            <text:p>0,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3" calcext:value-type="float">
            <text:p>124,33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98" calcext:value-type="float">
            <text:p>124,9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97" calcext:value-type="float">
            <text:p>124,97</text:p>
          </table:table-cell>
          <table:table-cell office:value-type="float" office:value="1.42" calcext:value-type="float">
            <text:p>1,4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" calcext:value-type="float">
            <text:p>124,3</text:p>
          </table:table-cell>
          <table:table-cell office:value-type="float" office:value="-0.72" calcext:value-type="float">
            <text:p>-0,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9" calcext:value-type="float">
            <text:p>124,49</text:p>
          </table:table-cell>
          <table:table-cell office:value-type="float" office:value="-0.7" calcext:value-type="float">
            <text:p>-0,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7" calcext:value-type="float">
            <text:p>124,57</text:p>
          </table:table-cell>
          <table:table-cell office:value-type="float" office:value="0.7" calcext:value-type="float">
            <text:p>0,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87" calcext:value-type="float">
            <text:p>124,87</text:p>
          </table:table-cell>
          <table:table-cell office:value-type="float" office:value="-1.4" calcext:value-type="float">
            <text:p>-1,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9" calcext:value-type="float">
            <text:p>124,39</text:p>
          </table:table-cell>
          <table:table-cell office:value-type="float" office:value="2.12" calcext:value-type="float">
            <text:p>2,1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8" calcext:value-type="float">
            <text:p>124,48</text:p>
          </table:table-cell>
          <table:table-cell office:value-type="float" office:value="-0.72" calcext:value-type="float">
            <text:p>-0,7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" calcext:value-type="float">
            <text:p>124,5</text:p>
          </table:table-cell>
          <table:table-cell office:value-type="float" office:value="0.72" calcext:value-type="float">
            <text:p>0,72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6" calcext:value-type="float">
            <text:p>125,06</text:p>
          </table:table-cell>
          <table:table-cell office:value-type="float" office:value="-0.72" calcext:value-type="float">
            <text:p>-0,7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32" calcext:value-type="float">
            <text:p>124,32</text:p>
          </table:table-cell>
          <table:table-cell office:value-type="float" office:value="1.42" calcext:value-type="float">
            <text:p>1,4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" calcext:value-type="float">
            <text:p>124,3</text:p>
          </table:table-cell>
          <table:table-cell office:value-type="float" office:value="-0.7" calcext:value-type="float">
            <text:p>-0,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8" calcext:value-type="float">
            <text:p>124,3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41" calcext:value-type="float">
            <text:p>124,4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73" calcext:value-type="float">
            <text:p>124,7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7" calcext:value-type="float">
            <text:p>124,57</text:p>
          </table:table-cell>
          <table:table-cell office:value-type="float" office:value="-0.72" calcext:value-type="float">
            <text:p>-0,7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9" calcext:value-type="float">
            <text:p>124,9</text:p>
          </table:table-cell>
          <table:table-cell office:value-type="float" office:value="1.42" calcext:value-type="float">
            <text:p>1,4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69" calcext:value-type="float">
            <text:p>124,6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" calcext:value-type="float">
            <text:p>124,3</text:p>
          </table:table-cell>
          <table:table-cell office:value-type="float" office:value="-0.7" calcext:value-type="float">
            <text:p>-0,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48" calcext:value-type="float">
            <text:p>124,48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4" calcext:value-type="float">
            <text:p>124,34</text:p>
          </table:table-cell>
          <table:table-cell office:value-type="float" office:value="-2.13" calcext:value-type="float">
            <text:p>-2,13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2" calcext:value-type="float">
            <text:p>124,32</text:p>
          </table:table-cell>
          <table:table-cell office:value-type="float" office:value="0.7" calcext:value-type="float">
            <text:p>0,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3" calcext:value-type="float">
            <text:p>124,53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3" calcext:value-type="float">
            <text:p>125,03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.07" calcext:value-type="float">
            <text:p>125,07</text:p>
          </table:table-cell>
          <table:table-cell office:value-type="float" office:value="0.72" calcext:value-type="float">
            <text:p>0,7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7" calcext:value-type="float">
            <text:p>124,37</text:p>
          </table:table-cell>
          <table:table-cell office:value-type="float" office:value="-1.42" calcext:value-type="float">
            <text:p>-1,42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2" calcext:value-type="float">
            <text:p>124,62</text:p>
          </table:table-cell>
          <table:table-cell office:value-type="float" office:value="0.7" calcext:value-type="float">
            <text:p>0,7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2" calcext:value-type="float">
            <text:p>124,52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2" calcext:value-type="float">
            <text:p>125,0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.06" calcext:value-type="float">
            <text:p>125,06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4" calcext:value-type="float">
            <text:p>124,74</text:p>
          </table:table-cell>
          <table:table-cell office:value-type="float" office:value="-0.72" calcext:value-type="float">
            <text:p>-0,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.07" calcext:value-type="float">
            <text:p>125,07</text:p>
          </table:table-cell>
          <table:table-cell office:value-type="float" office:value="0.72" calcext:value-type="float">
            <text:p>0,7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94" calcext:value-type="float">
            <text:p>124,94</text:p>
          </table:table-cell>
          <table:table-cell office:value-type="float" office:value="-1.42" calcext:value-type="float">
            <text:p>-1,4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8" calcext:value-type="float">
            <text:p>124,4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2" calcext:value-type="float">
            <text:p>124,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86" calcext:value-type="float">
            <text:p>124,86</text:p>
          </table:table-cell>
          <table:table-cell office:value-type="float" office:value="1.42" calcext:value-type="float">
            <text:p>1,4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26" calcext:value-type="float">
            <text:p>124,26</text:p>
          </table:table-cell>
          <table:table-cell office:value-type="float" office:value="-2.13" calcext:value-type="float">
            <text:p>-2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46" calcext:value-type="float">
            <text:p>124,46</text:p>
          </table:table-cell>
          <table:table-cell office:value-type="float" office:value="2.12" calcext:value-type="float">
            <text:p>2,1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52" calcext:value-type="float">
            <text:p>124,52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2" calcext:value-type="float">
            <text:p>124,72</text:p>
          </table:table-cell>
          <table:table-cell office:value-type="float" office:value="0.7" calcext:value-type="float">
            <text:p>0,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67" calcext:value-type="float">
            <text:p>124,67</text:p>
          </table:table-cell>
          <table:table-cell office:value-type="float" office:value="0.72" calcext:value-type="float">
            <text:p>0,7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5.07" calcext:value-type="float">
            <text:p>125,07</text:p>
          </table:table-cell>
          <table:table-cell office:value-type="float" office:value="0.7" calcext:value-type="float">
            <text:p>0,7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5" calcext:value-type="float">
            <text:p>124,45</text:p>
          </table:table-cell>
          <table:table-cell office:value-type="float" office:value="-1.42" calcext:value-type="float">
            <text:p>-1,4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48" calcext:value-type="float">
            <text:p>124,48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.06" calcext:value-type="float">
            <text:p>125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25.08" calcext:value-type="float">
            <text:p>125,08</text:p>
          </table:table-cell>
          <table:table-cell office:value-type="float" office:value="-2.83" calcext:value-type="float">
            <text:p>-2,83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" calcext:value-type="float">
            <text:p>124,6</text:p>
          </table:table-cell>
          <table:table-cell office:value-type="float" office:value="2.12" calcext:value-type="float">
            <text:p>2,1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6" calcext:value-type="float">
            <text:p>124,5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9" calcext:value-type="float">
            <text:p>124,39</text:p>
          </table:table-cell>
          <table:table-cell office:value-type="float" office:value="0.72" calcext:value-type="float">
            <text:p>0,7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1" calcext:value-type="float">
            <text:p>124,41</text:p>
          </table:table-cell>
          <table:table-cell office:value-type="float" office:value="-0.72" calcext:value-type="float">
            <text:p>-0,72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87" calcext:value-type="float">
            <text:p>124,87</text:p>
          </table:table-cell>
          <table:table-cell office:value-type="float" office:value="-1.4" calcext:value-type="float">
            <text:p>-1,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8" calcext:value-type="float">
            <text:p>124,68</text:p>
          </table:table-cell>
          <table:table-cell office:value-type="float" office:value="1.4" calcext:value-type="float">
            <text:p>1,4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6" calcext:value-type="float">
            <text:p>125,06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81" calcext:value-type="float">
            <text:p>124,81</text:p>
          </table:table-cell>
          <table:table-cell office:value-type="float" office:value="-0.7" calcext:value-type="float">
            <text:p>-0,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52" calcext:value-type="float">
            <text:p>124,52</text:p>
          </table:table-cell>
          <table:table-cell office:value-type="float" office:value="2.12" calcext:value-type="float">
            <text:p>2,1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28" calcext:value-type="float">
            <text:p>124,28</text:p>
          </table:table-cell>
          <table:table-cell office:value-type="float" office:value="-0.7" calcext:value-type="float">
            <text:p>-0,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35" calcext:value-type="float">
            <text:p>124,35</text:p>
          </table:table-cell>
          <table:table-cell office:value-type="float" office:value="0.7" calcext:value-type="float">
            <text:p>0,7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" calcext:value-type="float">
            <text:p>124,3</text:p>
          </table:table-cell>
          <table:table-cell office:value-type="float" office:value="-1.42" calcext:value-type="float">
            <text:p>-1,42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4" calcext:value-type="float">
            <text:p>124,34</text:p>
          </table:table-cell>
          <table:table-cell office:value-type="float" office:value="-0.7" calcext:value-type="float">
            <text:p>-0,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47" calcext:value-type="float">
            <text:p>124,47</text:p>
          </table:table-cell>
          <table:table-cell office:value-type="float" office:value="2.12" calcext:value-type="float">
            <text:p>2,1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1" calcext:value-type="float">
            <text:p>124,51</text:p>
          </table:table-cell>
          <table:table-cell office:value-type="float" office:value="-0.7" calcext:value-type="float">
            <text:p>-0,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6" calcext:value-type="float">
            <text:p>124,5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8" calcext:value-type="float">
            <text:p>125,08</text:p>
          </table:table-cell>
          <table:table-cell office:value-type="float" office:value="-0.72" calcext:value-type="float">
            <text:p>-0,7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2" calcext:value-type="float">
            <text:p>124,5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5.09" calcext:value-type="float">
            <text:p>125,09</text:p>
          </table:table-cell>
          <table:table-cell office:value-type="float" office:value="-0.7" calcext:value-type="float">
            <text:p>-0,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5" calcext:value-type="float">
            <text:p>125</text:p>
          </table:table-cell>
          <table:table-cell office:value-type="float" office:value="-0.7" calcext:value-type="float">
            <text:p>-0,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24.38" calcext:value-type="float">
            <text:p>124,38</text:p>
          </table:table-cell>
          <table:table-cell office:value-type="float" office:value="3.53" calcext:value-type="float">
            <text:p>3,53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54" calcext:value-type="float">
            <text:p>124,54</text:p>
          </table:table-cell>
          <table:table-cell office:value-type="float" office:value="-2.82" calcext:value-type="float">
            <text:p>-2,82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94" calcext:value-type="float">
            <text:p>124,94</text:p>
          </table:table-cell>
          <table:table-cell office:value-type="float" office:value="2.11" calcext:value-type="float">
            <text:p>2,1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" calcext:value-type="float">
            <text:p>125</text:p>
          </table:table-cell>
          <table:table-cell office:value-type="float" office:value="-0.7" calcext:value-type="float">
            <text:p>-0,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2" calcext:value-type="float">
            <text:p>124,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6" calcext:value-type="float">
            <text:p>125,06</text:p>
          </table:table-cell>
          <table:table-cell office:value-type="float" office:value="-0.72" calcext:value-type="float">
            <text:p>-0,7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8" calcext:value-type="float">
            <text:p>124,38</text:p>
          </table:table-cell>
          <table:table-cell office:value-type="float" office:value="0.72" calcext:value-type="float">
            <text:p>0,7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3" calcext:value-type="float">
            <text:p>124,53</text:p>
          </table:table-cell>
          <table:table-cell office:value-type="float" office:value="-0.72" calcext:value-type="float">
            <text:p>-0,72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1" calcext:value-type="float">
            <text:p>124,3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.04" calcext:value-type="float">
            <text:p>125,04</text:p>
          </table:table-cell>
          <table:table-cell office:value-type="float" office:value="0.72" calcext:value-type="float">
            <text:p>0,7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26" calcext:value-type="float">
            <text:p>124,26</text:p>
          </table:table-cell>
          <table:table-cell office:value-type="float" office:value="-1.42" calcext:value-type="float">
            <text:p>-1,42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24.62" calcext:value-type="float">
            <text:p>124,62</text:p>
          </table:table-cell>
          <table:table-cell office:value-type="float" office:value="-1.42" calcext:value-type="float">
            <text:p>-1,42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" calcext:value-type="float">
            <text:p>124,7</text:p>
          </table:table-cell>
          <table:table-cell office:value-type="float" office:value="2.12" calcext:value-type="float">
            <text:p>2,12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6" calcext:value-type="float">
            <text:p>124,46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95" calcext:value-type="float">
            <text:p>124,95</text:p>
          </table:table-cell>
          <table:table-cell office:value-type="float" office:value="0.72" calcext:value-type="float">
            <text:p>0,7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2" calcext:value-type="float">
            <text:p>124,72</text:p>
          </table:table-cell>
          <table:table-cell office:value-type="float" office:value="-0.72" calcext:value-type="float">
            <text:p>-0,72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1" calcext:value-type="float">
            <text:p>124,4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29" calcext:value-type="float">
            <text:p>124,29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.06" calcext:value-type="float">
            <text:p>125,06</text:p>
          </table:table-cell>
          <table:table-cell office:value-type="float" office:value="0.72" calcext:value-type="float">
            <text:p>0,7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2" calcext:value-type="float">
            <text:p>124,3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91" calcext:value-type="float">
            <text:p>124,91</text:p>
          </table:table-cell>
          <table:table-cell office:value-type="float" office:value="-1.42" calcext:value-type="float">
            <text:p>-1,4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82" calcext:value-type="float">
            <text:p>124,82</text:p>
          </table:table-cell>
          <table:table-cell office:value-type="float" office:value="1.42" calcext:value-type="float">
            <text:p>1,4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7" calcext:value-type="float">
            <text:p>124,67</text:p>
          </table:table-cell>
          <table:table-cell office:value-type="float" office:value="-0.72" calcext:value-type="float">
            <text:p>-0,7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73" calcext:value-type="float">
            <text:p>124,73</text:p>
          </table:table-cell>
          <table:table-cell office:value-type="float" office:value="0.72" calcext:value-type="float">
            <text:p>0,7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98" calcext:value-type="float">
            <text:p>124,98</text:p>
          </table:table-cell>
          <table:table-cell office:value-type="float" office:value="-0.72" calcext:value-type="float">
            <text:p>-0,7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" calcext:value-type="float">
            <text:p>124,5</text:p>
          </table:table-cell>
          <table:table-cell office:value-type="float" office:value="0.72" calcext:value-type="float">
            <text:p>0,7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" calcext:value-type="float">
            <text:p>124,4</text:p>
          </table:table-cell>
          <table:table-cell office:value-type="float" office:value="-1.42" calcext:value-type="float">
            <text:p>-1,4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28" calcext:value-type="float">
            <text:p>124,28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98" calcext:value-type="float">
            <text:p>124,98</text:p>
          </table:table-cell>
          <table:table-cell office:value-type="float" office:value="0.7" calcext:value-type="float">
            <text:p>0,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8" calcext:value-type="float">
            <text:p>124,3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34" calcext:value-type="float">
            <text:p>124,34</text:p>
          </table:table-cell>
          <table:table-cell office:value-type="float" office:value="1.42" calcext:value-type="float">
            <text:p>1,4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2" calcext:value-type="float">
            <text:p>124,42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5.05" calcext:value-type="float">
            <text:p>125,05</text:p>
          </table:table-cell>
          <table:table-cell office:value-type="float" office:value="-0.7" calcext:value-type="float">
            <text:p>-0,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98" calcext:value-type="float">
            <text:p>124,98</text:p>
          </table:table-cell>
          <table:table-cell office:value-type="float" office:value="0.7" calcext:value-type="float">
            <text:p>0,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78" calcext:value-type="float">
            <text:p>124,78</text:p>
          </table:table-cell>
          <table:table-cell office:value-type="float" office:value="1.42" calcext:value-type="float">
            <text:p>1,4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86" calcext:value-type="float">
            <text:p>124,8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8" calcext:value-type="float">
            <text:p>124,68</text:p>
          </table:table-cell>
          <table:table-cell office:value-type="float" office:value="-0.72" calcext:value-type="float">
            <text:p>-0,7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1" calcext:value-type="float">
            <text:p>125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5" calcext:value-type="float">
            <text:p>124,3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5.09" calcext:value-type="float">
            <text:p>125,09</text:p>
          </table:table-cell>
          <table:table-cell office:value-type="float" office:value="-0.7" calcext:value-type="float">
            <text:p>-0,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29" calcext:value-type="float">
            <text:p>124,29</text:p>
          </table:table-cell>
          <table:table-cell office:value-type="float" office:value="1.42" calcext:value-type="float">
            <text:p>1,4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2" calcext:value-type="float">
            <text:p>124,42</text:p>
          </table:table-cell>
          <table:table-cell office:value-type="float" office:value="-0.72" calcext:value-type="float">
            <text:p>-0,7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24.33" calcext:value-type="float">
            <text:p>124,33</text:p>
          </table:table-cell>
          <table:table-cell office:value-type="float" office:value="-2.13" calcext:value-type="float">
            <text:p>-2,13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5.07" calcext:value-type="float">
            <text:p>125,07</text:p>
          </table:table-cell>
          <table:table-cell office:value-type="float" office:value="1.42" calcext:value-type="float">
            <text:p>1,42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1" calcext:value-type="float">
            <text:p>124,51</text:p>
          </table:table-cell>
          <table:table-cell office:value-type="float" office:value="0.7" calcext:value-type="float">
            <text:p>0,7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5.06" calcext:value-type="float">
            <text:p>125,06</text:p>
          </table:table-cell>
          <table:table-cell office:value-type="float" office:value="-1.39" calcext:value-type="float">
            <text:p>-1,39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7" calcext:value-type="float">
            <text:p>124,67</text:p>
          </table:table-cell>
          <table:table-cell office:value-type="float" office:value="1.4" calcext:value-type="float">
            <text:p>1,4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51" calcext:value-type="float">
            <text:p>124,51</text:p>
          </table:table-cell>
          <table:table-cell office:value-type="float" office:value="-0.7" calcext:value-type="float">
            <text:p>-0,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7" calcext:value-type="float">
            <text:p>124,67</text:p>
          </table:table-cell>
          <table:table-cell office:value-type="float" office:value="0.7" calcext:value-type="float">
            <text:p>0,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5" calcext:value-type="float">
            <text:p>124,55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2" calcext:value-type="float">
            <text:p>94582</text:p>
          </table:table-cell>
          <table:table-cell office:value-type="float" office:value="577.15" calcext:value-type="float">
            <text:p>577,15</text:p>
          </table:table-cell>
          <table:table-cell office:value-type="float" office:value="124.35" calcext:value-type="float">
            <text:p>124,35</text:p>
          </table:table-cell>
          <table:table-cell office:value-type="float" office:value="-3.55" calcext:value-type="float">
            <text:p>-3,5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" calcext:value-type="float">
            <text:p>124,4</text:p>
          </table:table-cell>
          <table:table-cell office:value-type="float" office:value="2.83" calcext:value-type="float">
            <text:p>2,8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" calcext:value-type="float">
            <text:p>124,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64" calcext:value-type="float">
            <text:p>124,64</text:p>
          </table:table-cell>
          <table:table-cell office:value-type="float" office:value="-0.7" calcext:value-type="float">
            <text:p>-0,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93" calcext:value-type="float">
            <text:p>124,9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1" calcext:value-type="float">
            <text:p>124,31</text:p>
          </table:table-cell>
          <table:table-cell office:value-type="float" office:value="1.42" calcext:value-type="float">
            <text:p>1,4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83" calcext:value-type="float">
            <text:p>124,83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77" calcext:value-type="float">
            <text:p>124,77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43" calcext:value-type="float">
            <text:p>124,43</text:p>
          </table:table-cell>
          <table:table-cell office:value-type="float" office:value="2.12" calcext:value-type="float">
            <text:p>2,1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53" calcext:value-type="float">
            <text:p>124,53</text:p>
          </table:table-cell>
          <table:table-cell office:value-type="float" office:value="0.7" calcext:value-type="float">
            <text:p>0,7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5.01" calcext:value-type="float">
            <text:p>125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88" calcext:value-type="float">
            <text:p>124,88</text:p>
          </table:table-cell>
          <table:table-cell office:value-type="float" office:value="-0.7" calcext:value-type="float">
            <text:p>-0,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45" calcext:value-type="float">
            <text:p>124,45</text:p>
          </table:table-cell>
          <table:table-cell office:value-type="float" office:value="0.7" calcext:value-type="float">
            <text:p>0,7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24.46" calcext:value-type="float">
            <text:p>124,46</text:p>
          </table:table-cell>
          <table:table-cell office:value-type="float" office:value="-3.54" calcext:value-type="float">
            <text:p>-3,54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9" calcext:value-type="float">
            <text:p>124,59</text:p>
          </table:table-cell>
          <table:table-cell office:value-type="float" office:value="2.84" calcext:value-type="float">
            <text:p>2,8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1" calcext:value-type="float">
            <text:p>124,41</text:p>
          </table:table-cell>
          <table:table-cell office:value-type="float" office:value="-1.42" calcext:value-type="float">
            <text:p>-1,4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5" calcext:value-type="float">
            <text:p>124,4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24.65" calcext:value-type="float">
            <text:p>124,65</text:p>
          </table:table-cell>
          <table:table-cell office:value-type="float" office:value="2.82" calcext:value-type="float">
            <text:p>2,8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26" calcext:value-type="float">
            <text:p>124,26</text:p>
          </table:table-cell>
          <table:table-cell office:value-type="float" office:value="-2.13" calcext:value-type="float">
            <text:p>-2,1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" calcext:value-type="float">
            <text:p>124,3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84" calcext:value-type="float">
            <text:p>124,8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7" calcext:value-type="float">
            <text:p>124,6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99" calcext:value-type="float">
            <text:p>124,9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43" calcext:value-type="float">
            <text:p>124,43</text:p>
          </table:table-cell>
          <table:table-cell office:value-type="float" office:value="0.72" calcext:value-type="float">
            <text:p>0,7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2" calcext:value-type="float">
            <text:p>124,42</text:p>
          </table:table-cell>
          <table:table-cell office:value-type="float" office:value="-1.42" calcext:value-type="float">
            <text:p>-1,4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5.03" calcext:value-type="float">
            <text:p>125,03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3" calcext:value-type="float">
            <text:p>124,63</text:p>
          </table:table-cell>
          <table:table-cell office:value-type="float" office:value="0.7" calcext:value-type="float">
            <text:p>0,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91" calcext:value-type="float">
            <text:p>124,91</text:p>
          </table:table-cell>
          <table:table-cell office:value-type="float" office:value="-1.4" calcext:value-type="float">
            <text:p>-1,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5" calcext:value-type="float">
            <text:p>124,35</text:p>
          </table:table-cell>
          <table:table-cell office:value-type="float" office:value="0.7" calcext:value-type="float">
            <text:p>0,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2" calcext:value-type="float">
            <text:p>124,42</text:p>
          </table:table-cell>
          <table:table-cell office:value-type="float" office:value="0.7" calcext:value-type="float">
            <text:p>0,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7" calcext:value-type="float">
            <text:p>124,57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91" calcext:value-type="float">
            <text:p>124,9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4" calcext:value-type="float">
            <text:p>124,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69" calcext:value-type="float">
            <text:p>124,69</text:p>
          </table:table-cell>
          <table:table-cell office:value-type="float" office:value="0.72" calcext:value-type="float">
            <text:p>0,7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8" calcext:value-type="float">
            <text:p>124,3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3" calcext:value-type="float">
            <text:p>125,03</text:p>
          </table:table-cell>
          <table:table-cell office:value-type="float" office:value="-0.72" calcext:value-type="float">
            <text:p>-0,7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44" calcext:value-type="float">
            <text:p>124,44</text:p>
          </table:table-cell>
          <table:table-cell office:value-type="float" office:value="-1.4" calcext:value-type="float">
            <text:p>-1,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91" calcext:value-type="float">
            <text:p>124,91</text:p>
          </table:table-cell>
          <table:table-cell office:value-type="float" office:value="1.4" calcext:value-type="float">
            <text:p>1,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99" calcext:value-type="float">
            <text:p>124,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68" calcext:value-type="float">
            <text:p>124,68</text:p>
          </table:table-cell>
          <table:table-cell office:value-type="float" office:value="0.72" calcext:value-type="float">
            <text:p>0,7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5.08" calcext:value-type="float">
            <text:p>125,08</text:p>
          </table:table-cell>
          <table:table-cell office:value-type="float" office:value="-1.42" calcext:value-type="float">
            <text:p>-1,4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3" calcext:value-type="float">
            <text:p>124,43</text:p>
          </table:table-cell>
          <table:table-cell office:value-type="float" office:value="0.7" calcext:value-type="float">
            <text:p>0,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6" calcext:value-type="float">
            <text:p>124,46</text:p>
          </table:table-cell>
          <table:table-cell office:value-type="float" office:value="-0.7" calcext:value-type="float">
            <text:p>-0,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98" calcext:value-type="float">
            <text:p>124,98</text:p>
          </table:table-cell>
          <table:table-cell office:value-type="float" office:value="1.42" calcext:value-type="float">
            <text:p>1,4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44" calcext:value-type="float">
            <text:p>124,44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57" calcext:value-type="float">
            <text:p>124,57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74" calcext:value-type="float">
            <text:p>124,7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2" calcext:value-type="float">
            <text:p>94582</text:p>
          </table:table-cell>
          <table:table-cell office:value-type="float" office:value="577.15" calcext:value-type="float">
            <text:p>577,15</text:p>
          </table:table-cell>
          <table:table-cell office:value-type="float" office:value="124.62" calcext:value-type="float">
            <text:p>124,62</text:p>
          </table:table-cell>
          <table:table-cell office:value-type="float" office:value="-1.42" calcext:value-type="float">
            <text:p>-1,42</text:p>
          </table:table-cell>
          <table:table-cell office:value-type="float" office:value="-0.22" calcext:value-type="float">
            <text:p>-0,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6" calcext:value-type="float">
            <text:p>124,6</text:p>
          </table:table-cell>
          <table:table-cell office:value-type="float" office:value="3.54" calcext:value-type="float">
            <text:p>3,54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59" calcext:value-type="float">
            <text:p>124,59</text:p>
          </table:table-cell>
          <table:table-cell office:value-type="float" office:value="-1.42" calcext:value-type="float">
            <text:p>-1,42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9" calcext:value-type="float">
            <text:p>124,39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5" calcext:value-type="float">
            <text:p>124,45</text:p>
          </table:table-cell>
          <table:table-cell office:value-type="float" office:value="0.7" calcext:value-type="float">
            <text:p>0,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24.41" calcext:value-type="float">
            <text:p>124,41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2" calcext:value-type="float">
            <text:p>124,32</text:p>
          </table:table-cell>
          <table:table-cell office:value-type="float" office:value="1.42" calcext:value-type="float">
            <text:p>1,4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2" calcext:value-type="float">
            <text:p>124,52</text:p>
          </table:table-cell>
          <table:table-cell office:value-type="float" office:value="1.42" calcext:value-type="float">
            <text:p>1,4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5.04" calcext:value-type="float">
            <text:p>125,04</text:p>
          </table:table-cell>
          <table:table-cell office:value-type="float" office:value="-0.72" calcext:value-type="float">
            <text:p>-0,72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4" calcext:value-type="float">
            <text:p>124,34</text:p>
          </table:table-cell>
          <table:table-cell office:value-type="float" office:value="0.72" calcext:value-type="float">
            <text:p>0,72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9" calcext:value-type="float">
            <text:p>124,39</text:p>
          </table:table-cell>
          <table:table-cell office:value-type="float" office:value="-0.72" calcext:value-type="float">
            <text:p>-0,7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74" calcext:value-type="float">
            <text:p>124,74</text:p>
          </table:table-cell>
          <table:table-cell office:value-type="float" office:value="0.72" calcext:value-type="float">
            <text:p>0,72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4" calcext:value-type="float">
            <text:p>124,5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4" calcext:value-type="float">
            <text:p>124,44</text:p>
          </table:table-cell>
          <table:table-cell office:value-type="float" office:value="-1.42" calcext:value-type="float">
            <text:p>-1,42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98" calcext:value-type="float">
            <text:p>124,98</text:p>
          </table:table-cell>
          <table:table-cell office:value-type="float" office:value="0.7" calcext:value-type="float">
            <text:p>0,7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46" calcext:value-type="float">
            <text:p>124,46</text:p>
          </table:table-cell>
          <table:table-cell office:value-type="float" office:value="1.42" calcext:value-type="float">
            <text:p>1,4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4" calcext:value-type="float">
            <text:p>124,34</text:p>
          </table:table-cell>
          <table:table-cell office:value-type="float" office:value="-1.42" calcext:value-type="float">
            <text:p>-1,4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66" calcext:value-type="float">
            <text:p>124,66</text:p>
          </table:table-cell>
          <table:table-cell office:value-type="float" office:value="-0.7" calcext:value-type="float">
            <text:p>-0,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4" calcext:value-type="float">
            <text:p>124,44</text:p>
          </table:table-cell>
          <table:table-cell office:value-type="float" office:value="0.7" calcext:value-type="float">
            <text:p>0,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.06" calcext:value-type="float">
            <text:p>125,06</text:p>
          </table:table-cell>
          <table:table-cell office:value-type="float" office:value="0.72" calcext:value-type="float">
            <text:p>0,7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1" calcext:value-type="float">
            <text:p>124,71</text:p>
          </table:table-cell>
          <table:table-cell office:value-type="float" office:value="-0.72" calcext:value-type="float">
            <text:p>-0,7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59" calcext:value-type="float">
            <text:p>124,59</text:p>
          </table:table-cell>
          <table:table-cell office:value-type="float" office:value="-0.7" calcext:value-type="float">
            <text:p>-0,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4" calcext:value-type="float">
            <text:p>124,4</text:p>
          </table:table-cell>
          <table:table-cell office:value-type="float" office:value="2.12" calcext:value-type="float">
            <text:p>2,1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4" calcext:value-type="float">
            <text:p>124,34</text:p>
          </table:table-cell>
          <table:table-cell office:value-type="float" office:value="-1.42" calcext:value-type="float">
            <text:p>-1,42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2" calcext:value-type="float">
            <text:p>124,4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27" calcext:value-type="float">
            <text:p>124,27</text:p>
          </table:table-cell>
          <table:table-cell office:value-type="float" office:value="-0.7" calcext:value-type="float">
            <text:p>-0,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45" calcext:value-type="float">
            <text:p>124,45</text:p>
          </table:table-cell>
          <table:table-cell office:value-type="float" office:value="1.42" calcext:value-type="float">
            <text:p>1,4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69" calcext:value-type="float">
            <text:p>124,6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83" calcext:value-type="float">
            <text:p>124,8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39" calcext:value-type="float">
            <text:p>124,39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5" calcext:value-type="float">
            <text:p>124,35</text:p>
          </table:table-cell>
          <table:table-cell office:value-type="float" office:value="0.7" calcext:value-type="float">
            <text:p>0,7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4" calcext:value-type="float">
            <text:p>124,34</text:p>
          </table:table-cell>
          <table:table-cell office:value-type="float" office:value="1.42" calcext:value-type="float">
            <text:p>1,42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71" calcext:value-type="float">
            <text:p>124,71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49" calcext:value-type="float">
            <text:p>124,49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37" calcext:value-type="float">
            <text:p>124,37</text:p>
          </table:table-cell>
          <table:table-cell office:value-type="float" office:value="1.4" calcext:value-type="float">
            <text:p>1,4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29" calcext:value-type="float">
            <text:p>124,29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59" calcext:value-type="float">
            <text:p>124,59</text:p>
          </table:table-cell>
          <table:table-cell office:value-type="float" office:value="-1.4" calcext:value-type="float">
            <text:p>-1,4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75" calcext:value-type="float">
            <text:p>124,75</text:p>
          </table:table-cell>
          <table:table-cell office:value-type="float" office:value="0.7" calcext:value-type="float">
            <text:p>0,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6" calcext:value-type="float">
            <text:p>124,36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5.05" calcext:value-type="float">
            <text:p>125,0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3" calcext:value-type="float">
            <text:p>124,63</text:p>
          </table:table-cell>
          <table:table-cell office:value-type="float" office:value="0.7" calcext:value-type="float">
            <text:p>0,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62" calcext:value-type="float">
            <text:p>124,62</text:p>
          </table:table-cell>
          <table:table-cell office:value-type="float" office:value="-1.4" calcext:value-type="float">
            <text:p>-1,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8" calcext:value-type="float">
            <text:p>124,58</text:p>
          </table:table-cell>
          <table:table-cell office:value-type="float" office:value="2.12" calcext:value-type="float">
            <text:p>2,1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5.02" calcext:value-type="float">
            <text:p>125,02</text:p>
          </table:table-cell>
          <table:table-cell office:value-type="float" office:value="-1.42" calcext:value-type="float">
            <text:p>-1,4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69" calcext:value-type="float">
            <text:p>124,69</text:p>
          </table:table-cell>
          <table:table-cell office:value-type="float" office:value="-0.7" calcext:value-type="float">
            <text:p>-0,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96" calcext:value-type="float">
            <text:p>124,96</text:p>
          </table:table-cell>
          <table:table-cell office:value-type="float" office:value="2.11" calcext:value-type="float">
            <text:p>2,1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58" calcext:value-type="float">
            <text:p>124,58</text:p>
          </table:table-cell>
          <table:table-cell office:value-type="float" office:value="-1.42" calcext:value-type="float">
            <text:p>-1,4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27" calcext:value-type="float">
            <text:p>124,27</text:p>
          </table:table-cell>
          <table:table-cell office:value-type="float" office:value="1.42" calcext:value-type="float">
            <text:p>1,4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7" calcext:value-type="float">
            <text:p>124,37</text:p>
          </table:table-cell>
          <table:table-cell office:value-type="float" office:value="-1.42" calcext:value-type="float">
            <text:p>-1,4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6" calcext:value-type="float">
            <text:p>124,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5.01" calcext:value-type="float">
            <text:p>125,01</text:p>
          </table:table-cell>
          <table:table-cell office:value-type="float" office:value="1.42" calcext:value-type="float">
            <text:p>1,4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56" calcext:value-type="float">
            <text:p>124,56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3" calcext:value-type="float">
            <text:p>124,3</text:p>
          </table:table-cell>
          <table:table-cell office:value-type="float" office:value="0.7" calcext:value-type="float">
            <text:p>0,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6" calcext:value-type="float">
            <text:p>124,6</text:p>
          </table:table-cell>
          <table:table-cell office:value-type="float" office:value="-0.7" calcext:value-type="float">
            <text:p>-0,7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24.42" calcext:value-type="float">
            <text:p>124,42</text:p>
          </table:table-cell>
          <table:table-cell office:value-type="float" office:value="0.7" calcext:value-type="float">
            <text:p>0,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5" calcext:value-type="float">
            <text:p>124,45</text:p>
          </table:table-cell>
          <table:table-cell office:value-type="float" office:value="0.7" calcext:value-type="float">
            <text:p>0,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53" calcext:value-type="float">
            <text:p>124,53</text:p>
          </table:table-cell>
          <table:table-cell office:value-type="float" office:value="0.72" calcext:value-type="float">
            <text:p>0,7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72" calcext:value-type="float">
            <text:p>124,72</text:p>
          </table:table-cell>
          <table:table-cell office:value-type="float" office:value="-0.72" calcext:value-type="float">
            <text:p>-0,7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42" calcext:value-type="float">
            <text:p>124,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82" calcext:value-type="float">
            <text:p>124,82</text:p>
          </table:table-cell>
          <table:table-cell office:value-type="float" office:value="1.42" calcext:value-type="float">
            <text:p>1,42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37" calcext:value-type="float">
            <text:p>124,37</text:p>
          </table:table-cell>
          <table:table-cell office:value-type="float" office:value="-0.7" calcext:value-type="float">
            <text:p>-0,7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9" calcext:value-type="float">
            <text:p>124,9</text:p>
          </table:table-cell>
          <table:table-cell office:value-type="float" office:value="0.7" calcext:value-type="float">
            <text:p>0,7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24.87" calcext:value-type="float">
            <text:p>124,87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5" calcext:value-type="float">
            <text:p>124,5</text:p>
          </table:table-cell>
          <table:table-cell office:value-type="float" office:value="-1.42" calcext:value-type="float">
            <text:p>-1,42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44" calcext:value-type="float">
            <text:p>124,44</text:p>
          </table:table-cell>
          <table:table-cell office:value-type="float" office:value="0.72" calcext:value-type="float">
            <text:p>0,7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24.67" calcext:value-type="float">
            <text:p>124,67</text:p>
          </table:table-cell>
          <table:table-cell office:value-type="float" office:value="-0.72" calcext:value-type="float">
            <text:p>-0,7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24.62" calcext:value-type="float">
            <text:p>124,62</text:p>
          </table:table-cell>
          <table:table-cell office:value-type="float" office:value="0.72" calcext:value-type="float">
            <text:p>0,7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24.82" calcext:value-type="float">
            <text:p>124,82</text:p>
          </table:table-cell>
          <table:table-cell office:value-type="float" office:value="-2.12" calcext:value-type="float">
            <text:p>-2,12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2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150 msec" table:style-name="ta1">
        <table:table-column table:style-name="co1" table:number-columns-repeated="7" table:default-cell-style-name="ce1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Temp.[C°]</text:p>
          </table:table-cell>
          <table:table-cell table:style-name="ce2" office:value-type="string" calcext:value-type="string">
            <text:p>Druck[Pa]</text:p>
          </table:table-cell>
          <table:table-cell table:style-name="ce2" office:value-type="string" calcext:value-type="string">
            <text:p>Hoehe[m]</text:p>
          </table:table-cell>
          <table:table-cell table:style-name="ce2" office:value-type="string" calcext:value-type="string">
            <text:p>dZeit[ms]</text:p>
          </table:table-cell>
          <table:table-cell table:style-name="ce2" office:value-type="string" calcext:value-type="string">
            <text:p>VarioR[m/s]</text:p>
          </table:table-cell>
          <table:table-cell table:style-name="ce2" office:value-type="string" calcext:value-type="string">
            <text:p>Vario[m/s]</text:p>
          </table:table-cell>
          <table:table-cell table:style-name="ce2" office:value-type="string" calcext:value-type="string">
            <text:p>BT Taster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50.05" calcext:value-type="float">
            <text:p>150,05</text:p>
          </table:table-cell>
          <table:table-cell office:value-type="float" office:value="0.58" calcext:value-type="float">
            <text:p>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n. :</text:p>
          </table:table-cell>
          <table:table-cell table:style-name="ce4" table:formula="of:=MIN([.E3:.E2000])" office:value-type="float" office:value="-2.95" calcext:value-type="float">
            <text:p>-2,950</text:p>
          </table:table-cell>
          <table:table-cell table:style-name="ce4" table:formula="of:=MIN([.F3:.F2000])" office:value-type="float" office:value="-0.19" calcext:value-type="float">
            <text:p>-0,19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86" calcext:value-type="float">
            <text:p>149,86</text:p>
          </table:table-cell>
          <table:table-cell office:value-type="float" office:value="-1.16" calcext:value-type="float">
            <text:p>-1,16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x. :</text:p>
          </table:table-cell>
          <table:table-cell table:style-name="ce4" table:formula="of:=MAX([.E3:.E2000])" office:value-type="float" office:value="2.96" calcext:value-type="float">
            <text:p>2,960</text:p>
          </table:table-cell>
          <table:table-cell table:style-name="ce4" table:formula="of:=MAX([.F3:.F2000])" office:value-type="float" office:value="0.16" calcext:value-type="float">
            <text:p>0,16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72" calcext:value-type="float">
            <text:p>149,72</text:p>
          </table:table-cell>
          <table:table-cell office:value-type="float" office:value="0.58" calcext:value-type="float">
            <text:p>0,58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ttelwert :</text:p>
          </table:table-cell>
          <table:table-cell table:style-name="ce4" table:formula="of:=AVERAGE([.E3:.E2000])" office:value-type="float" office:value="0.00616751269035533" calcext:value-type="float">
            <text:p>0,006</text:p>
          </table:table-cell>
          <table:table-cell table:style-name="ce4" table:formula="of:=AVERAGE([.F3:.F2000])" office:value-type="float" office:value="0.00137055837563452" calcext:value-type="float">
            <text:p>0,001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57" calcext:value-type="float">
            <text:p>149,57</text:p>
          </table:table-cell>
          <table:table-cell office:value-type="float" office:value="0.58" calcext:value-type="float">
            <text:p>0,5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dAbw. :</text:p>
          </table:table-cell>
          <table:table-cell table:style-name="ce4" table:formula="of:=STDEV([.E3:.E2000])" office:value-type="float" office:value="1.08565515092415" calcext:value-type="float">
            <text:p>1,086</text:p>
          </table:table-cell>
          <table:table-cell table:style-name="ce4" table:formula="of:=STDEV([.F3:.F2000])" office:value-type="float" office:value="0.0617690827922869" calcext:value-type="float">
            <text:p>0,062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59" calcext:value-type="float">
            <text:p>149,5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7" calcext:value-type="float">
            <text:p>149,47</text:p>
          </table:table-cell>
          <table:table-cell office:value-type="float" office:value="1.18" calcext:value-type="float">
            <text:p>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82" calcext:value-type="float">
            <text:p>149,82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2" calcext:value-type="float">
            <text:p>149,62</text:p>
          </table:table-cell>
          <table:table-cell office:value-type="float" office:value="2.35" calcext:value-type="float">
            <text:p>2,3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8" calcext:value-type="float">
            <text:p>149,58</text:p>
          </table:table-cell>
          <table:table-cell office:value-type="float" office:value="-0.58" calcext:value-type="float">
            <text:p>-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5" calcext:value-type="float">
            <text:p>149,35</text:p>
          </table:table-cell>
          <table:table-cell office:value-type="float" office:value="-0.6" calcext:value-type="float">
            <text:p>-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34" calcext:value-type="float">
            <text:p>149,34</text:p>
          </table:table-cell>
          <table:table-cell office:value-type="float" office:value="-0.58" calcext:value-type="float">
            <text:p>-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68" calcext:value-type="float">
            <text:p>149,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35" calcext:value-type="float">
            <text:p>149,35</text:p>
          </table:table-cell>
          <table:table-cell office:value-type="float" office:value="1.77" calcext:value-type="float">
            <text:p>1,7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32" calcext:value-type="float">
            <text:p>149,32</text:p>
          </table:table-cell>
          <table:table-cell office:value-type="float" office:value="-1.77" calcext:value-type="float">
            <text:p>-1,77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93" calcext:value-type="float">
            <text:p>149,93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2" calcext:value-type="float">
            <text:p>149,4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38" calcext:value-type="float">
            <text:p>149,38</text:p>
          </table:table-cell>
          <table:table-cell office:value-type="float" office:value="1.77" calcext:value-type="float">
            <text:p>1,77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82" calcext:value-type="float">
            <text:p>149,82</text:p>
          </table:table-cell>
          <table:table-cell office:value-type="float" office:value="-1.18" calcext:value-type="float">
            <text:p>-1,1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96" calcext:value-type="float">
            <text:p>149,96</text:p>
          </table:table-cell>
          <table:table-cell office:value-type="float" office:value="0.6" calcext:value-type="float">
            <text:p>0,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" calcext:value-type="float">
            <text:p>149,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6" calcext:value-type="float">
            <text:p>149,46</text:p>
          </table:table-cell>
          <table:table-cell office:value-type="float" office:value="-1.18" calcext:value-type="float">
            <text:p>-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2" calcext:value-type="float">
            <text:p>149,62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91" calcext:value-type="float">
            <text:p>149,91</text:p>
          </table:table-cell>
          <table:table-cell office:value-type="float" office:value="-1.16" calcext:value-type="float">
            <text:p>-1,1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8" calcext:value-type="float">
            <text:p>149,38</text:p>
          </table:table-cell>
          <table:table-cell office:value-type="float" office:value="1.17" calcext:value-type="float">
            <text:p>1,17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8" calcext:value-type="float">
            <text:p>149,4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50.08" calcext:value-type="float">
            <text:p>150,08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50.05" calcext:value-type="float">
            <text:p>150,05</text:p>
          </table:table-cell>
          <table:table-cell office:value-type="float" office:value="0.58" calcext:value-type="float">
            <text:p>0,5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5" calcext:value-type="float">
            <text:p>149,45</text:p>
          </table:table-cell>
          <table:table-cell office:value-type="float" office:value="0.6" calcext:value-type="float">
            <text:p>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97" calcext:value-type="float">
            <text:p>149,97</text:p>
          </table:table-cell>
          <table:table-cell office:value-type="float" office:value="0.58" calcext:value-type="float">
            <text:p>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98" calcext:value-type="float">
            <text:p>149,98</text:p>
          </table:table-cell>
          <table:table-cell office:value-type="float" office:value="-0.58" calcext:value-type="float">
            <text:p>-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1" calcext:value-type="float">
            <text:p>149,6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88" calcext:value-type="float">
            <text:p>149,88</text:p>
          </table:table-cell>
          <table:table-cell office:value-type="float" office:value="-1.76" calcext:value-type="float">
            <text:p>-1,7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2" calcext:value-type="float">
            <text:p>149,42</text:p>
          </table:table-cell>
          <table:table-cell office:value-type="float" office:value="1.17" calcext:value-type="float">
            <text:p>1,1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91" calcext:value-type="float">
            <text:p>149,9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9" calcext:value-type="float">
            <text:p>149,69</text:p>
          </table:table-cell>
          <table:table-cell office:value-type="float" office:value="1.18" calcext:value-type="float">
            <text:p>1,1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71" calcext:value-type="float">
            <text:p>149,71</text:p>
          </table:table-cell>
          <table:table-cell office:value-type="float" office:value="-1.18" calcext:value-type="float">
            <text:p>-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76" calcext:value-type="float">
            <text:p>149,7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54" calcext:value-type="float">
            <text:p>149,5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7" calcext:value-type="float">
            <text:p>149,87</text:p>
          </table:table-cell>
          <table:table-cell office:value-type="float" office:value="0.6" calcext:value-type="float">
            <text:p>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9" calcext:value-type="float">
            <text:p>149,49</text:p>
          </table:table-cell>
          <table:table-cell office:value-type="float" office:value="-1.18" calcext:value-type="float">
            <text:p>-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1" calcext:value-type="float">
            <text:p>149,51</text:p>
          </table:table-cell>
          <table:table-cell office:value-type="float" office:value="1.18" calcext:value-type="float">
            <text:p>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2" calcext:value-type="float">
            <text:p>149,52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1" calcext:value-type="float">
            <text:p>149,41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26" calcext:value-type="float">
            <text:p>149,26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94" calcext:value-type="float">
            <text:p>149,94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" calcext:value-type="float">
            <text:p>149,3</text:p>
          </table:table-cell>
          <table:table-cell office:value-type="float" office:value="-0.58" calcext:value-type="float">
            <text:p>-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74" calcext:value-type="float">
            <text:p>149,74</text:p>
          </table:table-cell>
          <table:table-cell office:value-type="float" office:value="-1.76" calcext:value-type="float">
            <text:p>-1,7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52" calcext:value-type="float">
            <text:p>149,52</text:p>
          </table:table-cell>
          <table:table-cell office:value-type="float" office:value="0.58" calcext:value-type="float">
            <text:p>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82" calcext:value-type="float">
            <text:p>149,82</text:p>
          </table:table-cell>
          <table:table-cell office:value-type="float" office:value="0.58" calcext:value-type="float">
            <text:p>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7" calcext:value-type="float">
            <text:p>149,37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37" calcext:value-type="float">
            <text:p>149,37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86" calcext:value-type="float">
            <text:p>149,86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29" calcext:value-type="float">
            <text:p>149,29</text:p>
          </table:table-cell>
          <table:table-cell office:value-type="float" office:value="1.19" calcext:value-type="float">
            <text:p>1,19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38" calcext:value-type="float">
            <text:p>149,38</text:p>
          </table:table-cell>
          <table:table-cell office:value-type="float" office:value="1.17" calcext:value-type="float">
            <text:p>1,1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67" calcext:value-type="float">
            <text:p>149,67</text:p>
          </table:table-cell>
          <table:table-cell office:value-type="float" office:value="-2.35" calcext:value-type="float">
            <text:p>-2,3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6" calcext:value-type="float">
            <text:p>149,36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5" calcext:value-type="float">
            <text:p>149,35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8" calcext:value-type="float">
            <text:p>149,4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1" calcext:value-type="float">
            <text:p>149,61</text:p>
          </table:table-cell>
          <table:table-cell office:value-type="float" office:value="-0.6" calcext:value-type="float">
            <text:p>-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6" calcext:value-type="float">
            <text:p>149,6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2" calcext:value-type="float">
            <text:p>149,42</text:p>
          </table:table-cell>
          <table:table-cell office:value-type="float" office:value="1.18" calcext:value-type="float">
            <text:p>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89" calcext:value-type="float">
            <text:p>149,89</text:p>
          </table:table-cell>
          <table:table-cell office:value-type="float" office:value="0.58" calcext:value-type="float">
            <text:p>0,5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78" calcext:value-type="float">
            <text:p>149,7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5" calcext:value-type="float">
            <text:p>149,55</text:p>
          </table:table-cell>
          <table:table-cell office:value-type="float" office:value="-0.58" calcext:value-type="float">
            <text:p>-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9" calcext:value-type="float">
            <text:p>149,8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4" calcext:value-type="float">
            <text:p>149,44</text:p>
          </table:table-cell>
          <table:table-cell office:value-type="float" office:value="-0.6" calcext:value-type="float">
            <text:p>-0,6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4" calcext:value-type="float">
            <text:p>149,54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4" calcext:value-type="float">
            <text:p>149,44</text:p>
          </table:table-cell>
          <table:table-cell office:value-type="float" office:value="-0.6" calcext:value-type="float">
            <text:p>-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62" calcext:value-type="float">
            <text:p>149,6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53" calcext:value-type="float">
            <text:p>149,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4" calcext:value-type="float">
            <text:p>149,54</text:p>
          </table:table-cell>
          <table:table-cell office:value-type="float" office:value="1.18" calcext:value-type="float">
            <text:p>1,1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36" calcext:value-type="float">
            <text:p>149,36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44" calcext:value-type="float">
            <text:p>149,44</text:p>
          </table:table-cell>
          <table:table-cell office:value-type="float" office:value="-2.35" calcext:value-type="float">
            <text:p>-2,35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2" calcext:value-type="float">
            <text:p>149,62</text:p>
          </table:table-cell>
          <table:table-cell office:value-type="float" office:value="1.17" calcext:value-type="float">
            <text:p>1,17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" calcext:value-type="float">
            <text:p>149,6</text:p>
          </table:table-cell>
          <table:table-cell office:value-type="float" office:value="0.6" calcext:value-type="float">
            <text:p>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6" calcext:value-type="float">
            <text:p>15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5" calcext:value-type="float">
            <text:p>149,5</text:p>
          </table:table-cell>
          <table:table-cell office:value-type="float" office:value="-0.6" calcext:value-type="float">
            <text:p>-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3" calcext:value-type="float">
            <text:p>149,43</text:p>
          </table:table-cell>
          <table:table-cell office:value-type="float" office:value="-0.58" calcext:value-type="float">
            <text:p>-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5" calcext:value-type="float">
            <text:p>149,75</text:p>
          </table:table-cell>
          <table:table-cell office:value-type="float" office:value="1.18" calcext:value-type="float">
            <text:p>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51" calcext:value-type="float">
            <text:p>149,51</text:p>
          </table:table-cell>
          <table:table-cell office:value-type="float" office:value="-0.6" calcext:value-type="float">
            <text:p>-0,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3" calcext:value-type="float">
            <text:p>149,3</text:p>
          </table:table-cell>
          <table:table-cell office:value-type="float" office:value="1.19" calcext:value-type="float">
            <text:p>1,19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7" calcext:value-type="float">
            <text:p>149,47</text:p>
          </table:table-cell>
          <table:table-cell office:value-type="float" office:value="-0.58" calcext:value-type="float">
            <text:p>-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6" calcext:value-type="float">
            <text:p>-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50.1" calcext:value-type="float">
            <text:p>150,1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50.08" calcext:value-type="float">
            <text:p>150,08</text:p>
          </table:table-cell>
          <table:table-cell office:value-type="float" office:value="2.94" calcext:value-type="float">
            <text:p>2,94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5" calcext:value-type="float">
            <text:p>149,65</text:p>
          </table:table-cell>
          <table:table-cell office:value-type="float" office:value="-0.58" calcext:value-type="float">
            <text:p>-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1" calcext:value-type="float">
            <text:p>149,3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26" calcext:value-type="float">
            <text:p>149,26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5" calcext:value-type="float">
            <text:p>149,6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1" calcext:value-type="float">
            <text:p>94581</text:p>
          </table:table-cell>
          <table:table-cell office:value-type="float" office:value="577.24" calcext:value-type="float">
            <text:p>577,24</text:p>
          </table:table-cell>
          <table:table-cell office:value-type="float" office:value="149.94" calcext:value-type="float">
            <text:p>149,94</text:p>
          </table:table-cell>
          <table:table-cell office:value-type="float" office:value="-2.94" calcext:value-type="float">
            <text:p>-2,94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3" calcext:value-type="float">
            <text:p>149,33</text:p>
          </table:table-cell>
          <table:table-cell office:value-type="float" office:value="2.37" calcext:value-type="float">
            <text:p>2,3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2" calcext:value-type="float">
            <text:p>149,42</text:p>
          </table:table-cell>
          <table:table-cell office:value-type="float" office:value="-1.18" calcext:value-type="float">
            <text:p>-1,1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6" calcext:value-type="float">
            <text:p>149,56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86" calcext:value-type="float">
            <text:p>149,86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38" calcext:value-type="float">
            <text:p>149,38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4" calcext:value-type="float">
            <text:p>149,44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37" calcext:value-type="float">
            <text:p>149,37</text:p>
          </table:table-cell>
          <table:table-cell office:value-type="float" office:value="1.77" calcext:value-type="float">
            <text:p>1,7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59" calcext:value-type="float">
            <text:p>149,59</text:p>
          </table:table-cell>
          <table:table-cell office:value-type="float" office:value="-1.18" calcext:value-type="float">
            <text:p>-1,1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99" calcext:value-type="float">
            <text:p>149,9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4" calcext:value-type="float">
            <text:p>149,4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7" calcext:value-type="float">
            <text:p>149,6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3" calcext:value-type="float">
            <text:p>149,3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" calcext:value-type="float">
            <text:p>149,6</text:p>
          </table:table-cell>
          <table:table-cell office:value-type="float" office:value="2.35" calcext:value-type="float">
            <text:p>2,3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8" calcext:value-type="float">
            <text:p>149,48</text:p>
          </table:table-cell>
          <table:table-cell office:value-type="float" office:value="-0.58" calcext:value-type="float">
            <text:p>-0,5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3" calcext:value-type="float">
            <text:p>149,43</text:p>
          </table:table-cell>
          <table:table-cell office:value-type="float" office:value="-0.6" calcext:value-type="float">
            <text:p>-0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7" calcext:value-type="float">
            <text:p>149,47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9" calcext:value-type="float">
            <text:p>149,49</text:p>
          </table:table-cell>
          <table:table-cell office:value-type="float" office:value="-0.6" calcext:value-type="float">
            <text:p>-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31" calcext:value-type="float">
            <text:p>149,31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8" calcext:value-type="float">
            <text:p>149,68</text:p>
          </table:table-cell>
          <table:table-cell office:value-type="float" office:value="1.18" calcext:value-type="float">
            <text:p>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2" calcext:value-type="float">
            <text:p>149,42</text:p>
          </table:table-cell>
          <table:table-cell office:value-type="float" office:value="0.58" calcext:value-type="float">
            <text:p>0,5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93" calcext:value-type="float">
            <text:p>149,93</text:p>
          </table:table-cell>
          <table:table-cell office:value-type="float" office:value="-1.18" calcext:value-type="float">
            <text:p>-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5" calcext:value-type="float">
            <text:p>149,35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9" calcext:value-type="float">
            <text:p>149,5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5" calcext:value-type="float">
            <text:p>149,65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2" calcext:value-type="float">
            <text:p>149,42</text:p>
          </table:table-cell>
          <table:table-cell office:value-type="float" office:value="-0.58" calcext:value-type="float">
            <text:p>-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49.61" calcext:value-type="float">
            <text:p>149,61</text:p>
          </table:table-cell>
          <table:table-cell office:value-type="float" office:value="1.77" calcext:value-type="float">
            <text:p>1,77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57" calcext:value-type="float">
            <text:p>149,57</text:p>
          </table:table-cell>
          <table:table-cell office:value-type="float" office:value="-0.6" calcext:value-type="float">
            <text:p>-0,6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3" calcext:value-type="float">
            <text:p>149,63</text:p>
          </table:table-cell>
          <table:table-cell office:value-type="float" office:value="-1.77" calcext:value-type="float">
            <text:p>-1,7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4" calcext:value-type="float">
            <text:p>149,44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2" calcext:value-type="float">
            <text:p>149,42</text:p>
          </table:table-cell>
          <table:table-cell office:value-type="float" office:value="-1.19" calcext:value-type="float">
            <text:p>-1,19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2" calcext:value-type="float">
            <text:p>149,82</text:p>
          </table:table-cell>
          <table:table-cell office:value-type="float" office:value="1.18" calcext:value-type="float">
            <text:p>1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62" calcext:value-type="float">
            <text:p>149,6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29" calcext:value-type="float">
            <text:p>149,29</text:p>
          </table:table-cell>
          <table:table-cell office:value-type="float" office:value="1.77" calcext:value-type="float">
            <text:p>1,7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1" calcext:value-type="float">
            <text:p>149,61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72" calcext:value-type="float">
            <text:p>149,7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9" calcext:value-type="float">
            <text:p>149,49</text:p>
          </table:table-cell>
          <table:table-cell office:value-type="float" office:value="0.58" calcext:value-type="float">
            <text:p>0,5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4" calcext:value-type="float">
            <text:p>149,44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" calcext:value-type="float">
            <text:p>149,3</text:p>
          </table:table-cell>
          <table:table-cell office:value-type="float" office:value="0.58" calcext:value-type="float">
            <text:p>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74" calcext:value-type="float">
            <text:p>149,74</text:p>
          </table:table-cell>
          <table:table-cell office:value-type="float" office:value="1.76" calcext:value-type="float">
            <text:p>1,7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8" calcext:value-type="float">
            <text:p>149,58</text:p>
          </table:table-cell>
          <table:table-cell office:value-type="float" office:value="-1.17" calcext:value-type="float">
            <text:p>-1,1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86" calcext:value-type="float">
            <text:p>149,86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9" calcext:value-type="float">
            <text:p>149,39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2" calcext:value-type="float">
            <text:p>149,62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2" calcext:value-type="float">
            <text:p>149,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5" calcext:value-type="float">
            <text:p>15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1" calcext:value-type="float">
            <text:p>149,61</text:p>
          </table:table-cell>
          <table:table-cell office:value-type="float" office:value="-0.6" calcext:value-type="float">
            <text:p>-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6" calcext:value-type="float">
            <text:p>149,66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3" calcext:value-type="float">
            <text:p>149,43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1" calcext:value-type="float">
            <text:p>149,61</text:p>
          </table:table-cell>
          <table:table-cell office:value-type="float" office:value="-0.58" calcext:value-type="float">
            <text:p>-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5" calcext:value-type="float">
            <text:p>149,5</text:p>
          </table:table-cell>
          <table:table-cell office:value-type="float" office:value="-1.18" calcext:value-type="float">
            <text:p>-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74" calcext:value-type="float">
            <text:p>149,74</text:p>
          </table:table-cell>
          <table:table-cell office:value-type="float" office:value="1.76" calcext:value-type="float">
            <text:p>1,7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2" calcext:value-type="float">
            <text:p>149,6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59" calcext:value-type="float">
            <text:p>149,5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2" calcext:value-type="float">
            <text:p>149,42</text:p>
          </table:table-cell>
          <table:table-cell office:value-type="float" office:value="1.18" calcext:value-type="float">
            <text:p>1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" calcext:value-type="float">
            <text:p>149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6" calcext:value-type="float">
            <text:p>149,76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58" calcext:value-type="float">
            <text:p>149,58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91" calcext:value-type="float">
            <text:p>149,91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26" calcext:value-type="float">
            <text:p>149,26</text:p>
          </table:table-cell>
          <table:table-cell office:value-type="float" office:value="1.19" calcext:value-type="float">
            <text:p>1,1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79" calcext:value-type="float">
            <text:p>149,79</text:p>
          </table:table-cell>
          <table:table-cell office:value-type="float" office:value="-1.18" calcext:value-type="float">
            <text:p>-1,1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9" calcext:value-type="float">
            <text:p>149,49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2" calcext:value-type="float">
            <text:p>149,42</text:p>
          </table:table-cell>
          <table:table-cell office:value-type="float" office:value="1.19" calcext:value-type="float">
            <text:p>1,1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94" calcext:value-type="float">
            <text:p>149,94</text:p>
          </table:table-cell>
          <table:table-cell office:value-type="float" office:value="-0.6" calcext:value-type="float">
            <text:p>-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4" calcext:value-type="float">
            <text:p>149,74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9" calcext:value-type="float">
            <text:p>149,49</text:p>
          </table:table-cell>
          <table:table-cell office:value-type="float" office:value="-0.6" calcext:value-type="float">
            <text:p>-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5" calcext:value-type="float">
            <text:p>149,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" calcext:value-type="float">
            <text:p>149,4</text:p>
          </table:table-cell>
          <table:table-cell office:value-type="float" office:value="1.77" calcext:value-type="float">
            <text:p>1,7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2" calcext:value-type="float">
            <text:p>149,62</text:p>
          </table:table-cell>
          <table:table-cell office:value-type="float" office:value="-0.58" calcext:value-type="float">
            <text:p>-0,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3" calcext:value-type="float">
            <text:p>149,43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54" calcext:value-type="float">
            <text:p>149,54</text:p>
          </table:table-cell>
          <table:table-cell office:value-type="float" office:value="-1.18" calcext:value-type="float">
            <text:p>-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1" calcext:value-type="float">
            <text:p>149,61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6" calcext:value-type="float">
            <text:p>149,8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94" calcext:value-type="float">
            <text:p>149,94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" calcext:value-type="float">
            <text:p>149,6</text:p>
          </table:table-cell>
          <table:table-cell office:value-type="float" office:value="2.35" calcext:value-type="float">
            <text:p>2,3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42" calcext:value-type="float">
            <text:p>149,42</text:p>
          </table:table-cell>
          <table:table-cell office:value-type="float" office:value="0.58" calcext:value-type="float">
            <text:p>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79" calcext:value-type="float">
            <text:p>149,79</text:p>
          </table:table-cell>
          <table:table-cell office:value-type="float" office:value="-2.93" calcext:value-type="float">
            <text:p>-2,93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74" calcext:value-type="float">
            <text:p>149,74</text:p>
          </table:table-cell>
          <table:table-cell office:value-type="float" office:value="1.16" calcext:value-type="float">
            <text:p>1,16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5" calcext:value-type="float">
            <text:p>149,35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6" calcext:value-type="float">
            <text:p>-0,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7" calcext:value-type="float">
            <text:p>149,7</text:p>
          </table:table-cell>
          <table:table-cell office:value-type="float" office:value="1.76" calcext:value-type="float">
            <text:p>1,7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2" calcext:value-type="float">
            <text:p>149,42</text:p>
          </table:table-cell>
          <table:table-cell office:value-type="float" office:value="-1.17" calcext:value-type="float">
            <text:p>-1,1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9" calcext:value-type="float">
            <text:p>149,3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29" calcext:value-type="float">
            <text:p>149,29</text:p>
          </table:table-cell>
          <table:table-cell office:value-type="float" office:value="-0.6" calcext:value-type="float">
            <text:p>-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81" calcext:value-type="float">
            <text:p>149,8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1" calcext:value-type="float">
            <text:p>149,51</text:p>
          </table:table-cell>
          <table:table-cell office:value-type="float" office:value="1.18" calcext:value-type="float">
            <text:p>1,1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9" calcext:value-type="float">
            <text:p>149,69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6" calcext:value-type="float">
            <text:p>15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4" calcext:value-type="float">
            <text:p>150,0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4" calcext:value-type="float">
            <text:p>149,7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49.68" calcext:value-type="float">
            <text:p>149,68</text:p>
          </table:table-cell>
          <table:table-cell office:value-type="float" office:value="1.77" calcext:value-type="float">
            <text:p>1,7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8" calcext:value-type="float">
            <text:p>149,58</text:p>
          </table:table-cell>
          <table:table-cell office:value-type="float" office:value="-1.77" calcext:value-type="float">
            <text:p>-1,7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95" calcext:value-type="float">
            <text:p>149,95</text:p>
          </table:table-cell>
          <table:table-cell office:value-type="float" office:value="1.16" calcext:value-type="float">
            <text:p>1,1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4" calcext:value-type="float">
            <text:p>149,74</text:p>
          </table:table-cell>
          <table:table-cell office:value-type="float" office:value="-1.16" calcext:value-type="float">
            <text:p>-1,1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" calcext:value-type="float">
            <text:p>149,4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4" calcext:value-type="float">
            <text:p>149,34</text:p>
          </table:table-cell>
          <table:table-cell office:value-type="float" office:value="-0.58" calcext:value-type="float">
            <text:p>-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50.02" calcext:value-type="float">
            <text:p>150,02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77" calcext:value-type="float">
            <text:p>149,77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5" calcext:value-type="float">
            <text:p>149,55</text:p>
          </table:table-cell>
          <table:table-cell office:value-type="float" office:value="1.18" calcext:value-type="float">
            <text:p>1,1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86" calcext:value-type="float">
            <text:p>149,86</text:p>
          </table:table-cell>
          <table:table-cell office:value-type="float" office:value="0.58" calcext:value-type="float">
            <text:p>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3" calcext:value-type="float">
            <text:p>149,43</text:p>
          </table:table-cell>
          <table:table-cell office:value-type="float" office:value="-1.77" calcext:value-type="float">
            <text:p>-1,77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8" calcext:value-type="float">
            <text:p>149,58</text:p>
          </table:table-cell>
          <table:table-cell office:value-type="float" office:value="1.77" calcext:value-type="float">
            <text:p>1,7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8" calcext:value-type="float">
            <text:p>149,58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74" calcext:value-type="float">
            <text:p>149,74</text:p>
          </table:table-cell>
          <table:table-cell office:value-type="float" office:value="-0.6" calcext:value-type="float">
            <text:p>-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55" calcext:value-type="float">
            <text:p>149,5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5" calcext:value-type="float">
            <text:p>149,3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3" calcext:value-type="float">
            <text:p>149,3</text:p>
          </table:table-cell>
          <table:table-cell office:value-type="float" office:value="1.19" calcext:value-type="float">
            <text:p>1,1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2" calcext:value-type="float">
            <text:p>149,6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3" calcext:value-type="float">
            <text:p>149,43</text:p>
          </table:table-cell>
          <table:table-cell office:value-type="float" office:value="-1.77" calcext:value-type="float">
            <text:p>-1,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3" calcext:value-type="float">
            <text:p>150,03</text:p>
          </table:table-cell>
          <table:table-cell office:value-type="float" office:value="1.18" calcext:value-type="float">
            <text:p>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9" calcext:value-type="float">
            <text:p>149,3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50.08" calcext:value-type="float">
            <text:p>150,08</text:p>
          </table:table-cell>
          <table:table-cell office:value-type="float" office:value="0.58" calcext:value-type="float">
            <text:p>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61" calcext:value-type="float">
            <text:p>149,6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1" calcext:value-type="float">
            <text:p>149,41</text:p>
          </table:table-cell>
          <table:table-cell office:value-type="float" office:value="-1.17" calcext:value-type="float">
            <text:p>-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3" calcext:value-type="float">
            <text:p>149,43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1" calcext:value-type="float">
            <text:p>149,41</text:p>
          </table:table-cell>
          <table:table-cell office:value-type="float" office:value="-0.58" calcext:value-type="float">
            <text:p>-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6" calcext:value-type="float">
            <text:p>149,8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92" calcext:value-type="float">
            <text:p>149,9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94" calcext:value-type="float">
            <text:p>149,94</text:p>
          </table:table-cell>
          <table:table-cell office:value-type="float" office:value="1.18" calcext:value-type="float">
            <text:p>1,1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4" calcext:value-type="float">
            <text:p>149,44</text:p>
          </table:table-cell>
          <table:table-cell office:value-type="float" office:value="-0.6" calcext:value-type="float">
            <text:p>-0,6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96" calcext:value-type="float">
            <text:p>149,96</text:p>
          </table:table-cell>
          <table:table-cell office:value-type="float" office:value="1.18" calcext:value-type="float">
            <text:p>1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34" calcext:value-type="float">
            <text:p>149,34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91" calcext:value-type="float">
            <text:p>149,91</text:p>
          </table:table-cell>
          <table:table-cell office:value-type="float" office:value="-1.16" calcext:value-type="float">
            <text:p>-1,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71" calcext:value-type="float">
            <text:p>149,71</text:p>
          </table:table-cell>
          <table:table-cell office:value-type="float" office:value="-0.6" calcext:value-type="float">
            <text:p>-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9" calcext:value-type="float">
            <text:p>149,9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96" calcext:value-type="float">
            <text:p>149,9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4" calcext:value-type="float">
            <text:p>149,4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2" calcext:value-type="float">
            <text:p>150,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50.05" calcext:value-type="float">
            <text:p>150,05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71" calcext:value-type="float">
            <text:p>149,71</text:p>
          </table:table-cell>
          <table:table-cell office:value-type="float" office:value="1.76" calcext:value-type="float">
            <text:p>1,7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36" calcext:value-type="float">
            <text:p>149,36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86" calcext:value-type="float">
            <text:p>149,86</text:p>
          </table:table-cell>
          <table:table-cell office:value-type="float" office:value="1.76" calcext:value-type="float">
            <text:p>1,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3" calcext:value-type="float">
            <text:p>149,83</text:p>
          </table:table-cell>
          <table:table-cell office:value-type="float" office:value="-0.58" calcext:value-type="float">
            <text:p>-0,5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4" calcext:value-type="float">
            <text:p>149,64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54" calcext:value-type="float">
            <text:p>149,54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9" calcext:value-type="float">
            <text:p>149,69</text:p>
          </table:table-cell>
          <table:table-cell office:value-type="float" office:value="-0.58" calcext:value-type="float">
            <text:p>-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4" calcext:value-type="float">
            <text:p>149,6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1" calcext:value-type="float">
            <text:p>149,71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4" calcext:value-type="float">
            <text:p>150,0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79" calcext:value-type="float">
            <text:p>149,79</text:p>
          </table:table-cell>
          <table:table-cell office:value-type="float" office:value="1.16" calcext:value-type="float">
            <text:p>1,1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8" calcext:value-type="float">
            <text:p>149,58</text:p>
          </table:table-cell>
          <table:table-cell office:value-type="float" office:value="-1.17" calcext:value-type="float">
            <text:p>-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50.07" calcext:value-type="float">
            <text:p>150,07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4" calcext:value-type="float">
            <text:p>149,44</text:p>
          </table:table-cell>
          <table:table-cell office:value-type="float" office:value="1.18" calcext:value-type="float">
            <text:p>1,1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6" calcext:value-type="float">
            <text:p>150,06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3" calcext:value-type="float">
            <text:p>149,43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76" calcext:value-type="float">
            <text:p>149,76</text:p>
          </table:table-cell>
          <table:table-cell office:value-type="float" office:value="0.58" calcext:value-type="float">
            <text:p>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46" calcext:value-type="float">
            <text:p>149,46</text:p>
          </table:table-cell>
          <table:table-cell office:value-type="float" office:value="-2.35" calcext:value-type="float">
            <text:p>-2,35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3" calcext:value-type="float">
            <text:p>149,63</text:p>
          </table:table-cell>
          <table:table-cell office:value-type="float" office:value="1.77" calcext:value-type="float">
            <text:p>1,77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86" calcext:value-type="float">
            <text:p>149,86</text:p>
          </table:table-cell>
          <table:table-cell office:value-type="float" office:value="0.58" calcext:value-type="float">
            <text:p>0,5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7" calcext:value-type="float">
            <text:p>149,5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97" calcext:value-type="float">
            <text:p>149,9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1" calcext:value-type="float">
            <text:p>149,81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4" calcext:value-type="float">
            <text:p>149,4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8" calcext:value-type="float">
            <text:p>149,38</text:p>
          </table:table-cell>
          <table:table-cell office:value-type="float" office:value="-0.6" calcext:value-type="float">
            <text:p>-0,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" calcext:value-type="float">
            <text:p>149,3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2" calcext:value-type="float">
            <text:p>15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92" calcext:value-type="float">
            <text:p>149,9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" calcext:value-type="float">
            <text:p>149,6</text:p>
          </table:table-cell>
          <table:table-cell office:value-type="float" office:value="1.77" calcext:value-type="float">
            <text:p>1,77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2" calcext:value-type="float">
            <text:p>149,4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49.34" calcext:value-type="float">
            <text:p>149,34</text:p>
          </table:table-cell>
          <table:table-cell office:value-type="float" office:value="1.77" calcext:value-type="float">
            <text:p>1,7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81" calcext:value-type="float">
            <text:p>149,81</text:p>
          </table:table-cell>
          <table:table-cell office:value-type="float" office:value="-0.6" calcext:value-type="float">
            <text:p>-0,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34" calcext:value-type="float">
            <text:p>149,34</text:p>
          </table:table-cell>
          <table:table-cell office:value-type="float" office:value="-2.35" calcext:value-type="float">
            <text:p>-2,3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6" calcext:value-type="float">
            <text:p>149,6</text:p>
          </table:table-cell>
          <table:table-cell office:value-type="float" office:value="2.35" calcext:value-type="float">
            <text:p>2,3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" calcext:value-type="float">
            <text:p>149,6</text:p>
          </table:table-cell>
          <table:table-cell office:value-type="float" office:value="-1.77" calcext:value-type="float">
            <text:p>-1,7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7" calcext:value-type="float">
            <text:p>149,57</text:p>
          </table:table-cell>
          <table:table-cell office:value-type="float" office:value="1.18" calcext:value-type="float">
            <text:p>1,1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58" calcext:value-type="float">
            <text:p>149,58</text:p>
          </table:table-cell>
          <table:table-cell office:value-type="float" office:value="-1.18" calcext:value-type="float">
            <text:p>-1,1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24" calcext:value-type="float">
            <text:p>149,24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49.25" calcext:value-type="float">
            <text:p>149,25</text:p>
          </table:table-cell>
          <table:table-cell office:value-type="float" office:value="2.96" calcext:value-type="float">
            <text:p>2,9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93" calcext:value-type="float">
            <text:p>149,93</text:p>
          </table:table-cell>
          <table:table-cell office:value-type="float" office:value="-2.36" calcext:value-type="float">
            <text:p>-2,36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8" calcext:value-type="float">
            <text:p>149,48</text:p>
          </table:table-cell>
          <table:table-cell office:value-type="float" office:value="1.18" calcext:value-type="float">
            <text:p>1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81" calcext:value-type="float">
            <text:p>149,81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6" calcext:value-type="float">
            <text:p>149,66</text:p>
          </table:table-cell>
          <table:table-cell office:value-type="float" office:value="1.18" calcext:value-type="float">
            <text:p>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" calcext:value-type="float">
            <text:p>149,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8" calcext:value-type="float">
            <text:p>149,38</text:p>
          </table:table-cell>
          <table:table-cell office:value-type="float" office:value="-1.18" calcext:value-type="float">
            <text:p>-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6" calcext:value-type="float">
            <text:p>149,76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2" calcext:value-type="float">
            <text:p>149,4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5" calcext:value-type="float">
            <text:p>149,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74" calcext:value-type="float">
            <text:p>149,74</text:p>
          </table:table-cell>
          <table:table-cell office:value-type="float" office:value="1.16" calcext:value-type="float">
            <text:p>1,1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" calcext:value-type="float">
            <text:p>149,4</text:p>
          </table:table-cell>
          <table:table-cell office:value-type="float" office:value="-0.58" calcext:value-type="float">
            <text:p>-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83" calcext:value-type="float">
            <text:p>149,83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97" calcext:value-type="float">
            <text:p>149,97</text:p>
          </table:table-cell>
          <table:table-cell office:value-type="float" office:value="1.18" calcext:value-type="float">
            <text:p>1,1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7" calcext:value-type="float">
            <text:p>149,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98" calcext:value-type="float">
            <text:p>149,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27" calcext:value-type="float">
            <text:p>149,27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2" calcext:value-type="float">
            <text:p>149,6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28" calcext:value-type="float">
            <text:p>149,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4" calcext:value-type="float">
            <text:p>150,04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5" calcext:value-type="float">
            <text:p>149,55</text:p>
          </table:table-cell>
          <table:table-cell office:value-type="float" office:value="0.58" calcext:value-type="float">
            <text:p>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54" calcext:value-type="float">
            <text:p>149,54</text:p>
          </table:table-cell>
          <table:table-cell office:value-type="float" office:value="-1.18" calcext:value-type="float">
            <text:p>-1,1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83" calcext:value-type="float">
            <text:p>149,83</text:p>
          </table:table-cell>
          <table:table-cell office:value-type="float" office:value="1.18" calcext:value-type="float">
            <text:p>1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8" calcext:value-type="float">
            <text:p>149,78</text:p>
          </table:table-cell>
          <table:table-cell office:value-type="float" office:value="-0.58" calcext:value-type="float">
            <text:p>-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29" calcext:value-type="float">
            <text:p>149,29</text:p>
          </table:table-cell>
          <table:table-cell office:value-type="float" office:value="-1.77" calcext:value-type="float">
            <text:p>-1,7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91" calcext:value-type="float">
            <text:p>149,91</text:p>
          </table:table-cell>
          <table:table-cell office:value-type="float" office:value="2.34" calcext:value-type="float">
            <text:p>2,34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38" calcext:value-type="float">
            <text:p>149,38</text:p>
          </table:table-cell>
          <table:table-cell office:value-type="float" office:value="1.17" calcext:value-type="float">
            <text:p>1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2" calcext:value-type="float">
            <text:p>149,62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34" calcext:value-type="float">
            <text:p>149,34</text:p>
          </table:table-cell>
          <table:table-cell office:value-type="float" office:value="1.17" calcext:value-type="float">
            <text:p>1,1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96" calcext:value-type="float">
            <text:p>149,96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3" calcext:value-type="float">
            <text:p>149,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85" calcext:value-type="float">
            <text:p>149,8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06" calcext:value-type="float">
            <text:p>150,06</text:p>
          </table:table-cell>
          <table:table-cell office:value-type="float" office:value="-0.58" calcext:value-type="float">
            <text:p>-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49.69" calcext:value-type="float">
            <text:p>149,69</text:p>
          </table:table-cell>
          <table:table-cell office:value-type="float" office:value="2.35" calcext:value-type="float">
            <text:p>2,35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74" calcext:value-type="float">
            <text:p>149,74</text:p>
          </table:table-cell>
          <table:table-cell office:value-type="float" office:value="-2.95" calcext:value-type="float">
            <text:p>-2,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6" calcext:value-type="float">
            <text:p>149,86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2" calcext:value-type="float">
            <text:p>149,82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2" calcext:value-type="float">
            <text:p>94582</text:p>
          </table:table-cell>
          <table:table-cell office:value-type="float" office:value="577.15" calcext:value-type="float">
            <text:p>577,15</text:p>
          </table:table-cell>
          <table:table-cell office:value-type="float" office:value="149.35" calcext:value-type="float">
            <text:p>149,35</text:p>
          </table:table-cell>
          <table:table-cell office:value-type="float" office:value="-2.95" calcext:value-type="float">
            <text:p>-2,95</text:p>
          </table:table-cell>
          <table:table-cell office:value-type="float" office:value="-0.19" calcext:value-type="float">
            <text:p>-0,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9" calcext:value-type="float">
            <text:p>149,49</text:p>
          </table:table-cell>
          <table:table-cell office:value-type="float" office:value="2.95" calcext:value-type="float">
            <text:p>2,95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59" calcext:value-type="float">
            <text:p>149,59</text:p>
          </table:table-cell>
          <table:table-cell office:value-type="float" office:value="-1.18" calcext:value-type="float">
            <text:p>-1,18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78" calcext:value-type="float">
            <text:p>149,78</text:p>
          </table:table-cell>
          <table:table-cell office:value-type="float" office:value="2.35" calcext:value-type="float">
            <text:p>2,3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28" calcext:value-type="float">
            <text:p>149,28</text:p>
          </table:table-cell>
          <table:table-cell office:value-type="float" office:value="-2.35" calcext:value-type="float">
            <text:p>-2,35</text:p>
          </table:table-cell>
          <table:table-cell office:value-type="float" office:value="-0.18" calcext:value-type="float">
            <text:p>-0,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77" calcext:value-type="float">
            <text:p>149,77</text:p>
          </table:table-cell>
          <table:table-cell office:value-type="float" office:value="0.58" calcext:value-type="float">
            <text:p>0,5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93" calcext:value-type="float">
            <text:p>149,93</text:p>
          </table:table-cell>
          <table:table-cell office:value-type="float" office:value="1.18" calcext:value-type="float">
            <text:p>1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" calcext:value-type="float">
            <text:p>149,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5" calcext:value-type="float">
            <text:p>149,55</text:p>
          </table:table-cell>
          <table:table-cell office:value-type="float" office:value="0.58" calcext:value-type="float">
            <text:p>0,58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43" calcext:value-type="float">
            <text:p>149,43</text:p>
          </table:table-cell>
          <table:table-cell office:value-type="float" office:value="-1.77" calcext:value-type="float">
            <text:p>-1,7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9" calcext:value-type="float">
            <text:p>149,9</text:p>
          </table:table-cell>
          <table:table-cell office:value-type="float" office:value="1.18" calcext:value-type="float">
            <text:p>1,1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8" calcext:value-type="float">
            <text:p>149,78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3" calcext:value-type="float">
            <text:p>149,43</text:p>
          </table:table-cell>
          <table:table-cell office:value-type="float" office:value="-0.6" calcext:value-type="float">
            <text:p>-0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49.7" calcext:value-type="float">
            <text:p>149,7</text:p>
          </table:table-cell>
          <table:table-cell office:value-type="float" office:value="2.37" calcext:value-type="float">
            <text:p>2,37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6" calcext:value-type="float">
            <text:p>149,66</text:p>
          </table:table-cell>
          <table:table-cell office:value-type="float" office:value="-2.37" calcext:value-type="float">
            <text:p>-2,3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2" calcext:value-type="float">
            <text:p>149,42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9" calcext:value-type="float">
            <text:p>149,4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50.08" calcext:value-type="float">
            <text:p>150,08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94" calcext:value-type="float">
            <text:p>149,94</text:p>
          </table:table-cell>
          <table:table-cell office:value-type="float" office:value="1.76" calcext:value-type="float">
            <text:p>1,7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97" calcext:value-type="float">
            <text:p>149,97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50.02" calcext:value-type="float">
            <text:p>150,02</text:p>
          </table:table-cell>
          <table:table-cell office:value-type="float" office:value="-1.16" calcext:value-type="float">
            <text:p>-1,1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54" calcext:value-type="float">
            <text:p>149,54</text:p>
          </table:table-cell>
          <table:table-cell office:value-type="float" office:value="1.17" calcext:value-type="float">
            <text:p>1,17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8" calcext:value-type="float">
            <text:p>149,78</text:p>
          </table:table-cell>
          <table:table-cell office:value-type="float" office:value="0.6" calcext:value-type="float">
            <text:p>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6" calcext:value-type="float">
            <text:p>149,46</text:p>
          </table:table-cell>
          <table:table-cell office:value-type="float" office:value="-0.6" calcext:value-type="float">
            <text:p>-0,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6" calcext:value-type="float">
            <text:p>149,46</text:p>
          </table:table-cell>
          <table:table-cell office:value-type="float" office:value="0.6" calcext:value-type="float">
            <text:p>0,6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2" calcext:value-type="float">
            <text:p>149,42</text:p>
          </table:table-cell>
          <table:table-cell office:value-type="float" office:value="0.58" calcext:value-type="float">
            <text:p>0,5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62" calcext:value-type="float">
            <text:p>149,62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44" calcext:value-type="float">
            <text:p>149,4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8" calcext:value-type="float">
            <text:p>149,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50.1" calcext:value-type="float">
            <text:p>150,1</text:p>
          </table:table-cell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61" calcext:value-type="float">
            <text:p>149,61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8" calcext:value-type="float">
            <text:p>149,38</text:p>
          </table:table-cell>
          <table:table-cell office:value-type="float" office:value="1.19" calcext:value-type="float">
            <text:p>1,1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7" calcext:value-type="float">
            <text:p>149,7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89" calcext:value-type="float">
            <text:p>149,89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2" calcext:value-type="float">
            <text:p>149,42</text:p>
          </table:table-cell>
          <table:table-cell office:value-type="float" office:value="-0.58" calcext:value-type="float">
            <text:p>-0,58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54" calcext:value-type="float">
            <text:p>149,54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8" calcext:value-type="float">
            <text:p>149,58</text:p>
          </table:table-cell>
          <table:table-cell office:value-type="float" office:value="-0.58" calcext:value-type="float">
            <text:p>-0,5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26" calcext:value-type="float">
            <text:p>149,26</text:p>
          </table:table-cell>
          <table:table-cell office:value-type="float" office:value="-1.19" calcext:value-type="float">
            <text:p>-1,1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50.05" calcext:value-type="float">
            <text:p>150,0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6" calcext:value-type="float">
            <text:p>149,56</text:p>
          </table:table-cell>
          <table:table-cell office:value-type="float" office:value="1.18" calcext:value-type="float">
            <text:p>1,1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1" calcext:value-type="float">
            <text:p>149,6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9" calcext:value-type="float">
            <text:p>149,9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80" calcext:value-type="float">
            <text:p>94580</text:p>
          </table:table-cell>
          <table:table-cell office:value-type="float" office:value="577.33" calcext:value-type="float">
            <text:p>577,33</text:p>
          </table:table-cell>
          <table:table-cell office:value-type="float" office:value="149.43" calcext:value-type="float">
            <text:p>149,43</text:p>
          </table:table-cell>
          <table:table-cell office:value-type="float" office:value="-1.17" calcext:value-type="float">
            <text:p>-1,17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" calcext:value-type="float">
            <text:p>149,6</text:p>
          </table:table-cell>
          <table:table-cell office:value-type="float" office:value="1.77" calcext:value-type="float">
            <text:p>1,77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" calcext:value-type="float">
            <text:p>149,4</text:p>
          </table:table-cell>
          <table:table-cell office:value-type="float" office:value="0.58" calcext:value-type="float">
            <text:p>0,58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7" calcext:value-type="float">
            <text:p>149,7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3" calcext:value-type="float">
            <text:p>149,43</text:p>
          </table:table-cell>
          <table:table-cell office:value-type="float" office:value="-1.17" calcext:value-type="float">
            <text:p>-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50.02" calcext:value-type="float">
            <text:p>150,02</text:p>
          </table:table-cell>
          <table:table-cell office:value-type="float" office:value="-0.6" calcext:value-type="float">
            <text:p>-0,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1" calcext:value-type="float">
            <text:p>149,41</text:p>
          </table:table-cell>
          <table:table-cell office:value-type="float" office:value="1.18" calcext:value-type="float">
            <text:p>1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72" calcext:value-type="float">
            <text:p>149,7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50.04" calcext:value-type="float">
            <text:p>150,04</text:p>
          </table:table-cell>
          <table:table-cell office:value-type="float" office:value="0.58" calcext:value-type="float">
            <text:p>0,58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2" calcext:value-type="float">
            <text:p>149,32</text:p>
          </table:table-cell>
          <table:table-cell office:value-type="float" office:value="-1.77" calcext:value-type="float">
            <text:p>-1,7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5" calcext:value-type="float">
            <text:p>149,5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25" calcext:value-type="float">
            <text:p>149,2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43" calcext:value-type="float">
            <text:p>149,43</text:p>
          </table:table-cell>
          <table:table-cell office:value-type="float" office:value="1.17" calcext:value-type="float">
            <text:p>1,1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3" calcext:value-type="float">
            <text:p>149,3</text:p>
          </table:table-cell>
          <table:table-cell office:value-type="float" office:value="-1.77" calcext:value-type="float">
            <text:p>-1,7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8" calcext:value-type="float">
            <text:p>149,78</text:p>
          </table:table-cell>
          <table:table-cell office:value-type="float" office:value="0.6" calcext:value-type="float">
            <text:p>0,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38" calcext:value-type="float">
            <text:p>149,38</text:p>
          </table:table-cell>
          <table:table-cell office:value-type="float" office:value="0.58" calcext:value-type="float">
            <text:p>0,58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8" calcext:value-type="float">
            <text:p>149,5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7" calcext:value-type="float">
            <text:p>149,87</text:p>
          </table:table-cell>
          <table:table-cell office:value-type="float" office:value="-0.58" calcext:value-type="float">
            <text:p>-0,5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1" calcext:value-type="float">
            <text:p>149,51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36" calcext:value-type="float">
            <text:p>149,36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35" calcext:value-type="float">
            <text:p>149,35</text:p>
          </table:table-cell>
          <table:table-cell office:value-type="float" office:value="-1.17" calcext:value-type="float">
            <text:p>-1,1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6" calcext:value-type="float">
            <text:p>149,4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97" calcext:value-type="float">
            <text:p>149,97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50.09" calcext:value-type="float">
            <text:p>150,09</text:p>
          </table:table-cell>
          <table:table-cell office:value-type="float" office:value="0.58" calcext:value-type="float">
            <text:p>0,5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5" calcext:value-type="float">
            <text:p>149,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78" calcext:value-type="float">
            <text:p>149,78</text:p>
          </table:table-cell>
          <table:table-cell office:value-type="float" office:value="1.18" calcext:value-type="float">
            <text:p>1,1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28" calcext:value-type="float">
            <text:p>149,28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7" calcext:value-type="float">
            <text:p>149,7</text:p>
          </table:table-cell>
          <table:table-cell office:value-type="float" office:value="0.58" calcext:value-type="float">
            <text:p>0,5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50.05" calcext:value-type="float">
            <text:p>15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91" calcext:value-type="float">
            <text:p>149,91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34" calcext:value-type="float">
            <text:p>149,34</text:p>
          </table:table-cell>
          <table:table-cell office:value-type="float" office:value="1.17" calcext:value-type="float">
            <text:p>1,17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58" calcext:value-type="float">
            <text:p>149,58</text:p>
          </table:table-cell>
          <table:table-cell office:value-type="float" office:value="-0.58" calcext:value-type="float">
            <text:p>-0,58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3" calcext:value-type="float">
            <text:p>149,43</text:p>
          </table:table-cell>
          <table:table-cell office:value-type="float" office:value="-0.58" calcext:value-type="float">
            <text:p>-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49.7" calcext:value-type="float">
            <text:p>149,7</text:p>
          </table:table-cell>
          <table:table-cell office:value-type="float" office:value="1.76" calcext:value-type="float">
            <text:p>1,76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33" calcext:value-type="float">
            <text:p>149,33</text:p>
          </table:table-cell>
          <table:table-cell office:value-type="float" office:value="-1.19" calcext:value-type="float">
            <text:p>-1,1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26" calcext:value-type="float">
            <text:p>149,26</text:p>
          </table:table-cell>
          <table:table-cell office:value-type="float" office:value="-0.58" calcext:value-type="float">
            <text:p>-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6" calcext:value-type="float">
            <text:p>149,6</text:p>
          </table:table-cell>
          <table:table-cell office:value-type="float" office:value="1.17" calcext:value-type="float">
            <text:p>1,1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9" calcext:value-type="float">
            <text:p>149,69</text:p>
          </table:table-cell>
          <table:table-cell office:value-type="float" office:value="-1.16" calcext:value-type="float">
            <text:p>-1,1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9" calcext:value-type="float">
            <text:p>94579</text:p>
          </table:table-cell>
          <table:table-cell office:value-type="float" office:value="577.41" calcext:value-type="float">
            <text:p>577,41</text:p>
          </table:table-cell>
          <table:table-cell office:value-type="float" office:value="149.56" calcext:value-type="float">
            <text:p>149,56</text:p>
          </table:table-cell>
          <table:table-cell office:value-type="float" office:value="-1.18" calcext:value-type="float">
            <text:p>-1,18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62" calcext:value-type="float">
            <text:p>149,62</text:p>
          </table:table-cell>
          <table:table-cell office:value-type="float" office:value="1.77" calcext:value-type="float">
            <text:p>1,7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85" calcext:value-type="float">
            <text:p>149,85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26" calcext:value-type="float">
            <text:p>149,26</text:p>
          </table:table-cell>
          <table:table-cell office:value-type="float" office:value="1.17" calcext:value-type="float">
            <text:p>1,17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6" calcext:value-type="float">
            <text:p>149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8" calcext:value-type="float">
            <text:p>94578</text:p>
          </table:table-cell>
          <table:table-cell office:value-type="float" office:value="577.5" calcext:value-type="float">
            <text:p>577,5</text:p>
          </table:table-cell>
          <table:table-cell office:value-type="float" office:value="149.74" calcext:value-type="float">
            <text:p>149,74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49.42" calcext:value-type="float">
            <text:p>149,42</text:p>
          </table:table-cell>
          <table:table-cell office:value-type="float" office:value="1.18" calcext:value-type="float">
            <text:p>1,18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4" calcext:value-type="float">
            <text:p>149,4</text:p>
          </table:table-cell>
          <table:table-cell office:value-type="float" office:value="-0.58" calcext:value-type="float">
            <text:p>-0,58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50.02" calcext:value-type="float">
            <text:p>150,02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49.44" calcext:value-type="float">
            <text:p>149,44</text:p>
          </table:table-cell>
          <table:table-cell office:value-type="float" office:value="0.58" calcext:value-type="float">
            <text:p>0,5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17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175 msec" table:style-name="ta1">
        <table:table-column table:style-name="co1" table:number-columns-repeated="7" table:default-cell-style-name="ce1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Temp.[C°]</text:p>
          </table:table-cell>
          <table:table-cell table:style-name="ce2" office:value-type="string" calcext:value-type="string">
            <text:p>Druck[Pa]</text:p>
          </table:table-cell>
          <table:table-cell table:style-name="ce2" office:value-type="string" calcext:value-type="string">
            <text:p>Hoehe[m]</text:p>
          </table:table-cell>
          <table:table-cell table:style-name="ce2" office:value-type="string" calcext:value-type="string">
            <text:p>dZeit[ms]</text:p>
          </table:table-cell>
          <table:table-cell table:style-name="ce2" office:value-type="string" calcext:value-type="string">
            <text:p>VarioR[m/s]</text:p>
          </table:table-cell>
          <table:table-cell table:style-name="ce2" office:value-type="string" calcext:value-type="string">
            <text:p>Vario[m/s]</text:p>
          </table:table-cell>
          <table:table-cell table:style-name="ce2" office:value-type="string" calcext:value-type="string">
            <text:p>BT Taster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23.26" calcext:value-type="float">
            <text:p>23,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n. :</text:p>
          </table:table-cell>
          <table:table-cell table:style-name="ce4" table:formula="of:=MIN([.E3:.E2000])" office:value-type="float" office:value="-2.01" calcext:value-type="float">
            <text:p>-2,010</text:p>
          </table:table-cell>
          <table:table-cell table:style-name="ce4" table:formula="of:=MIN([.F3:.F2000])" office:value-type="float" office:value="-0.23" calcext:value-type="float">
            <text:p>-0,23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6" calcext:value-type="float">
            <text:p>175,06</text:p>
          </table:table-cell>
          <table:table-cell office:value-type="float" office:value="-1" calcext:value-type="float">
            <text:p>-1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x. :</text:p>
          </table:table-cell>
          <table:table-cell table:style-name="ce4" table:formula="of:=MAX([.E3:.E2000])" office:value-type="float" office:value="2.51" calcext:value-type="float">
            <text:p>2,510</text:p>
          </table:table-cell>
          <table:table-cell table:style-name="ce4" table:formula="of:=MAX([.F3:.F2000])" office:value-type="float" office:value="0.15" calcext:value-type="float">
            <text:p>0,15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5.08" calcext:value-type="float">
            <text:p>175,08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ttelwert :</text:p>
          </table:table-cell>
          <table:table-cell table:style-name="ce4" table:formula="of:=AVERAGE([.E3:.E2000])" office:value-type="float" office:value="-0.00446601941747572" calcext:value-type="float">
            <text:p>-0,004</text:p>
          </table:table-cell>
          <table:table-cell table:style-name="ce4" table:formula="of:=AVERAGE([.F3:.F2000])" office:value-type="float" office:value="-0.00249190938511327" calcext:value-type="float">
            <text:p>-0,002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4" calcext:value-type="float">
            <text:p>174,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dAbw. :</text:p>
          </table:table-cell>
          <table:table-cell table:style-name="ce4" table:formula="of:=STDEV([.E3:.E2000])" office:value-type="float" office:value="0.849996250742694" calcext:value-type="float">
            <text:p>0,850</text:p>
          </table:table-cell>
          <table:table-cell table:style-name="ce4" table:formula="of:=STDEV([.F3:.F2000])" office:value-type="float" office:value="0.0578113038247179" calcext:value-type="float">
            <text:p>0,058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2" calcext:value-type="float">
            <text:p>174,82</text:p>
          </table:table-cell>
          <table:table-cell office:value-type="float" office:value="-1" calcext:value-type="float">
            <text:p>-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74.87" calcext:value-type="float">
            <text:p>174,87</text:p>
          </table:table-cell>
          <table:table-cell office:value-type="float" office:value="-1.51" calcext:value-type="float">
            <text:p>-1,51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4" calcext:value-type="float">
            <text:p>174,54</text:p>
          </table:table-cell>
          <table:table-cell office:value-type="float" office:value="1.01" calcext:value-type="float">
            <text:p>1,01</text:p>
          </table:table-cell>
          <table:table-cell office:value-type="float" office:value="-0.15" calcext:value-type="float">
            <text:p>-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7" calcext:value-type="float">
            <text:p>94577</text:p>
          </table:table-cell>
          <table:table-cell office:value-type="float" office:value="577.59" calcext:value-type="float">
            <text:p>577,59</text:p>
          </table:table-cell>
          <table:table-cell office:value-type="float" office:value="174.49" calcext:value-type="float">
            <text:p>174,49</text:p>
          </table:table-cell>
          <table:table-cell office:value-type="float" office:value="-1.51" calcext:value-type="float">
            <text:p>-1,51</text:p>
          </table:table-cell>
          <table:table-cell office:value-type="float" office:value="-0.23" calcext:value-type="float">
            <text:p>-0,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81" calcext:value-type="float">
            <text:p>174,81</text:p>
          </table:table-cell>
          <table:table-cell office:value-type="float" office:value="2.51" calcext:value-type="float">
            <text:p>2,51</text:p>
          </table:table-cell>
          <table:table-cell office:value-type="float" office:value="-0.16" calcext:value-type="float">
            <text:p>-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59" calcext:value-type="float">
            <text:p>174,59</text:p>
          </table:table-cell>
          <table:table-cell office:value-type="float" office:value="-0.5" calcext:value-type="float">
            <text:p>-0,5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28" calcext:value-type="float">
            <text:p>174,28</text:p>
          </table:table-cell>
          <table:table-cell office:value-type="float" office:value="-0.5" calcext:value-type="float">
            <text:p>-0,5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7" calcext:value-type="float">
            <text:p>174,7</text:p>
          </table:table-cell>
          <table:table-cell office:value-type="float" office:value="0.5" calcext:value-type="float">
            <text:p>0,5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89" calcext:value-type="float">
            <text:p>174,89</text:p>
          </table:table-cell>
          <table:table-cell office:value-type="float" office:value="0.5" calcext:value-type="float">
            <text:p>0,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4" calcext:value-type="float">
            <text:p>174,84</text:p>
          </table:table-cell>
          <table:table-cell office:value-type="float" office:value="-0.5" calcext:value-type="float">
            <text:p>-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6" calcext:value-type="float">
            <text:p>174,8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2" calcext:value-type="float">
            <text:p>174,6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48" calcext:value-type="float">
            <text:p>174,48</text:p>
          </table:table-cell>
          <table:table-cell office:value-type="float" office:value="-1.01" calcext:value-type="float">
            <text:p>-1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0.51" calcext:value-type="float">
            <text:p>0,5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37" calcext:value-type="float">
            <text:p>174,37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64" calcext:value-type="float">
            <text:p>174,64</text:p>
          </table:table-cell>
          <table:table-cell office:value-type="float" office:value="0.5" calcext:value-type="float">
            <text:p>0,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5.1" calcext:value-type="float">
            <text:p>175,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75.06" calcext:value-type="float">
            <text:p>175,06</text:p>
          </table:table-cell>
          <table:table-cell office:value-type="float" office:value="1.01" calcext:value-type="float">
            <text:p>1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67" calcext:value-type="float">
            <text:p>174,67</text:p>
          </table:table-cell>
          <table:table-cell office:value-type="float" office:value="-2.01" calcext:value-type="float">
            <text:p>-2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78" calcext:value-type="float">
            <text:p>174,78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45" calcext:value-type="float">
            <text:p>174,4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4" calcext:value-type="float">
            <text:p>174,3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97" calcext:value-type="float">
            <text:p>174,97</text:p>
          </table:table-cell>
          <table:table-cell office:value-type="float" office:value="-1" calcext:value-type="float">
            <text:p>-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74" calcext:value-type="float">
            <text:p>174,74</text:p>
          </table:table-cell>
          <table:table-cell office:value-type="float" office:value="-0.51" calcext:value-type="float">
            <text:p>-0,51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38" calcext:value-type="float">
            <text:p>174,38</text:p>
          </table:table-cell>
          <table:table-cell office:value-type="float" office:value="1.02" calcext:value-type="float">
            <text:p>1,02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89" calcext:value-type="float">
            <text:p>174,89</text:p>
          </table:table-cell>
          <table:table-cell office:value-type="float" office:value="-1.01" calcext:value-type="float">
            <text:p>-1,01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37" calcext:value-type="float">
            <text:p>174,37</text:p>
          </table:table-cell>
          <table:table-cell office:value-type="float" office:value="0.52" calcext:value-type="float">
            <text:p>0,5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45" calcext:value-type="float">
            <text:p>174,45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94" calcext:value-type="float">
            <text:p>174,9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6" calcext:value-type="float">
            <text:p>175,06</text:p>
          </table:table-cell>
          <table:table-cell office:value-type="float" office:value="0.5" calcext:value-type="float">
            <text:p>0,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8" calcext:value-type="float">
            <text:p>174,8</text:p>
          </table:table-cell>
          <table:table-cell office:value-type="float" office:value="-0.5" calcext:value-type="float">
            <text:p>-0,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4" calcext:value-type="float">
            <text:p>174,5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58" calcext:value-type="float">
            <text:p>174,58</text:p>
          </table:table-cell>
          <table:table-cell office:value-type="float" office:value="-0.51" calcext:value-type="float">
            <text:p>-0,51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31" calcext:value-type="float">
            <text:p>174,3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28" calcext:value-type="float">
            <text:p>174,28</text:p>
          </table:table-cell>
          <table:table-cell office:value-type="float" office:value="1.52" calcext:value-type="float">
            <text:p>1,5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42" calcext:value-type="float">
            <text:p>174,42</text:p>
          </table:table-cell>
          <table:table-cell office:value-type="float" office:value="-0.5" calcext:value-type="float">
            <text:p>-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54" calcext:value-type="float">
            <text:p>174,54</text:p>
          </table:table-cell>
          <table:table-cell office:value-type="float" office:value="-1.01" calcext:value-type="float">
            <text:p>-1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8" calcext:value-type="float">
            <text:p>174,58</text:p>
          </table:table-cell>
          <table:table-cell office:value-type="float" office:value="0.51" calcext:value-type="float">
            <text:p>0,5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61" calcext:value-type="float">
            <text:p>174,61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97" calcext:value-type="float">
            <text:p>174,9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71" calcext:value-type="float">
            <text:p>174,71</text:p>
          </table:table-cell>
          <table:table-cell office:value-type="float" office:value="-0.5" calcext:value-type="float">
            <text:p>-0,5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93" calcext:value-type="float">
            <text:p>174,93</text:p>
          </table:table-cell>
          <table:table-cell office:value-type="float" office:value="-0.5" calcext:value-type="float">
            <text:p>-0,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74.43" calcext:value-type="float">
            <text:p>174,43</text:p>
          </table:table-cell>
          <table:table-cell office:value-type="float" office:value="-1.02" calcext:value-type="float">
            <text:p>-1,0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81" calcext:value-type="float">
            <text:p>174,81</text:p>
          </table:table-cell>
          <table:table-cell office:value-type="float" office:value="2.01" calcext:value-type="float">
            <text:p>2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76" calcext:value-type="float">
            <text:p>174,7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71" calcext:value-type="float">
            <text:p>174,71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96" calcext:value-type="float">
            <text:p>174,9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42" calcext:value-type="float">
            <text:p>174,42</text:p>
          </table:table-cell>
          <table:table-cell office:value-type="float" office:value="-0.52" calcext:value-type="float">
            <text:p>-0,52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74.28" calcext:value-type="float">
            <text:p>174,28</text:p>
          </table:table-cell>
          <table:table-cell office:value-type="float" office:value="-0.5" calcext:value-type="float">
            <text:p>-0,5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7" calcext:value-type="float">
            <text:p>174,7</text:p>
          </table:table-cell>
          <table:table-cell office:value-type="float" office:value="0.5" calcext:value-type="float">
            <text:p>0,5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6" calcext:value-type="float">
            <text:p>174,6</text:p>
          </table:table-cell>
          <table:table-cell office:value-type="float" office:value="1.51" calcext:value-type="float">
            <text:p>1,5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76" calcext:value-type="float">
            <text:p>174,76</text:p>
          </table:table-cell>
          <table:table-cell office:value-type="float" office:value="-1" calcext:value-type="float">
            <text:p>-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46" calcext:value-type="float">
            <text:p>174,46</text:p>
          </table:table-cell>
          <table:table-cell office:value-type="float" office:value="0.5" calcext:value-type="float">
            <text:p>0,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" calcext:value-type="float">
            <text:p>174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42" calcext:value-type="float">
            <text:p>174,42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76" calcext:value-type="float">
            <text:p>174,76</text:p>
          </table:table-cell>
          <table:table-cell office:value-type="float" office:value="-1.51" calcext:value-type="float">
            <text:p>-1,5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38" calcext:value-type="float">
            <text:p>174,3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43" calcext:value-type="float">
            <text:p>174,43</text:p>
          </table:table-cell>
          <table:table-cell office:value-type="float" office:value="0.52" calcext:value-type="float">
            <text:p>0,5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5.09" calcext:value-type="float">
            <text:p>175,09</text:p>
          </table:table-cell>
          <table:table-cell office:value-type="float" office:value="-0.51" calcext:value-type="float">
            <text:p>-0,51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35" calcext:value-type="float">
            <text:p>174,35</text:p>
          </table:table-cell>
          <table:table-cell office:value-type="float" office:value="0.52" calcext:value-type="float">
            <text:p>0,5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2" calcext:value-type="float">
            <text:p>174,62</text:p>
          </table:table-cell>
          <table:table-cell office:value-type="float" office:value="0.5" calcext:value-type="float">
            <text:p>0,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97" calcext:value-type="float">
            <text:p>174,9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46" calcext:value-type="float">
            <text:p>174,46</text:p>
          </table:table-cell>
          <table:table-cell office:value-type="float" office:value="-1.01" calcext:value-type="float">
            <text:p>-1,01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33" calcext:value-type="float">
            <text:p>174,33</text:p>
          </table:table-cell>
          <table:table-cell office:value-type="float" office:value="0.52" calcext:value-type="float">
            <text:p>0,5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98" calcext:value-type="float">
            <text:p>174,98</text:p>
          </table:table-cell>
          <table:table-cell office:value-type="float" office:value="-0.51" calcext:value-type="float">
            <text:p>-0,5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6" calcext:value-type="float">
            <text:p>174,66</text:p>
          </table:table-cell>
          <table:table-cell office:value-type="float" office:value="1.01" calcext:value-type="float">
            <text:p>1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" calcext:value-type="float">
            <text:p>174,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8" calcext:value-type="float">
            <text:p>174,58</text:p>
          </table:table-cell>
          <table:table-cell office:value-type="float" office:value="-0.5" calcext:value-type="float">
            <text:p>-0,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5.02" calcext:value-type="float">
            <text:p>175,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42" calcext:value-type="float">
            <text:p>174,42</text:p>
          </table:table-cell>
          <table:table-cell office:value-type="float" office:value="-0.52" calcext:value-type="float">
            <text:p>-0,5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38" calcext:value-type="float">
            <text:p>174,38</text:p>
          </table:table-cell>
          <table:table-cell office:value-type="float" office:value="2.02" calcext:value-type="float">
            <text:p>2,0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84" calcext:value-type="float">
            <text:p>174,84</text:p>
          </table:table-cell>
          <table:table-cell office:value-type="float" office:value="-1.5" calcext:value-type="float">
            <text:p>-1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74.66" calcext:value-type="float">
            <text:p>174,66</text:p>
          </table:table-cell>
          <table:table-cell office:value-type="float" office:value="-1.01" calcext:value-type="float">
            <text:p>-1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2" calcext:value-type="float">
            <text:p>174,62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27" calcext:value-type="float">
            <text:p>174,27</text:p>
          </table:table-cell>
          <table:table-cell office:value-type="float" office:value="-1.02" calcext:value-type="float">
            <text:p>-1,0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35" calcext:value-type="float">
            <text:p>174,35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4" calcext:value-type="float">
            <text:p>174,54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26" calcext:value-type="float">
            <text:p>174,26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75" calcext:value-type="float">
            <text:p>175</text:p>
          </table:table-cell>
          <table:table-cell office:value-type="float" office:value="-1.51" calcext:value-type="float">
            <text:p>-1,51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75" calcext:value-type="float">
            <text:p>174,75</text:p>
          </table:table-cell>
          <table:table-cell office:value-type="float" office:value="1.51" calcext:value-type="float">
            <text:p>1,51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5.09" calcext:value-type="float">
            <text:p>175,09</text:p>
          </table:table-cell>
          <table:table-cell office:value-type="float" office:value="0.5" calcext:value-type="float">
            <text:p>0,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5" calcext:value-type="float">
            <text:p>174,65</text:p>
          </table:table-cell>
          <table:table-cell office:value-type="float" office:value="-0.5" calcext:value-type="float">
            <text:p>-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36" calcext:value-type="float">
            <text:p>174,3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-0.5" calcext:value-type="float">
            <text:p>-0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5.05" calcext:value-type="float">
            <text:p>175,0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66" calcext:value-type="float">
            <text:p>174,66</text:p>
          </table:table-cell>
          <table:table-cell office:value-type="float" office:value="-1.51" calcext:value-type="float">
            <text:p>-1,5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33" calcext:value-type="float">
            <text:p>174,33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4" calcext:value-type="float">
            <text:p>175,04</text:p>
          </table:table-cell>
          <table:table-cell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" calcext:value-type="float">
            <text:p>174,5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9" calcext:value-type="float">
            <text:p>174,59</text:p>
          </table:table-cell>
          <table:table-cell office:value-type="float" office:value="-1" calcext:value-type="float">
            <text:p>-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2" calcext:value-type="float">
            <text:p>175,02</text:p>
          </table:table-cell>
          <table:table-cell office:value-type="float" office:value="0.5" calcext:value-type="float">
            <text:p>0,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59" calcext:value-type="float">
            <text:p>174,5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75.04" calcext:value-type="float">
            <text:p>175,04</text:p>
          </table:table-cell>
          <table:table-cell office:value-type="float" office:value="-1.51" calcext:value-type="float">
            <text:p>-1,51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3" calcext:value-type="float">
            <text:p>174,3</text:p>
          </table:table-cell>
          <table:table-cell office:value-type="float" office:value="1.02" calcext:value-type="float">
            <text:p>1,0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75" calcext:value-type="float">
            <text:p>174,75</text:p>
          </table:table-cell>
          <table:table-cell office:value-type="float" office:value="-0.51" calcext:value-type="float">
            <text:p>-0,51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2" calcext:value-type="float">
            <text:p>174,82</text:p>
          </table:table-cell>
          <table:table-cell office:value-type="float" office:value="1.01" calcext:value-type="float">
            <text:p>1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83" calcext:value-type="float">
            <text:p>174,83</text:p>
          </table:table-cell>
          <table:table-cell office:value-type="float" office:value="-1.01" calcext:value-type="float">
            <text:p>-1,01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34" calcext:value-type="float">
            <text:p>174,34</text:p>
          </table:table-cell>
          <table:table-cell office:value-type="float" office:value="0.52" calcext:value-type="float">
            <text:p>0,5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8" calcext:value-type="float">
            <text:p>174,58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72" calcext:value-type="float">
            <text:p>174,72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46" calcext:value-type="float">
            <text:p>174,46</text:p>
          </table:table-cell>
          <table:table-cell office:value-type="float" office:value="-1.5" calcext:value-type="float">
            <text:p>-1,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66" calcext:value-type="float">
            <text:p>174,6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25" calcext:value-type="float">
            <text:p>17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59" calcext:value-type="float">
            <text:p>174,59</text:p>
          </table:table-cell>
          <table:table-cell office:value-type="float" office:value="0.5" calcext:value-type="float">
            <text:p>0,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5.01" calcext:value-type="float">
            <text:p>175,01</text:p>
          </table:table-cell>
          <table:table-cell office:value-type="float" office:value="-0.5" calcext:value-type="float">
            <text:p>-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4" calcext:value-type="float">
            <text:p>174,4</text:p>
          </table:table-cell>
          <table:table-cell office:value-type="float" office:value="1.5" calcext:value-type="float">
            <text:p>1,5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94" calcext:value-type="float">
            <text:p>174,94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5.01" calcext:value-type="float">
            <text:p>175,01</text:p>
          </table:table-cell>
          <table:table-cell office:value-type="float" office:value="-1.01" calcext:value-type="float">
            <text:p>-1,01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4" calcext:value-type="float">
            <text:p>174,84</text:p>
          </table:table-cell>
          <table:table-cell office:value-type="float" office:value="1.01" calcext:value-type="float">
            <text:p>1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74.95" calcext:value-type="float">
            <text:p>174,95</text:p>
          </table:table-cell>
          <table:table-cell office:value-type="float" office:value="-1.51" calcext:value-type="float">
            <text:p>-1,51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39" calcext:value-type="float">
            <text:p>174,39</text:p>
          </table:table-cell>
          <table:table-cell office:value-type="float" office:value="0.5" calcext:value-type="float">
            <text:p>0,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" calcext:value-type="float">
            <text:p>174,3</text:p>
          </table:table-cell>
          <table:table-cell office:value-type="float" office:value="1.52" calcext:value-type="float">
            <text:p>1,5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74" calcext:value-type="float">
            <text:p>174,74</text:p>
          </table:table-cell>
          <table:table-cell office:value-type="float" office:value="-0.5" calcext:value-type="float">
            <text:p>-0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7" calcext:value-type="float">
            <text:p>175,07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62" calcext:value-type="float">
            <text:p>174,6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5.08" calcext:value-type="float">
            <text:p>175,08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76" calcext:value-type="float">
            <text:p>174,7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" calcext:value-type="float">
            <text:p>174,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98" calcext:value-type="float">
            <text:p>174,9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5" calcext:value-type="float">
            <text:p>174,5</text:p>
          </table:table-cell>
          <table:table-cell office:value-type="float" office:value="-0.5" calcext:value-type="float">
            <text:p>-0,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1" calcext:value-type="float">
            <text:p>174,6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72" calcext:value-type="float">
            <text:p>174,7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71" calcext:value-type="float">
            <text:p>174,71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42" calcext:value-type="float">
            <text:p>174,42</text:p>
          </table:table-cell>
          <table:table-cell office:value-type="float" office:value="-0.5" calcext:value-type="float">
            <text:p>-0,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98" calcext:value-type="float">
            <text:p>174,98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48" calcext:value-type="float">
            <text:p>174,4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99" calcext:value-type="float">
            <text:p>174,99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54" calcext:value-type="float">
            <text:p>174,54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59" calcext:value-type="float">
            <text:p>174,59</text:p>
          </table:table-cell>
          <table:table-cell office:value-type="float" office:value="-1.01" calcext:value-type="float">
            <text:p>-1,01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34" calcext:value-type="float">
            <text:p>174,34</text:p>
          </table:table-cell>
          <table:table-cell office:value-type="float" office:value="1.02" calcext:value-type="float">
            <text:p>1,0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1" calcext:value-type="float">
            <text:p>174,51</text:p>
          </table:table-cell>
          <table:table-cell office:value-type="float" office:value="0.5" calcext:value-type="float">
            <text:p>0,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2" calcext:value-type="float">
            <text:p>174,62</text:p>
          </table:table-cell>
          <table:table-cell office:value-type="float" office:value="-0.5" calcext:value-type="float">
            <text:p>-0,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55" calcext:value-type="float">
            <text:p>174,55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74" calcext:value-type="float">
            <text:p>174,74</text:p>
          </table:table-cell>
          <table:table-cell office:value-type="float" office:value="-2.01" calcext:value-type="float">
            <text:p>-2,0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8" calcext:value-type="float">
            <text:p>174,38</text:p>
          </table:table-cell>
          <table:table-cell office:value-type="float" office:value="1.52" calcext:value-type="float">
            <text:p>1,5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26" calcext:value-type="float">
            <text:p>174,26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4" calcext:value-type="float">
            <text:p>174,4</text:p>
          </table:table-cell>
          <table:table-cell office:value-type="float" office:value="-0.5" calcext:value-type="float">
            <text:p>-0,5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66" calcext:value-type="float">
            <text:p>174,66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8" calcext:value-type="float">
            <text:p>174,8</text:p>
          </table:table-cell>
          <table:table-cell office:value-type="float" office:value="1.5" calcext:value-type="float">
            <text:p>1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6" calcext:value-type="float">
            <text:p>174,86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92" calcext:value-type="float">
            <text:p>174,9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74" calcext:value-type="float">
            <text:p>174,74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9" calcext:value-type="float">
            <text:p>174,59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43" calcext:value-type="float">
            <text:p>174,43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71" calcext:value-type="float">
            <text:p>174,71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9" calcext:value-type="float">
            <text:p>175,09</text:p>
          </table:table-cell>
          <table:table-cell office:value-type="float" office:value="-0.5" calcext:value-type="float">
            <text:p>-0,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5" calcext:value-type="float">
            <text:p>175</text:p>
          </table:table-cell>
          <table:table-cell office:value-type="float" office:value="-0.5" calcext:value-type="float">
            <text:p>-0,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5.06" calcext:value-type="float">
            <text:p>175,06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1" calcext:value-type="float">
            <text:p>175,01</text:p>
          </table:table-cell>
          <table:table-cell office:value-type="float" office:value="0.5" calcext:value-type="float">
            <text:p>0,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73" calcext:value-type="float">
            <text:p>174,73</text:p>
          </table:table-cell>
          <table:table-cell office:value-type="float" office:value="-0.5" calcext:value-type="float">
            <text:p>-0,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9" calcext:value-type="float">
            <text:p>174,5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3" calcext:value-type="float">
            <text:p>174,3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41" calcext:value-type="float">
            <text:p>174,41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34" calcext:value-type="float">
            <text:p>174,34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5.01" calcext:value-type="float">
            <text:p>175,01</text:p>
          </table:table-cell>
          <table:table-cell office:value-type="float" office:value="-0.5" calcext:value-type="float">
            <text:p>-0,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4" calcext:value-type="float">
            <text:p>174,3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71" calcext:value-type="float">
            <text:p>174,7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58" calcext:value-type="float">
            <text:p>174,58</text:p>
          </table:table-cell>
          <table:table-cell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74" calcext:value-type="float">
            <text:p>174,74</text:p>
          </table:table-cell>
          <table:table-cell office:value-type="float" office:value="-1.5" calcext:value-type="float">
            <text:p>-1,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7" calcext:value-type="float">
            <text:p>174,7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5.03" calcext:value-type="float">
            <text:p>175,03</text:p>
          </table:table-cell>
          <table:table-cell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6" calcext:value-type="float">
            <text:p>174,66</text:p>
          </table:table-cell>
          <table:table-cell office:value-type="float" office:value="-0.5" calcext:value-type="float">
            <text:p>-0,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38" calcext:value-type="float">
            <text:p>174,38</text:p>
          </table:table-cell>
          <table:table-cell office:value-type="float" office:value="-0.5" calcext:value-type="float">
            <text:p>-0,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8" calcext:value-type="float">
            <text:p>174,58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27" calcext:value-type="float">
            <text:p>174,27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8" calcext:value-type="float">
            <text:p>174,38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9" calcext:value-type="float">
            <text:p>174,69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5.1" calcext:value-type="float">
            <text:p>175,1</text:p>
          </table:table-cell>
          <table:table-cell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26" calcext:value-type="float">
            <text:p>174,2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6" calcext:value-type="float">
            <text:p>94576</text:p>
          </table:table-cell>
          <table:table-cell office:value-type="float" office:value="577.68" calcext:value-type="float">
            <text:p>577,68</text:p>
          </table:table-cell>
          <table:table-cell office:value-type="float" office:value="174.8" calcext:value-type="float">
            <text:p>174,8</text:p>
          </table:table-cell>
          <table:table-cell office:value-type="float" office:value="-2.01" calcext:value-type="float">
            <text:p>-2,01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6" calcext:value-type="float">
            <text:p>174,6</text:p>
          </table:table-cell>
          <table:table-cell office:value-type="float" office:value="1.01" calcext:value-type="float">
            <text:p>1,01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97" calcext:value-type="float">
            <text:p>174,97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6" calcext:value-type="float">
            <text:p>175,06</text:p>
          </table:table-cell>
          <table:table-cell office:value-type="float" office:value="0.5" calcext:value-type="float">
            <text:p>0,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1" calcext:value-type="float">
            <text:p>175,01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4" calcext:value-type="float">
            <text:p>174,8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5.03" calcext:value-type="float">
            <text:p>175,03</text:p>
          </table:table-cell>
          <table:table-cell office:value-type="float" office:value="-0.5" calcext:value-type="float">
            <text:p>-0,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92" calcext:value-type="float">
            <text:p>174,92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5" calcext:value-type="float">
            <text:p>174,5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62" calcext:value-type="float">
            <text:p>174,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" calcext:value-type="float">
            <text:p>17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61" calcext:value-type="float">
            <text:p>174,61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86" calcext:value-type="float">
            <text:p>174,86</text:p>
          </table:table-cell>
          <table:table-cell office:value-type="float" office:value="-1" calcext:value-type="float">
            <text:p>-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9" calcext:value-type="float">
            <text:p>94569</text:p>
          </table:table-cell>
          <table:table-cell office:value-type="float" office:value="578.29" calcext:value-type="float">
            <text:p>578,29</text:p>
          </table:table-cell>
          <table:table-cell office:value-type="float" office:value="175.02" calcext:value-type="float">
            <text:p>175,02</text:p>
          </table:table-cell>
          <table:table-cell office:value-type="float" office:value="2.51" calcext:value-type="float">
            <text:p>2,5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62" calcext:value-type="float">
            <text:p>174,62</text:p>
          </table:table-cell>
          <table:table-cell office:value-type="float" office:value="-1.51" calcext:value-type="float">
            <text:p>-1,51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3" calcext:value-type="float">
            <text:p>174,5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58" calcext:value-type="float">
            <text:p>174,58</text:p>
          </table:table-cell>
          <table:table-cell office:value-type="float" office:value="-1.51" calcext:value-type="float">
            <text:p>-1,5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64" calcext:value-type="float">
            <text:p>174,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29" calcext:value-type="float">
            <text:p>174,29</text:p>
          </table:table-cell>
          <table:table-cell office:value-type="float" office:value="1.02" calcext:value-type="float">
            <text:p>1,0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94" calcext:value-type="float">
            <text:p>174,9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86" calcext:value-type="float">
            <text:p>174,86</text:p>
          </table:table-cell>
          <table:table-cell office:value-type="float" office:value="-2.01" calcext:value-type="float">
            <text:p>-2,01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99" calcext:value-type="float">
            <text:p>174,99</text:p>
          </table:table-cell>
          <table:table-cell office:value-type="float" office:value="1.51" calcext:value-type="float">
            <text:p>1,51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7" calcext:value-type="float">
            <text:p>175,07</text:p>
          </table:table-cell>
          <table:table-cell office:value-type="float" office:value="-0.5" calcext:value-type="float">
            <text:p>-0,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92" calcext:value-type="float">
            <text:p>174,92</text:p>
          </table:table-cell>
          <table:table-cell office:value-type="float" office:value="-0.5" calcext:value-type="float">
            <text:p>-0,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76" calcext:value-type="float">
            <text:p>174,76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85" calcext:value-type="float">
            <text:p>174,85</text:p>
          </table:table-cell>
          <table:table-cell office:value-type="float" office:value="-1.01" calcext:value-type="float">
            <text:p>-1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59" calcext:value-type="float">
            <text:p>174,59</text:p>
          </table:table-cell>
          <table:table-cell office:value-type="float" office:value="2.01" calcext:value-type="float">
            <text:p>2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97" calcext:value-type="float">
            <text:p>174,97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43" calcext:value-type="float">
            <text:p>174,43</text:p>
          </table:table-cell>
          <table:table-cell office:value-type="float" office:value="-0.5" calcext:value-type="float">
            <text:p>-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4" calcext:value-type="float">
            <text:p>174,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2" calcext:value-type="float">
            <text:p>175,02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75" calcext:value-type="float">
            <text:p>174,75</text:p>
          </table:table-cell>
          <table:table-cell office:value-type="float" office:value="-0.5" calcext:value-type="float">
            <text:p>-0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59" calcext:value-type="float">
            <text:p>174,59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62" calcext:value-type="float">
            <text:p>174,62</text:p>
          </table:table-cell>
          <table:table-cell office:value-type="float" office:value="-2.01" calcext:value-type="float">
            <text:p>-2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3" calcext:value-type="float">
            <text:p>175,03</text:p>
          </table:table-cell>
          <table:table-cell office:value-type="float" office:value="1.01" calcext:value-type="float">
            <text:p>1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9" calcext:value-type="float">
            <text:p>174,59</text:p>
          </table:table-cell>
          <table:table-cell office:value-type="float" office:value="0.5" calcext:value-type="float">
            <text:p>0,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93" calcext:value-type="float">
            <text:p>174,93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4" calcext:value-type="float">
            <text:p>174,4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1" calcext:value-type="float">
            <text:p>175,1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5.02" calcext:value-type="float">
            <text:p>175,02</text:p>
          </table:table-cell>
          <table:table-cell office:value-type="float" office:value="-1.01" calcext:value-type="float">
            <text:p>-1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29" calcext:value-type="float">
            <text:p>174,29</text:p>
          </table:table-cell>
          <table:table-cell office:value-type="float" office:value="1.02" calcext:value-type="float">
            <text:p>1,02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47" calcext:value-type="float">
            <text:p>174,47</text:p>
          </table:table-cell>
          <table:table-cell office:value-type="float" office:value="0.5" calcext:value-type="float">
            <text:p>0,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7" calcext:value-type="float">
            <text:p>174,7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48" calcext:value-type="float">
            <text:p>174,48</text:p>
          </table:table-cell>
          <table:table-cell office:value-type="float" office:value="-0.5" calcext:value-type="float">
            <text:p>-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81" calcext:value-type="float">
            <text:p>174,81</text:p>
          </table:table-cell>
          <table:table-cell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5" calcext:value-type="float">
            <text:p>94575</text:p>
          </table:table-cell>
          <table:table-cell office:value-type="float" office:value="577.76" calcext:value-type="float">
            <text:p>577,76</text:p>
          </table:table-cell>
          <table:table-cell office:value-type="float" office:value="174.98" calcext:value-type="float">
            <text:p>174,98</text:p>
          </table:table-cell>
          <table:table-cell office:value-type="float" office:value="-2.01" calcext:value-type="float">
            <text:p>-2,0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4" calcext:value-type="float">
            <text:p>175,04</text:p>
          </table:table-cell>
          <table:table-cell office:value-type="float" office:value="1.01" calcext:value-type="float">
            <text:p>1,01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5.02" calcext:value-type="float">
            <text:p>175,02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5.02" calcext:value-type="float">
            <text:p>175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94" calcext:value-type="float">
            <text:p>174,9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36" calcext:value-type="float">
            <text:p>174,36</text:p>
          </table:table-cell>
          <table:table-cell office:value-type="float" office:value="-0.5" calcext:value-type="float">
            <text:p>-0,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6" calcext:value-type="float">
            <text:p>174,6</text:p>
          </table:table-cell>
          <table:table-cell office:value-type="float" office:value="-0.5" calcext:value-type="float">
            <text:p>-0,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39" calcext:value-type="float">
            <text:p>174,39</text:p>
          </table:table-cell>
          <table:table-cell office:value-type="float" office:value="1.5" calcext:value-type="float">
            <text:p>1,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5.06" calcext:value-type="float">
            <text:p>175,06</text:p>
          </table:table-cell>
          <table:table-cell office:value-type="float" office:value="-0.5" calcext:value-type="float">
            <text:p>-0,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5.03" calcext:value-type="float">
            <text:p>175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77" calcext:value-type="float">
            <text:p>174,77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83" calcext:value-type="float">
            <text:p>174,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41" calcext:value-type="float">
            <text:p>174,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1" calcext:value-type="float">
            <text:p>174,31</text:p>
          </table:table-cell>
          <table:table-cell office:value-type="float" office:value="-0.5" calcext:value-type="float">
            <text:p>-0,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5" calcext:value-type="float">
            <text:p>17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81" calcext:value-type="float">
            <text:p>174,8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44" calcext:value-type="float">
            <text:p>174,44</text:p>
          </table:table-cell>
          <table:table-cell office:value-type="float" office:value="-0.5" calcext:value-type="float">
            <text:p>-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99" calcext:value-type="float">
            <text:p>174,99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1" calcext:value-type="float">
            <text:p>174,31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6" calcext:value-type="float">
            <text:p>175,06</text:p>
          </table:table-cell>
          <table:table-cell office:value-type="float" office:value="-0.5" calcext:value-type="float">
            <text:p>-0,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" calcext:value-type="float">
            <text:p>174,8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59" calcext:value-type="float">
            <text:p>174,59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94" calcext:value-type="float">
            <text:p>174,94</text:p>
          </table:table-cell>
          <table:table-cell office:value-type="float" office:value="-0.5" calcext:value-type="float">
            <text:p>-0,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9" calcext:value-type="float">
            <text:p>174,89</text:p>
          </table:table-cell>
          <table:table-cell office:value-type="float" office:value="-0.5" calcext:value-type="float">
            <text:p>-0,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5.06" calcext:value-type="float">
            <text:p>175,06</text:p>
          </table:table-cell>
          <table:table-cell office:value-type="float" office:value="-0.5" calcext:value-type="float">
            <text:p>-0,5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78" calcext:value-type="float">
            <text:p>174,78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44" calcext:value-type="float">
            <text:p>174,44</text:p>
          </table:table-cell>
          <table:table-cell office:value-type="float" office:value="0.5" calcext:value-type="float">
            <text:p>0,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1" calcext:value-type="float">
            <text:p>174,81</text:p>
          </table:table-cell>
          <table:table-cell office:value-type="float" office:value="-1" calcext:value-type="float">
            <text:p>-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42" calcext:value-type="float">
            <text:p>174,4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74.62" calcext:value-type="float">
            <text:p>174,62</text:p>
          </table:table-cell>
          <table:table-cell office:value-type="float" office:value="1.51" calcext:value-type="float">
            <text:p>1,5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9" calcext:value-type="float">
            <text:p>94569</text:p>
          </table:table-cell>
          <table:table-cell office:value-type="float" office:value="578.29" calcext:value-type="float">
            <text:p>578,29</text:p>
          </table:table-cell>
          <table:table-cell office:value-type="float" office:value="174.58" calcext:value-type="float">
            <text:p>174,58</text:p>
          </table:table-cell>
          <table:table-cell office:value-type="float" office:value="0.5" calcext:value-type="float">
            <text:p>0,5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5" calcext:value-type="float">
            <text:p>174,55</text:p>
          </table:table-cell>
          <table:table-cell office:value-type="float" office:value="-1.51" calcext:value-type="float">
            <text:p>-1,5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89" calcext:value-type="float">
            <text:p>174,89</text:p>
          </table:table-cell>
          <table:table-cell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74.66" calcext:value-type="float">
            <text:p>174,66</text:p>
          </table:table-cell>
          <table:table-cell office:value-type="float" office:value="0.51" calcext:value-type="float">
            <text:p>0,51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5" calcext:value-type="float">
            <text:p>174,55</text:p>
          </table:table-cell>
          <table:table-cell office:value-type="float" office:value="-1.01" calcext:value-type="float">
            <text:p>-1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5.08" calcext:value-type="float">
            <text:p>175,08</text:p>
          </table:table-cell>
          <table:table-cell office:value-type="float" office:value="-0.5" calcext:value-type="float">
            <text:p>-0,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9" calcext:value-type="float">
            <text:p>174,39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5.04" calcext:value-type="float">
            <text:p>175,04</text:p>
          </table:table-cell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54" calcext:value-type="float">
            <text:p>174,54</text:p>
          </table:table-cell>
          <table:table-cell office:value-type="float" office:value="0.5" calcext:value-type="float">
            <text:p>0,5</text:p>
          </table:table-cell>
          <table:table-cell office:value-type="float" office:value="-0.13" calcext:value-type="float">
            <text:p>-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8" calcext:value-type="float">
            <text:p>174,58</text:p>
          </table:table-cell>
          <table:table-cell office:value-type="float" office:value="0.5" calcext:value-type="float">
            <text:p>0,5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5" calcext:value-type="float">
            <text:p>174,65</text:p>
          </table:table-cell>
          <table:table-cell office:value-type="float" office:value="-0.5" calcext:value-type="float">
            <text:p>-0,5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" calcext:value-type="float">
            <text:p>174,6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84" calcext:value-type="float">
            <text:p>174,84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9" calcext:value-type="float">
            <text:p>174,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75.09" calcext:value-type="float">
            <text:p>175,09</text:p>
          </table:table-cell>
          <table:table-cell office:value-type="float" office:value="0.51" calcext:value-type="float">
            <text:p>0,5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74.82" calcext:value-type="float">
            <text:p>174,8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94" calcext:value-type="float">
            <text:p>174,94</text:p>
          </table:table-cell>
          <table:table-cell office:value-type="float" office:value="-1.51" calcext:value-type="float">
            <text:p>-1,5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84" calcext:value-type="float">
            <text:p>174,84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" calcext:value-type="float">
            <text:p>174,5</text:p>
          </table:table-cell>
          <table:table-cell office:value-type="float" office:value="-0.5" calcext:value-type="float">
            <text:p>-0,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4" calcext:value-type="float">
            <text:p>174,4</text:p>
          </table:table-cell>
          <table:table-cell office:value-type="float" office:value="0.5" calcext:value-type="float">
            <text:p>0,5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59" calcext:value-type="float">
            <text:p>174,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35" calcext:value-type="float">
            <text:p>174,3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55" calcext:value-type="float">
            <text:p>174,55</text:p>
          </table:table-cell>
          <table:table-cell office:value-type="float" office:value="-1" calcext:value-type="float">
            <text:p>-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5.04" calcext:value-type="float">
            <text:p>175,04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5" calcext:value-type="float">
            <text:p>174,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42" calcext:value-type="float">
            <text:p>174,42</text:p>
          </table:table-cell>
          <table:table-cell office:value-type="float" office:value="-1.5" calcext:value-type="float">
            <text:p>-1,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" calcext:value-type="float">
            <text:p>174,6</text:p>
          </table:table-cell>
          <table:table-cell office:value-type="float" office:value="0.5" calcext:value-type="float">
            <text:p>0,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8" calcext:value-type="float">
            <text:p>174,58</text:p>
          </table:table-cell>
          <table:table-cell office:value-type="float" office:value="0.5" calcext:value-type="float">
            <text:p>0,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42" calcext:value-type="float">
            <text:p>174,42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5.04" calcext:value-type="float">
            <text:p>175,04</text:p>
          </table:table-cell>
          <table:table-cell office:value-type="float" office:value="0.5" calcext:value-type="float">
            <text:p>0,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71" calcext:value-type="float">
            <text:p>174,71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42" calcext:value-type="float">
            <text:p>174,4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9" calcext:value-type="float">
            <text:p>94569</text:p>
          </table:table-cell>
          <table:table-cell office:value-type="float" office:value="578.29" calcext:value-type="float">
            <text:p>578,29</text:p>
          </table:table-cell>
          <table:table-cell office:value-type="float" office:value="174.55" calcext:value-type="float">
            <text:p>174,55</text:p>
          </table:table-cell>
          <table:table-cell office:value-type="float" office:value="1.01" calcext:value-type="float">
            <text:p>1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68" calcext:value-type="float">
            <text:p>174,68</text:p>
          </table:table-cell>
          <table:table-cell office:value-type="float" office:value="-2.01" calcext:value-type="float">
            <text:p>-2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2" calcext:value-type="float">
            <text:p>174,52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71" calcext:value-type="float">
            <text:p>174,7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74" calcext:value-type="float">
            <text:p>174,74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59" calcext:value-type="float">
            <text:p>174,59</text:p>
          </table:table-cell>
          <table:table-cell office:value-type="float" office:value="-0.5" calcext:value-type="float">
            <text:p>-0,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74" calcext:value-type="float">
            <text:p>174,74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43" calcext:value-type="float">
            <text:p>174,43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36" calcext:value-type="float">
            <text:p>174,36</text:p>
          </table:table-cell>
          <table:table-cell office:value-type="float" office:value="0.5" calcext:value-type="float">
            <text:p>0,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74.6" calcext:value-type="float">
            <text:p>174,6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5.02" calcext:value-type="float">
            <text:p>175,02</text:p>
          </table:table-cell>
          <table:table-cell office:value-type="float" office:value="-0.51" calcext:value-type="float">
            <text:p>-0,5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74.78" calcext:value-type="float">
            <text:p>174,78</text:p>
          </table:table-cell>
          <table:table-cell office:value-type="float" office:value="0.51" calcext:value-type="float">
            <text:p>0,51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74.66" calcext:value-type="float">
            <text:p>174,66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56" calcext:value-type="float">
            <text:p>174,56</text:p>
          </table:table-cell>
          <table:table-cell office:value-type="float" office:value="-1.01" calcext:value-type="float">
            <text:p>-1,01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0" calcext:value-type="float">
            <text:p>94570</text:p>
          </table:table-cell>
          <table:table-cell office:value-type="float" office:value="578.21" calcext:value-type="float">
            <text:p>578,21</text:p>
          </table:table-cell>
          <table:table-cell office:value-type="float" office:value="174.65" calcext:value-type="float">
            <text:p>174,65</text:p>
          </table:table-cell>
          <table:table-cell office:value-type="float" office:value="1.01" calcext:value-type="float">
            <text:p>1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52" calcext:value-type="float">
            <text:p>174,52</text:p>
          </table:table-cell>
          <table:table-cell office:value-type="float" office:value="-1.51" calcext:value-type="float">
            <text:p>-1,51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1" calcext:value-type="float">
            <text:p>94571</text:p>
          </table:table-cell>
          <table:table-cell office:value-type="float" office:value="578.12" calcext:value-type="float">
            <text:p>578,12</text:p>
          </table:table-cell>
          <table:table-cell office:value-type="float" office:value="174.87" calcext:value-type="float">
            <text:p>174,87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32" calcext:value-type="float">
            <text:p>174,32</text:p>
          </table:table-cell>
          <table:table-cell office:value-type="float" office:value="-1.5" calcext:value-type="float">
            <text:p>-1,5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93" calcext:value-type="float">
            <text:p>174,93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7" calcext:value-type="float">
            <text:p>174,7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72" calcext:value-type="float">
            <text:p>174,7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2" calcext:value-type="float">
            <text:p>94572</text:p>
          </table:table-cell>
          <table:table-cell office:value-type="float" office:value="578.03" calcext:value-type="float">
            <text:p>578,03</text:p>
          </table:table-cell>
          <table:table-cell office:value-type="float" office:value="174.32" calcext:value-type="float">
            <text:p>174,32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3" calcext:value-type="float">
            <text:p>94573</text:p>
          </table:table-cell>
          <table:table-cell office:value-type="float" office:value="577.94" calcext:value-type="float">
            <text:p>577,94</text:p>
          </table:table-cell>
          <table:table-cell office:value-type="float" office:value="174.82" calcext:value-type="float">
            <text:p>174,82</text:p>
          </table:table-cell>
          <table:table-cell office:value-type="float" office:value="-0.5" calcext:value-type="float">
            <text:p>-0,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74" calcext:value-type="float">
            <text:p>94574</text:p>
          </table:table-cell>
          <table:table-cell office:value-type="float" office:value="577.85" calcext:value-type="float">
            <text:p>577,85</text:p>
          </table:table-cell>
          <table:table-cell office:value-type="float" office:value="174.8" calcext:value-type="float">
            <text:p>174,8</text:p>
          </table:table-cell>
          <table:table-cell office:value-type="float" office:value="-0.5" calcext:value-type="float">
            <text:p>-0,5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26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0" table:style-name="ta1">
        <table:table-column table:style-name="co1" table:number-columns-repeated="7" table:default-cell-style-name="ce1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Temp.[C°]</text:p>
          </table:table-cell>
          <table:table-cell table:style-name="ce2" office:value-type="string" calcext:value-type="string">
            <text:p>Druck[Pa]</text:p>
          </table:table-cell>
          <table:table-cell table:style-name="ce2" office:value-type="string" calcext:value-type="string">
            <text:p>Hoehe[m]</text:p>
          </table:table-cell>
          <table:table-cell table:style-name="ce2" office:value-type="string" calcext:value-type="string">
            <text:p>dZeit[ms]</text:p>
          </table:table-cell>
          <table:table-cell table:style-name="ce2" office:value-type="string" calcext:value-type="string">
            <text:p>VarioR[m/s]</text:p>
          </table:table-cell>
          <table:table-cell table:style-name="ce2" office:value-type="string" calcext:value-type="string">
            <text:p>Vario[m/s]</text:p>
          </table:table-cell>
          <table:table-cell table:style-name="ce2" office:value-type="string" calcext:value-type="string">
            <text:p>BT Taster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2" calcext:value-type="float">
            <text:p>199,72</text:p>
          </table:table-cell>
          <table:table-cell office:value-type="float" office:value="-0.44" calcext:value-type="float">
            <text:p>-0,44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n. :</text:p>
          </table:table-cell>
          <table:table-cell table:style-name="ce4" table:formula="of:=MIN([.E3:.E2000])" office:value-type="float" office:value="-2.65" calcext:value-type="float">
            <text:p>-2,650</text:p>
          </table:table-cell>
          <table:table-cell table:style-name="ce4" table:formula="of:=MIN([.F3:.F2000])" office:value-type="float" office:value="-0.14" calcext:value-type="float">
            <text:p>-0,14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88" calcext:value-type="float">
            <text:p>199,88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ax. :</text:p>
          </table:table-cell>
          <table:table-cell table:style-name="ce4" table:formula="of:=MAX([.E3:.E2000])" office:value-type="float" office:value="2.65" calcext:value-type="float">
            <text:p>2,650</text:p>
          </table:table-cell>
          <table:table-cell table:style-name="ce4" table:formula="of:=MAX([.F3:.F2000])" office:value-type="float" office:value="0.16" calcext:value-type="float">
            <text:p>0,16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ttelwert :</text:p>
          </table:table-cell>
          <table:table-cell table:style-name="ce4" table:formula="of:=AVERAGE([.E3:.E2000])" office:value-type="float" office:value="0.00016260162601626" calcext:value-type="float">
            <text:p>0,000</text:p>
          </table:table-cell>
          <table:table-cell table:style-name="ce4" table:formula="of:=AVERAGE([.F3:.F2000])" office:value-type="float" office:value="0.00035230352303523" calcext:value-type="float">
            <text:p>0,000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2" calcext:value-type="float">
            <text:p>199,4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dAbw. :</text:p>
          </table:table-cell>
          <table:table-cell table:style-name="ce4" table:formula="of:=STDEV([.E3:.E2000])" office:value-type="float" office:value="0.806356186542784" calcext:value-type="float">
            <text:p>0,806</text:p>
          </table:table-cell>
          <table:table-cell table:style-name="ce4" table:formula="of:=STDEV([.F3:.F2000])" office:value-type="float" office:value="0.0482761024388903" calcext:value-type="float">
            <text:p>0,048</text:p>
          </table:table-cell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9" calcext:value-type="float">
            <text:p>199,59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" calcext:value-type="float">
            <text:p>199,5</text:p>
          </table:table-cell>
          <table:table-cell office:value-type="float" office:value="0.45" calcext:value-type="float">
            <text:p>0,4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8" calcext:value-type="float">
            <text:p>199,38</text:p>
          </table:table-cell>
          <table:table-cell office:value-type="float" office:value="0.44" calcext:value-type="float">
            <text:p>0,44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2" calcext:value-type="float">
            <text:p>199,42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04" calcext:value-type="float">
            <text:p>200,04</text:p>
          </table:table-cell>
          <table:table-cell office:value-type="float" office:value="0.44" calcext:value-type="float">
            <text:p>0,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99" calcext:value-type="float">
            <text:p>199,9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4" calcext:value-type="float">
            <text:p>199,54</text:p>
          </table:table-cell>
          <table:table-cell office:value-type="float" office:value="-0.89" calcext:value-type="float">
            <text:p>-0,8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7" calcext:value-type="float">
            <text:p>199,37</text:p>
          </table:table-cell>
          <table:table-cell office:value-type="float" office:value="0.89" calcext:value-type="float">
            <text:p>0,8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01" calcext:value-type="float">
            <text:p>200,01</text:p>
          </table:table-cell>
          <table:table-cell office:value-type="float" office:value="-0.89" calcext:value-type="float">
            <text:p>-0,8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9" calcext:value-type="float">
            <text:p>199,59</text:p>
          </table:table-cell>
          <table:table-cell office:value-type="float" office:value="0.45" calcext:value-type="float">
            <text:p>0,4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8" calcext:value-type="float">
            <text:p>199,58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6" calcext:value-type="float">
            <text:p>199,36</text:p>
          </table:table-cell>
          <table:table-cell office:value-type="float" office:value="0.45" calcext:value-type="float">
            <text:p>0,4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8" calcext:value-type="float">
            <text:p>199,9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26" calcext:value-type="float">
            <text:p>199,2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200.02" calcext:value-type="float">
            <text:p>200,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61" calcext:value-type="float">
            <text:p>199,6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54" calcext:value-type="float">
            <text:p>199,54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4" calcext:value-type="float">
            <text:p>199,34</text:p>
          </table:table-cell>
          <table:table-cell office:value-type="float" office:value="0.89" calcext:value-type="float">
            <text:p>0,89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9" calcext:value-type="float">
            <text:p>199,9</text:p>
          </table:table-cell>
          <table:table-cell office:value-type="float" office:value="0.44" calcext:value-type="float">
            <text:p>0,4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94" calcext:value-type="float">
            <text:p>199,94</text:p>
          </table:table-cell>
          <table:table-cell office:value-type="float" office:value="-1.32" calcext:value-type="float">
            <text:p>-1,3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7" calcext:value-type="float">
            <text:p>199,87</text:p>
          </table:table-cell>
          <table:table-cell office:value-type="float" office:value="0.89" calcext:value-type="float">
            <text:p>0,8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78" calcext:value-type="float">
            <text:p>199,78</text:p>
          </table:table-cell>
          <table:table-cell office:value-type="float" office:value="0.87" calcext:value-type="float">
            <text:p>0,8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9" calcext:value-type="float">
            <text:p>199,49</text:p>
          </table:table-cell>
          <table:table-cell office:value-type="float" office:value="-0.87" calcext:value-type="float">
            <text:p>-0,8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34" calcext:value-type="float">
            <text:p>199,34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84" calcext:value-type="float">
            <text:p>199,8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42" calcext:value-type="float">
            <text:p>199,42</text:p>
          </table:table-cell>
          <table:table-cell office:value-type="float" office:value="1.32" calcext:value-type="float">
            <text:p>1,3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8" calcext:value-type="float">
            <text:p>199,68</text:p>
          </table:table-cell>
          <table:table-cell office:value-type="float" office:value="-0.44" calcext:value-type="float">
            <text:p>-0,4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8" calcext:value-type="float">
            <text:p>94558</text:p>
          </table:table-cell>
          <table:table-cell office:value-type="float" office:value="579.26" calcext:value-type="float">
            <text:p>579,26</text:p>
          </table:table-cell>
          <table:table-cell office:value-type="float" office:value="199.59" calcext:value-type="float">
            <text:p>199,59</text:p>
          </table:table-cell>
          <table:table-cell office:value-type="float" office:value="0.89" calcext:value-type="float">
            <text:p>0,8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1" calcext:value-type="float">
            <text:p>200,1</text:p>
          </table:table-cell>
          <table:table-cell office:value-type="float" office:value="-0.88" calcext:value-type="float">
            <text:p>-0,8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9" calcext:value-type="float">
            <text:p>199,5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1" calcext:value-type="float">
            <text:p>199,41</text:p>
          </table:table-cell>
          <table:table-cell office:value-type="float" office:value="-0.44" calcext:value-type="float">
            <text:p>-0,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7" calcext:value-type="float">
            <text:p>199,3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3" calcext:value-type="float">
            <text:p>199,7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93" calcext:value-type="float">
            <text:p>199,93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6" calcext:value-type="float">
            <text:p>199,56</text:p>
          </table:table-cell>
          <table:table-cell office:value-type="float" office:value="0.89" calcext:value-type="float">
            <text:p>0,89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37" calcext:value-type="float">
            <text:p>199,37</text:p>
          </table:table-cell>
          <table:table-cell office:value-type="float" office:value="0.44" calcext:value-type="float">
            <text:p>0,44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91" calcext:value-type="float">
            <text:p>199,91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2" calcext:value-type="float">
            <text:p>199,4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2" calcext:value-type="float">
            <text:p>199,42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2" calcext:value-type="float">
            <text:p>199,52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8" calcext:value-type="float">
            <text:p>199,98</text:p>
          </table:table-cell>
          <table:table-cell office:value-type="float" office:value="0.45" calcext:value-type="float">
            <text:p>0,4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81" calcext:value-type="float">
            <text:p>199,81</text:p>
          </table:table-cell>
          <table:table-cell office:value-type="float" office:value="-1.32" calcext:value-type="float">
            <text:p>-1,3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7" calcext:value-type="float">
            <text:p>199,7</text:p>
          </table:table-cell>
          <table:table-cell office:value-type="float" office:value="2.2" calcext:value-type="float">
            <text:p>2,2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92" calcext:value-type="float">
            <text:p>199,92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4" calcext:value-type="float">
            <text:p>199,94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8" calcext:value-type="float">
            <text:p>199,58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76" calcext:value-type="float">
            <text:p>199,7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3" calcext:value-type="float">
            <text:p>199,33</text:p>
          </table:table-cell>
          <table:table-cell office:value-type="float" office:value="0.89" calcext:value-type="float">
            <text:p>0,8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42" calcext:value-type="float">
            <text:p>199,42</text:p>
          </table:table-cell>
          <table:table-cell office:value-type="float" office:value="0.44" calcext:value-type="float">
            <text:p>0,4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69" calcext:value-type="float">
            <text:p>199,69</text:p>
          </table:table-cell>
          <table:table-cell office:value-type="float" office:value="-0.87" calcext:value-type="float">
            <text:p>-0,87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2" calcext:value-type="float">
            <text:p>199,62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04" calcext:value-type="float">
            <text:p>200,04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4" calcext:value-type="float">
            <text:p>199,74</text:p>
          </table:table-cell>
          <table:table-cell office:value-type="float" office:value="0.89" calcext:value-type="float">
            <text:p>0,8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5" calcext:value-type="float">
            <text:p>199,85</text:p>
          </table:table-cell>
          <table:table-cell office:value-type="float" office:value="-0.44" calcext:value-type="float">
            <text:p>-0,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37" calcext:value-type="float">
            <text:p>199,37</text:p>
          </table:table-cell>
          <table:table-cell office:value-type="float" office:value="-0.45" calcext:value-type="float">
            <text:p>-0,4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8" calcext:value-type="float">
            <text:p>199,98</text:p>
          </table:table-cell>
          <table:table-cell office:value-type="float" office:value="0.45" calcext:value-type="float">
            <text:p>0,4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87" calcext:value-type="float">
            <text:p>199,87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94" calcext:value-type="float">
            <text:p>199,94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9" calcext:value-type="float">
            <text:p>199,59</text:p>
          </table:table-cell>
          <table:table-cell office:value-type="float" office:value="-1.32" calcext:value-type="float">
            <text:p>-1,3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1" calcext:value-type="float">
            <text:p>199,51</text:p>
          </table:table-cell>
          <table:table-cell office:value-type="float" office:value="0.89" calcext:value-type="float">
            <text:p>0,8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8" calcext:value-type="float">
            <text:p>199,58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200.06" calcext:value-type="float">
            <text:p>200,06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9" calcext:value-type="float">
            <text:p>199,9</text:p>
          </table:table-cell>
          <table:table-cell office:value-type="float" office:value="0.44" calcext:value-type="float">
            <text:p>0,44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33" calcext:value-type="float">
            <text:p>199,33</text:p>
          </table:table-cell>
          <table:table-cell office:value-type="float" office:value="0.44" calcext:value-type="float">
            <text:p>0,44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31" calcext:value-type="float">
            <text:p>199,31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93" calcext:value-type="float">
            <text:p>199,93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8" calcext:value-type="float">
            <text:p>199,78</text:p>
          </table:table-cell>
          <table:table-cell office:value-type="float" office:value="1.76" calcext:value-type="float">
            <text:p>1,76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58" calcext:value-type="float">
            <text:p>199,58</text:p>
          </table:table-cell>
          <table:table-cell office:value-type="float" office:value="0.44" calcext:value-type="float">
            <text:p>0,44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6" calcext:value-type="float">
            <text:p>199,6</text:p>
          </table:table-cell>
          <table:table-cell office:value-type="float" office:value="-2.2" calcext:value-type="float">
            <text:p>-2,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78" calcext:value-type="float">
            <text:p>199,78</text:p>
          </table:table-cell>
          <table:table-cell office:value-type="float" office:value="0.87" calcext:value-type="float">
            <text:p>0,8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59" calcext:value-type="float">
            <text:p>199,59</text:p>
          </table:table-cell>
          <table:table-cell office:value-type="float" office:value="1.32" calcext:value-type="float">
            <text:p>1,3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4" calcext:value-type="float">
            <text:p>199,54</text:p>
          </table:table-cell>
          <table:table-cell office:value-type="float" office:value="-0.87" calcext:value-type="float">
            <text:p>-0,8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1" calcext:value-type="float">
            <text:p>199,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200.04" calcext:value-type="float">
            <text:p>200,04</text:p>
          </table:table-cell>
          <table:table-cell office:value-type="float" office:value="0.87" calcext:value-type="float">
            <text:p>0,87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34" calcext:value-type="float">
            <text:p>199,34</text:p>
          </table:table-cell>
          <table:table-cell office:value-type="float" office:value="-1.76" calcext:value-type="float">
            <text:p>-1,7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84" calcext:value-type="float">
            <text:p>199,84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200.1" calcext:value-type="float">
            <text:p>200,1</text:p>
          </table:table-cell>
          <table:table-cell office:value-type="float" office:value="0.44" calcext:value-type="float">
            <text:p>0,4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56" calcext:value-type="float">
            <text:p>199,56</text:p>
          </table:table-cell>
          <table:table-cell office:value-type="float" office:value="-1.76" calcext:value-type="float">
            <text:p>-1,7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41" calcext:value-type="float">
            <text:p>199,4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2" calcext:value-type="float">
            <text:p>199,42</text:p>
          </table:table-cell>
          <table:table-cell office:value-type="float" office:value="1.33" calcext:value-type="float">
            <text:p>1,33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" calcext:value-type="float">
            <text:p>200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09" calcext:value-type="float">
            <text:p>200,09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26" calcext:value-type="float">
            <text:p>199,26</text:p>
          </table:table-cell>
          <table:table-cell office:value-type="float" office:value="0.45" calcext:value-type="float">
            <text:p>0,4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2" calcext:value-type="float">
            <text:p>199,42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8" calcext:value-type="float">
            <text:p>199,38</text:p>
          </table:table-cell>
          <table:table-cell office:value-type="float" office:value="0.45" calcext:value-type="float">
            <text:p>0,4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6" calcext:value-type="float">
            <text:p>199,46</text:p>
          </table:table-cell>
          <table:table-cell office:value-type="float" office:value="0.44" calcext:value-type="float">
            <text:p>0,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02" calcext:value-type="float">
            <text:p>20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5" calcext:value-type="float">
            <text:p>199,85</text:p>
          </table:table-cell>
          <table:table-cell office:value-type="float" office:value="-0.44" calcext:value-type="float">
            <text:p>-0,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84" calcext:value-type="float">
            <text:p>199,84</text:p>
          </table:table-cell>
          <table:table-cell office:value-type="float" office:value="0.44" calcext:value-type="float">
            <text:p>0,4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76" calcext:value-type="float">
            <text:p>199,76</text:p>
          </table:table-cell>
          <table:table-cell office:value-type="float" office:value="0.44" calcext:value-type="float">
            <text:p>0,44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6" calcext:value-type="float">
            <text:p>199,66</text:p>
          </table:table-cell>
          <table:table-cell office:value-type="float" office:value="-0.44" calcext:value-type="float">
            <text:p>-0,4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49" calcext:value-type="float">
            <text:p>199,49</text:p>
          </table:table-cell>
          <table:table-cell office:value-type="float" office:value="0.44" calcext:value-type="float">
            <text:p>0,4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38" calcext:value-type="float">
            <text:p>199,38</text:p>
          </table:table-cell>
          <table:table-cell office:value-type="float" office:value="-2.2" calcext:value-type="float">
            <text:p>-2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7" calcext:value-type="float">
            <text:p>199,97</text:p>
          </table:table-cell>
          <table:table-cell office:value-type="float" office:value="1.32" calcext:value-type="float">
            <text:p>1,3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4" calcext:value-type="float">
            <text:p>199,3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9" calcext:value-type="float">
            <text:p>199,49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58" calcext:value-type="float">
            <text:p>199,58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28" calcext:value-type="float">
            <text:p>199,28</text:p>
          </table:table-cell>
          <table:table-cell office:value-type="float" office:value="-1.33" calcext:value-type="float">
            <text:p>-1,33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" calcext:value-type="float">
            <text:p>199,3</text:p>
          </table:table-cell>
          <table:table-cell office:value-type="float" office:value="0.45" calcext:value-type="float">
            <text:p>0,4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94" calcext:value-type="float">
            <text:p>199,94</text:p>
          </table:table-cell>
          <table:table-cell office:value-type="float" office:value="0.44" calcext:value-type="float">
            <text:p>0,4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98" calcext:value-type="float">
            <text:p>199,98</text:p>
          </table:table-cell>
          <table:table-cell office:value-type="float" office:value="-0.89" calcext:value-type="float">
            <text:p>-0,8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98" calcext:value-type="float">
            <text:p>199,98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8" calcext:value-type="float">
            <text:p>199,38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98" calcext:value-type="float">
            <text:p>199,9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" calcext:value-type="float">
            <text:p>200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2" calcext:value-type="float">
            <text:p>199,52</text:p>
          </table:table-cell>
          <table:table-cell office:value-type="float" office:value="0.89" calcext:value-type="float">
            <text:p>0,8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7" calcext:value-type="float">
            <text:p>199,37</text:p>
          </table:table-cell>
          <table:table-cell office:value-type="float" office:value="-0.44" calcext:value-type="float">
            <text:p>-0,4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5" calcext:value-type="float">
            <text:p>199,75</text:p>
          </table:table-cell>
          <table:table-cell office:value-type="float" office:value="0.44" calcext:value-type="float">
            <text:p>0,4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2" calcext:value-type="float">
            <text:p>199,42</text:p>
          </table:table-cell>
          <table:table-cell office:value-type="float" office:value="-0.89" calcext:value-type="float">
            <text:p>-0,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95" calcext:value-type="float">
            <text:p>199,95</text:p>
          </table:table-cell>
          <table:table-cell office:value-type="float" office:value="1.32" calcext:value-type="float">
            <text:p>1,3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8" calcext:value-type="float">
            <text:p>199,68</text:p>
          </table:table-cell>
          <table:table-cell office:value-type="float" office:value="-1.32" calcext:value-type="float">
            <text:p>-1,3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35" calcext:value-type="float">
            <text:p>199,35</text:p>
          </table:table-cell>
          <table:table-cell office:value-type="float" office:value="1.33" calcext:value-type="float">
            <text:p>1,3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2" calcext:value-type="float">
            <text:p>199,62</text:p>
          </table:table-cell>
          <table:table-cell office:value-type="float" office:value="-1.32" calcext:value-type="float">
            <text:p>-1,3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2" calcext:value-type="float">
            <text:p>199,72</text:p>
          </table:table-cell>
          <table:table-cell office:value-type="float" office:value="0.45" calcext:value-type="float">
            <text:p>0,4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88" calcext:value-type="float">
            <text:p>199,88</text:p>
          </table:table-cell>
          <table:table-cell office:value-type="float" office:value="0.87" calcext:value-type="float">
            <text:p>0,8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6" calcext:value-type="float">
            <text:p>199,46</text:p>
          </table:table-cell>
          <table:table-cell office:value-type="float" office:value="-0.87" calcext:value-type="float">
            <text:p>-0,87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9" calcext:value-type="float">
            <text:p>199,5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" calcext:value-type="float">
            <text:p>199,9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4" calcext:value-type="float">
            <text:p>199,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4" calcext:value-type="float">
            <text:p>199,94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97" calcext:value-type="float">
            <text:p>199,97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8" calcext:value-type="float">
            <text:p>199,58</text:p>
          </table:table-cell>
          <table:table-cell office:value-type="float" office:value="0.45" calcext:value-type="float">
            <text:p>0,4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8" calcext:value-type="float">
            <text:p>199,5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78" calcext:value-type="float">
            <text:p>199,78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7" calcext:value-type="float">
            <text:p>199,67</text:p>
          </table:table-cell>
          <table:table-cell office:value-type="float" office:value="1.32" calcext:value-type="float">
            <text:p>1,3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8" calcext:value-type="float">
            <text:p>199,7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2" calcext:value-type="float">
            <text:p>199,42</text:p>
          </table:table-cell>
          <table:table-cell office:value-type="float" office:value="-0.44" calcext:value-type="float">
            <text:p>-0,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1" calcext:value-type="float">
            <text:p>199,61</text:p>
          </table:table-cell>
          <table:table-cell office:value-type="float" office:value="0.44" calcext:value-type="float">
            <text:p>0,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06" calcext:value-type="float">
            <text:p>20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86" calcext:value-type="float">
            <text:p>199,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5" calcext:value-type="float">
            <text:p>199,55</text:p>
          </table:table-cell>
          <table:table-cell office:value-type="float" office:value="-0.89" calcext:value-type="float">
            <text:p>-0,8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6" calcext:value-type="float">
            <text:p>199,86</text:p>
          </table:table-cell>
          <table:table-cell office:value-type="float" office:value="0.45" calcext:value-type="float">
            <text:p>0,4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88" calcext:value-type="float">
            <text:p>199,88</text:p>
          </table:table-cell>
          <table:table-cell office:value-type="float" office:value="0.44" calcext:value-type="float">
            <text:p>0,4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6" calcext:value-type="float">
            <text:p>199,36</text:p>
          </table:table-cell>
          <table:table-cell office:value-type="float" office:value="-0.44" calcext:value-type="float">
            <text:p>-0,44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" calcext:value-type="float">
            <text:p>199,6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200.1" calcext:value-type="float">
            <text:p>200,1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5" calcext:value-type="float">
            <text:p>199,55</text:p>
          </table:table-cell>
          <table:table-cell office:value-type="float" office:value="1.32" calcext:value-type="float">
            <text:p>1,3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82" calcext:value-type="float">
            <text:p>199,82</text:p>
          </table:table-cell>
          <table:table-cell office:value-type="float" office:value="-1.32" calcext:value-type="float">
            <text:p>-1,32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06" calcext:value-type="float">
            <text:p>200,06</text:p>
          </table:table-cell>
          <table:table-cell office:value-type="float" office:value="0.44" calcext:value-type="float">
            <text:p>0,4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" calcext:value-type="float">
            <text:p>200</text:p>
          </table:table-cell>
          <table:table-cell office:value-type="float" office:value="0.89" calcext:value-type="float">
            <text:p>0,8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03" calcext:value-type="float">
            <text:p>200,03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8" calcext:value-type="float">
            <text:p>94558</text:p>
          </table:table-cell>
          <table:table-cell office:value-type="float" office:value="579.26" calcext:value-type="float">
            <text:p>579,26</text:p>
          </table:table-cell>
          <table:table-cell office:value-type="float" office:value="199.32" calcext:value-type="float">
            <text:p>199,32</text:p>
          </table:table-cell>
          <table:table-cell office:value-type="float" office:value="1.78" calcext:value-type="float">
            <text:p>1,7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68" calcext:value-type="float">
            <text:p>199,68</text:p>
          </table:table-cell>
          <table:table-cell office:value-type="float" office:value="-1.32" calcext:value-type="float">
            <text:p>-1,3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3" calcext:value-type="float">
            <text:p>199,53</text:p>
          </table:table-cell>
          <table:table-cell office:value-type="float" office:value="0.44" calcext:value-type="float">
            <text:p>0,4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4" calcext:value-type="float">
            <text:p>199,4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4" calcext:value-type="float">
            <text:p>199,94</text:p>
          </table:table-cell>
          <table:table-cell office:value-type="float" office:value="-0.44" calcext:value-type="float">
            <text:p>-0,4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200.09" calcext:value-type="float">
            <text:p>200,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1" calcext:value-type="float">
            <text:p>200,1</text:p>
          </table:table-cell>
          <table:table-cell office:value-type="float" office:value="0.44" calcext:value-type="float">
            <text:p>0,4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7" calcext:value-type="float">
            <text:p>199,5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6" calcext:value-type="float">
            <text:p>199,6</text:p>
          </table:table-cell>
          <table:table-cell office:value-type="float" office:value="-1.32" calcext:value-type="float">
            <text:p>-1,3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3" calcext:value-type="float">
            <text:p>199,83</text:p>
          </table:table-cell>
          <table:table-cell office:value-type="float" office:value="0.89" calcext:value-type="float">
            <text:p>0,89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05" calcext:value-type="float">
            <text:p>200,05</text:p>
          </table:table-cell>
          <table:table-cell office:value-type="float" office:value="0.44" calcext:value-type="float">
            <text:p>0,44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3" calcext:value-type="float">
            <text:p>199,73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5" calcext:value-type="float">
            <text:p>199,5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9" calcext:value-type="float">
            <text:p>199,59</text:p>
          </table:table-cell>
          <table:table-cell office:value-type="float" office:value="0.44" calcext:value-type="float">
            <text:p>0,4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9" calcext:value-type="float">
            <text:p>199,4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7" calcext:value-type="float">
            <text:p>199,87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200.05" calcext:value-type="float">
            <text:p>200,05</text:p>
          </table:table-cell>
          <table:table-cell office:value-type="float" office:value="-1.32" calcext:value-type="float">
            <text:p>-1,32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3" calcext:value-type="float">
            <text:p>199,43</text:p>
          </table:table-cell>
          <table:table-cell office:value-type="float" office:value="1.32" calcext:value-type="float">
            <text:p>1,3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96" calcext:value-type="float">
            <text:p>199,96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9" calcext:value-type="float">
            <text:p>199,89</text:p>
          </table:table-cell>
          <table:table-cell office:value-type="float" office:value="0.89" calcext:value-type="float">
            <text:p>0,89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1" calcext:value-type="float">
            <text:p>199,5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42" calcext:value-type="float">
            <text:p>199,42</text:p>
          </table:table-cell>
          <table:table-cell office:value-type="float" office:value="-1.32" calcext:value-type="float">
            <text:p>-1,32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4" calcext:value-type="float">
            <text:p>199,54</text:p>
          </table:table-cell>
          <table:table-cell office:value-type="float" office:value="0.87" calcext:value-type="float">
            <text:p>0,87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4" calcext:value-type="float">
            <text:p>199,64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53" calcext:value-type="float">
            <text:p>199,53</text:p>
          </table:table-cell>
          <table:table-cell office:value-type="float" office:value="1.32" calcext:value-type="float">
            <text:p>1,3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3" calcext:value-type="float">
            <text:p>199,73</text:p>
          </table:table-cell>
          <table:table-cell office:value-type="float" office:value="-0.87" calcext:value-type="float">
            <text:p>-0,8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" calcext:value-type="float">
            <text:p>199,5</text:p>
          </table:table-cell>
          <table:table-cell office:value-type="float" office:value="0.44" calcext:value-type="float">
            <text:p>0,4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51" calcext:value-type="float">
            <text:p>199,51</text:p>
          </table:table-cell>
          <table:table-cell office:value-type="float" office:value="0.44" calcext:value-type="float">
            <text:p>0,44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200.07" calcext:value-type="float">
            <text:p>200,07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2" calcext:value-type="float">
            <text:p>199,62</text:p>
          </table:table-cell>
          <table:table-cell office:value-type="float" office:value="-0.44" calcext:value-type="float">
            <text:p>-0,44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46" calcext:value-type="float">
            <text:p>199,46</text:p>
          </table:table-cell>
          <table:table-cell office:value-type="float" office:value="0.44" calcext:value-type="float">
            <text:p>0,44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6" calcext:value-type="float">
            <text:p>199,76</text:p>
          </table:table-cell>
          <table:table-cell office:value-type="float" office:value="-0.87" calcext:value-type="float">
            <text:p>-0,8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7" calcext:value-type="float">
            <text:p>199,77</text:p>
          </table:table-cell>
          <table:table-cell office:value-type="float" office:value="0.44" calcext:value-type="float">
            <text:p>0,4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6" calcext:value-type="float">
            <text:p>199,6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8" calcext:value-type="float">
            <text:p>199,7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02" calcext:value-type="float">
            <text:p>200,02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27" calcext:value-type="float">
            <text:p>199,27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8" calcext:value-type="float">
            <text:p>199,78</text:p>
          </table:table-cell>
          <table:table-cell office:value-type="float" office:value="0.45" calcext:value-type="float">
            <text:p>0,4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5" calcext:value-type="float">
            <text:p>199,65</text:p>
          </table:table-cell>
          <table:table-cell office:value-type="float" office:value="-0.45" calcext:value-type="float">
            <text:p>-0,4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1" calcext:value-type="float">
            <text:p>199,61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62" calcext:value-type="float">
            <text:p>199,62</text:p>
          </table:table-cell>
          <table:table-cell office:value-type="float" office:value="0.45" calcext:value-type="float">
            <text:p>0,45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63" calcext:value-type="float">
            <text:p>199,63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2" calcext:value-type="float">
            <text:p>199,42</text:p>
          </table:table-cell>
          <table:table-cell office:value-type="float" office:value="0.44" calcext:value-type="float">
            <text:p>0,44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92" calcext:value-type="float">
            <text:p>199,92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88" calcext:value-type="float">
            <text:p>199,88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2" calcext:value-type="float">
            <text:p>199,72</text:p>
          </table:table-cell>
          <table:table-cell office:value-type="float" office:value="0.89" calcext:value-type="float">
            <text:p>0,8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8" calcext:value-type="float">
            <text:p>199,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" calcext:value-type="float">
            <text:p>199,3</text:p>
          </table:table-cell>
          <table:table-cell office:value-type="float" office:value="-0.44" calcext:value-type="float">
            <text:p>-0,4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8" calcext:value-type="float">
            <text:p>199,5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2" calcext:value-type="float">
            <text:p>199,62</text:p>
          </table:table-cell>
          <table:table-cell office:value-type="float" office:value="-0.45" calcext:value-type="float">
            <text:p>-0,4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26" calcext:value-type="float">
            <text:p>199,26</text:p>
          </table:table-cell>
          <table:table-cell office:value-type="float" office:value="0.45" calcext:value-type="float">
            <text:p>0,4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06" calcext:value-type="float">
            <text:p>200,06</text:p>
          </table:table-cell>
          <table:table-cell office:value-type="float" office:value="0.44" calcext:value-type="float">
            <text:p>0,4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41" calcext:value-type="float">
            <text:p>199,41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27" calcext:value-type="float">
            <text:p>199,27</text:p>
          </table:table-cell>
          <table:table-cell office:value-type="float" office:value="0.88" calcext:value-type="float">
            <text:p>0,88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5" calcext:value-type="float">
            <text:p>199,75</text:p>
          </table:table-cell>
          <table:table-cell office:value-type="float" office:value="0.45" calcext:value-type="float">
            <text:p>0,4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1" calcext:value-type="float">
            <text:p>200,1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8" calcext:value-type="float">
            <text:p>199,8</text:p>
          </table:table-cell>
          <table:table-cell office:value-type="float" office:value="1.32" calcext:value-type="float">
            <text:p>1,3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01" calcext:value-type="float">
            <text:p>200,01</text:p>
          </table:table-cell>
          <table:table-cell office:value-type="float" office:value="-0.44" calcext:value-type="float">
            <text:p>-0,4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01" calcext:value-type="float">
            <text:p>200,01</text:p>
          </table:table-cell>
          <table:table-cell office:value-type="float" office:value="-0.89" calcext:value-type="float">
            <text:p>-0,8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8" calcext:value-type="float">
            <text:p>199,48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6" calcext:value-type="float">
            <text:p>199,56</text:p>
          </table:table-cell>
          <table:table-cell office:value-type="float" office:value="-0.44" calcext:value-type="float">
            <text:p>-0,44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29" calcext:value-type="float">
            <text:p>199,29</text:p>
          </table:table-cell>
          <table:table-cell office:value-type="float" office:value="0.44" calcext:value-type="float">
            <text:p>0,4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3" calcext:value-type="float">
            <text:p>199,53</text:p>
          </table:table-cell>
          <table:table-cell office:value-type="float" office:value="-0.89" calcext:value-type="float">
            <text:p>-0,8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3" calcext:value-type="float">
            <text:p>199,43</text:p>
          </table:table-cell>
          <table:table-cell office:value-type="float" office:value="0.45" calcext:value-type="float">
            <text:p>0,4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8" calcext:value-type="float">
            <text:p>94558</text:p>
          </table:table-cell>
          <table:table-cell office:value-type="float" office:value="579.26" calcext:value-type="float">
            <text:p>579,26</text:p>
          </table:table-cell>
          <table:table-cell office:value-type="float" office:value="199.84" calcext:value-type="float">
            <text:p>199,84</text:p>
          </table:table-cell>
          <table:table-cell office:value-type="float" office:value="1.32" calcext:value-type="float">
            <text:p>1,3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2" calcext:value-type="float">
            <text:p>199,82</text:p>
          </table:table-cell>
          <table:table-cell office:value-type="float" office:value="-1.32" calcext:value-type="float">
            <text:p>-1,3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7" calcext:value-type="float">
            <text:p>199,9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8" calcext:value-type="float">
            <text:p>199,48</text:p>
          </table:table-cell>
          <table:table-cell office:value-type="float" office:value="0.44" calcext:value-type="float">
            <text:p>0,4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6" calcext:value-type="float">
            <text:p>199,76</text:p>
          </table:table-cell>
          <table:table-cell office:value-type="float" office:value="-0.44" calcext:value-type="float">
            <text:p>-0,4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" calcext:value-type="float">
            <text:p>199,6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86" calcext:value-type="float">
            <text:p>199,86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2" calcext:value-type="float">
            <text:p>199,4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3" calcext:value-type="float">
            <text:p>199,83</text:p>
          </table:table-cell>
          <table:table-cell office:value-type="float" office:value="0.45" calcext:value-type="float">
            <text:p>0,45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1" calcext:value-type="float">
            <text:p>199,61</text:p>
          </table:table-cell>
          <table:table-cell office:value-type="float" office:value="0.44" calcext:value-type="float">
            <text:p>0,44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8" calcext:value-type="float">
            <text:p>199,58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8" calcext:value-type="float">
            <text:p>199,8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1" calcext:value-type="float">
            <text:p>199,4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7" calcext:value-type="float">
            <text:p>199,57</text:p>
          </table:table-cell>
          <table:table-cell office:value-type="float" office:value="0.44" calcext:value-type="float">
            <text:p>0,4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34" calcext:value-type="float">
            <text:p>199,34</text:p>
          </table:table-cell>
          <table:table-cell office:value-type="float" office:value="-0.89" calcext:value-type="float">
            <text:p>-0,8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85" calcext:value-type="float">
            <text:p>199,8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86" calcext:value-type="float">
            <text:p>199,86</text:p>
          </table:table-cell>
          <table:table-cell office:value-type="float" office:value="0.89" calcext:value-type="float">
            <text:p>0,8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83" calcext:value-type="float">
            <text:p>199,83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05" calcext:value-type="float">
            <text:p>200,05</text:p>
          </table:table-cell>
          <table:table-cell office:value-type="float" office:value="1.76" calcext:value-type="float">
            <text:p>1,7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3" calcext:value-type="float">
            <text:p>199,83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8" calcext:value-type="float">
            <text:p>199,58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29" calcext:value-type="float">
            <text:p>199,29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98" calcext:value-type="float">
            <text:p>199,98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1" calcext:value-type="float">
            <text:p>199,51</text:p>
          </table:table-cell>
          <table:table-cell office:value-type="float" office:value="1.32" calcext:value-type="float">
            <text:p>1,3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" calcext:value-type="float">
            <text:p>199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34" calcext:value-type="float">
            <text:p>199,34</text:p>
          </table:table-cell>
          <table:table-cell office:value-type="float" office:value="-1.76" calcext:value-type="float">
            <text:p>-1,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69" calcext:value-type="float">
            <text:p>199,69</text:p>
          </table:table-cell>
          <table:table-cell office:value-type="float" office:value="1.32" calcext:value-type="float">
            <text:p>1,32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7" calcext:value-type="float">
            <text:p>199,3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6" calcext:value-type="float">
            <text:p>199,36</text:p>
          </table:table-cell>
          <table:table-cell office:value-type="float" office:value="0.44" calcext:value-type="float">
            <text:p>0,4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64" calcext:value-type="float">
            <text:p>199,64</text:p>
          </table:table-cell>
          <table:table-cell office:value-type="float" office:value="-0.44" calcext:value-type="float">
            <text:p>-0,4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" calcext:value-type="float">
            <text:p>199,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76" calcext:value-type="float">
            <text:p>199,76</text:p>
          </table:table-cell>
          <table:table-cell office:value-type="float" office:value="-0.45" calcext:value-type="float">
            <text:p>-0,4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35" calcext:value-type="float">
            <text:p>199,3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1" calcext:value-type="float">
            <text:p>199,41</text:p>
          </table:table-cell>
          <table:table-cell office:value-type="float" office:value="0.45" calcext:value-type="float">
            <text:p>0,4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85" calcext:value-type="float">
            <text:p>199,85</text:p>
          </table:table-cell>
          <table:table-cell office:value-type="float" office:value="0.44" calcext:value-type="float">
            <text:p>0,4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8" calcext:value-type="float">
            <text:p>199,88</text:p>
          </table:table-cell>
          <table:table-cell office:value-type="float" office:value="-0.44" calcext:value-type="float">
            <text:p>-0,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42" calcext:value-type="float">
            <text:p>199,42</text:p>
          </table:table-cell>
          <table:table-cell office:value-type="float" office:value="0.87" calcext:value-type="float">
            <text:p>0,8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200.07" calcext:value-type="float">
            <text:p>200,07</text:p>
          </table:table-cell>
          <table:table-cell office:value-type="float" office:value="-1.76" calcext:value-type="float">
            <text:p>-1,76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7" calcext:value-type="float">
            <text:p>94557</text:p>
          </table:table-cell>
          <table:table-cell office:value-type="float" office:value="579.35" calcext:value-type="float">
            <text:p>579,35</text:p>
          </table:table-cell>
          <table:table-cell office:value-type="float" office:value="199.35" calcext:value-type="float">
            <text:p>199,35</text:p>
          </table:table-cell>
          <table:table-cell office:value-type="float" office:value="2.65" calcext:value-type="float">
            <text:p>2,6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3" calcext:value-type="float">
            <text:p>199,3</text:p>
          </table:table-cell>
          <table:table-cell office:value-type="float" office:value="-2.21" calcext:value-type="float">
            <text:p>-2,2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59" calcext:value-type="float">
            <text:p>199,59</text:p>
          </table:table-cell>
          <table:table-cell office:value-type="float" office:value="-0.44" calcext:value-type="float">
            <text:p>-0,4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6" calcext:value-type="float">
            <text:p>199,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53" calcext:value-type="float">
            <text:p>199,53</text:p>
          </table:table-cell>
          <table:table-cell office:value-type="float" office:value="-0.44" calcext:value-type="float">
            <text:p>-0,4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5" calcext:value-type="float">
            <text:p>199,75</text:p>
          </table:table-cell>
          <table:table-cell office:value-type="float" office:value="1.32" calcext:value-type="float">
            <text:p>1,32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34" calcext:value-type="float">
            <text:p>199,34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06" calcext:value-type="float">
            <text:p>200,0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1" calcext:value-type="float">
            <text:p>199,41</text:p>
          </table:table-cell>
          <table:table-cell office:value-type="float" office:value="0.45" calcext:value-type="float">
            <text:p>0,45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57" calcext:value-type="float">
            <text:p>199,57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97" calcext:value-type="float">
            <text:p>199,97</text:p>
          </table:table-cell>
          <table:table-cell office:value-type="float" office:value="1.32" calcext:value-type="float">
            <text:p>1,3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77" calcext:value-type="float">
            <text:p>199,77</text:p>
          </table:table-cell>
          <table:table-cell office:value-type="float" office:value="-1.32" calcext:value-type="float">
            <text:p>-1,3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81" calcext:value-type="float">
            <text:p>199,81</text:p>
          </table:table-cell>
          <table:table-cell office:value-type="float" office:value="0.44" calcext:value-type="float">
            <text:p>0,4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6" calcext:value-type="float">
            <text:p>199,66</text:p>
          </table:table-cell>
          <table:table-cell office:value-type="float" office:value="0.89" calcext:value-type="float">
            <text:p>0,8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89" calcext:value-type="float">
            <text:p>199,8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" calcext:value-type="float">
            <text:p>199,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26" calcext:value-type="float">
            <text:p>199,26</text:p>
          </table:table-cell>
          <table:table-cell office:value-type="float" office:value="-0.89" calcext:value-type="float">
            <text:p>-0,8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34" calcext:value-type="float">
            <text:p>199,34</text:p>
          </table:table-cell>
          <table:table-cell office:value-type="float" office:value="1.33" calcext:value-type="float">
            <text:p>1,33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2" calcext:value-type="float">
            <text:p>199,32</text:p>
          </table:table-cell>
          <table:table-cell office:value-type="float" office:value="-0.44" calcext:value-type="float">
            <text:p>-0,44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82" calcext:value-type="float">
            <text:p>199,82</text:p>
          </table:table-cell>
          <table:table-cell office:value-type="float" office:value="-0.89" calcext:value-type="float">
            <text:p>-0,8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" calcext:value-type="float">
            <text:p>199,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08" calcext:value-type="float">
            <text:p>200,08</text:p>
          </table:table-cell>
          <table:table-cell office:value-type="float" office:value="0.88" calcext:value-type="float">
            <text:p>0,8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6" calcext:value-type="float">
            <text:p>199,36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1" calcext:value-type="float">
            <text:p>199,41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81" calcext:value-type="float">
            <text:p>199,8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66" calcext:value-type="float">
            <text:p>199,66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9" calcext:value-type="float">
            <text:p>-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2" calcext:value-type="float">
            <text:p>199,52</text:p>
          </table:table-cell>
          <table:table-cell office:value-type="float" office:value="0.44" calcext:value-type="float">
            <text:p>0,4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81" calcext:value-type="float">
            <text:p>199,81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8" calcext:value-type="float">
            <text:p>-0,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6" calcext:value-type="float">
            <text:p>199,46</text:p>
          </table:table-cell>
          <table:table-cell office:value-type="float" office:value="0.89" calcext:value-type="float">
            <text:p>0,89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7" calcext:value-type="float">
            <text:p>199,7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34" calcext:value-type="float">
            <text:p>199,34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72" calcext:value-type="float">
            <text:p>199,7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9" calcext:value-type="float">
            <text:p>199,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5" calcext:value-type="float">
            <text:p>199,5</text:p>
          </table:table-cell>
          <table:table-cell office:value-type="float" office:value="1.32" calcext:value-type="float">
            <text:p>1,3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6" calcext:value-type="float">
            <text:p>199,46</text:p>
          </table:table-cell>
          <table:table-cell office:value-type="float" office:value="-0.87" calcext:value-type="float">
            <text:p>-0,8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2" calcext:value-type="float">
            <text:p>199,42</text:p>
          </table:table-cell>
          <table:table-cell office:value-type="float" office:value="-0.45" calcext:value-type="float">
            <text:p>-0,4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9" calcext:value-type="float">
            <text:p>199,9</text:p>
          </table:table-cell>
          <table:table-cell office:value-type="float" office:value="-0.87" calcext:value-type="float">
            <text:p>-0,87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1" calcext:value-type="float">
            <text:p>199,41</text:p>
          </table:table-cell>
          <table:table-cell office:value-type="float" office:value="0.87" calcext:value-type="float">
            <text:p>0,87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07" calcext:value-type="float">
            <text:p>200,07</text:p>
          </table:table-cell>
          <table:table-cell office:value-type="float" office:value="0.88" calcext:value-type="float">
            <text:p>0,8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84" calcext:value-type="float">
            <text:p>199,8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2" calcext:value-type="float">
            <text:p>199,4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92" calcext:value-type="float">
            <text:p>199,9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88" calcext:value-type="float">
            <text:p>199,88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1" calcext:value-type="float">
            <text:p>199,81</text:p>
          </table:table-cell>
          <table:table-cell office:value-type="float" office:value="0.45" calcext:value-type="float">
            <text:p>0,4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8" calcext:value-type="float">
            <text:p>199,38</text:p>
          </table:table-cell>
          <table:table-cell office:value-type="float" office:value="0.44" calcext:value-type="float">
            <text:p>0,44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8" calcext:value-type="float">
            <text:p>199,88</text:p>
          </table:table-cell>
          <table:table-cell office:value-type="float" office:value="-0.44" calcext:value-type="float">
            <text:p>-0,4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" calcext:value-type="float">
            <text:p>199,6</text:p>
          </table:table-cell>
          <table:table-cell office:value-type="float" office:value="-0.45" calcext:value-type="float">
            <text:p>-0,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98" calcext:value-type="float">
            <text:p>199,98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office:value-type="float" office:value="0.89" calcext:value-type="float">
            <text:p>0,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6" calcext:value-type="float">
            <text:p>199,66</text:p>
          </table:table-cell>
          <table:table-cell office:value-type="float" office:value="0.44" calcext:value-type="float">
            <text:p>0,44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94" calcext:value-type="float">
            <text:p>199,94</text:p>
          </table:table-cell>
          <table:table-cell office:value-type="float" office:value="-1.32" calcext:value-type="float">
            <text:p>-1,32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29" calcext:value-type="float">
            <text:p>199,29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1" calcext:value-type="float">
            <text:p>199,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48" calcext:value-type="float">
            <text:p>199,48</text:p>
          </table:table-cell>
          <table:table-cell office:value-type="float" office:value="0.44" calcext:value-type="float">
            <text:p>0,4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38" calcext:value-type="float">
            <text:p>199,38</text:p>
          </table:table-cell>
          <table:table-cell office:value-type="float" office:value="-0.87" calcext:value-type="float">
            <text:p>-0,8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5" calcext:value-type="float">
            <text:p>199,5</text:p>
          </table:table-cell>
          <table:table-cell office:value-type="float" office:value="0.87" calcext:value-type="float">
            <text:p>0,8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200.06" calcext:value-type="float">
            <text:p>200,06</text:p>
          </table:table-cell>
          <table:table-cell office:value-type="float" office:value="-0.87" calcext:value-type="float">
            <text:p>-0,8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96" calcext:value-type="float">
            <text:p>199,96</text:p>
          </table:table-cell>
          <table:table-cell office:value-type="float" office:value="0.44" calcext:value-type="float">
            <text:p>0,44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46" calcext:value-type="float">
            <text:p>199,46</text:p>
          </table:table-cell>
          <table:table-cell office:value-type="float" office:value="0.44" calcext:value-type="float">
            <text:p>0,4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200.08" calcext:value-type="float">
            <text:p>200,08</text:p>
          </table:table-cell>
          <table:table-cell office:value-type="float" office:value="-0.87" calcext:value-type="float">
            <text:p>-0,8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97" calcext:value-type="float">
            <text:p>199,97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7" calcext:value-type="float">
            <text:p>199,47</text:p>
          </table:table-cell>
          <table:table-cell office:value-type="float" office:value="0.45" calcext:value-type="float">
            <text:p>0,45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48" calcext:value-type="float">
            <text:p>199,4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1" calcext:value-type="float">
            <text:p>199,41</text:p>
          </table:table-cell>
          <table:table-cell office:value-type="float" office:value="0.44" calcext:value-type="float">
            <text:p>0,44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69" calcext:value-type="float">
            <text:p>199,69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8" calcext:value-type="float">
            <text:p>199,58</text:p>
          </table:table-cell>
          <table:table-cell office:value-type="float" office:value="0.44" calcext:value-type="float">
            <text:p>0,44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29" calcext:value-type="float">
            <text:p>199,29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9" calcext:value-type="float">
            <text:p>199,59</text:p>
          </table:table-cell>
          <table:table-cell office:value-type="float" office:value="0.45" calcext:value-type="float">
            <text:p>0,45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5" calcext:value-type="float">
            <text:p>199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95" calcext:value-type="float">
            <text:p>199,95</text:p>
          </table:table-cell>
          <table:table-cell office:value-type="float" office:value="0.44" calcext:value-type="float">
            <text:p>0,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9" calcext:value-type="float">
            <text:p>199,59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2" calcext:value-type="float">
            <text:p>199,42</text:p>
          </table:table-cell>
          <table:table-cell office:value-type="float" office:value="0.89" calcext:value-type="float">
            <text:p>0,8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26" calcext:value-type="float">
            <text:p>199,26</text:p>
          </table:table-cell>
          <table:table-cell office:value-type="float" office:value="-0.89" calcext:value-type="float">
            <text:p>-0,89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8" calcext:value-type="float">
            <text:p>199,78</text:p>
          </table:table-cell>
          <table:table-cell office:value-type="float" office:value="0.45" calcext:value-type="float">
            <text:p>0,45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5" calcext:value-type="float">
            <text:p>199,55</text:p>
          </table:table-cell>
          <table:table-cell office:value-type="float" office:value="-0.45" calcext:value-type="float">
            <text:p>-0,4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05" calcext:value-type="float">
            <text:p>20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200.09" calcext:value-type="float">
            <text:p>200,09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" calcext:value-type="float">
            <text:p>200</text:p>
          </table:table-cell>
          <table:table-cell office:value-type="float" office:value="0.44" calcext:value-type="float">
            <text:p>0,44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9" calcext:value-type="float">
            <text:p>199,59</text:p>
          </table:table-cell>
          <table:table-cell office:value-type="float" office:value="0.89" calcext:value-type="float">
            <text:p>0,89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8" calcext:value-type="float">
            <text:p>94558</text:p>
          </table:table-cell>
          <table:table-cell office:value-type="float" office:value="579.26" calcext:value-type="float">
            <text:p>579,26</text:p>
          </table:table-cell>
          <table:table-cell office:value-type="float" office:value="199.59" calcext:value-type="float">
            <text:p>199,59</text:p>
          </table:table-cell>
          <table:table-cell office:value-type="float" office:value="0.89" calcext:value-type="float">
            <text:p>0,8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199.41" calcext:value-type="float">
            <text:p>199,41</text:p>
          </table:table-cell>
          <table:table-cell office:value-type="float" office:value="-2.65" calcext:value-type="float">
            <text:p>-2,65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5" calcext:value-type="float">
            <text:p>199,55</text:p>
          </table:table-cell>
          <table:table-cell office:value-type="float" office:value="1.76" calcext:value-type="float">
            <text:p>1,7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8" calcext:value-type="float">
            <text:p>199,3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79" calcext:value-type="float">
            <text:p>199,79</text:p>
          </table:table-cell>
          <table:table-cell office:value-type="float" office:value="-0.44" calcext:value-type="float">
            <text:p>-0,4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8" calcext:value-type="float">
            <text:p>199,8</text:p>
          </table:table-cell>
          <table:table-cell office:value-type="float" office:value="0.44" calcext:value-type="float">
            <text:p>0,44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59" calcext:value-type="float">
            <text:p>199,59</text:p>
          </table:table-cell>
          <table:table-cell office:value-type="float" office:value="0.44" calcext:value-type="float">
            <text:p>0,4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9" calcext:value-type="float">
            <text:p>199,9</text:p>
          </table:table-cell>
          <table:table-cell office:value-type="float" office:value="-1.32" calcext:value-type="float">
            <text:p>-1,3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1" calcext:value-type="float">
            <text:p>199,51</text:p>
          </table:table-cell>
          <table:table-cell office:value-type="float" office:value="0.89" calcext:value-type="float">
            <text:p>0,89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34" calcext:value-type="float">
            <text:p>199,34</text:p>
          </table:table-cell>
          <table:table-cell office:value-type="float" office:value="-1.33" calcext:value-type="float">
            <text:p>-1,3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58" calcext:value-type="float">
            <text:p>199,58</text:p>
          </table:table-cell>
          <table:table-cell office:value-type="float" office:value="0.44" calcext:value-type="float">
            <text:p>0,44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5" calcext:value-type="float">
            <text:p>199,75</text:p>
          </table:table-cell>
          <table:table-cell office:value-type="float" office:value="0.89" calcext:value-type="float">
            <text:p>0,89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62" calcext:value-type="float">
            <text:p>199,62</text:p>
          </table:table-cell>
          <table:table-cell office:value-type="float" office:value="-1.32" calcext:value-type="float">
            <text:p>-1,32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200.06" calcext:value-type="float">
            <text:p>200,06</text:p>
          </table:table-cell>
          <table:table-cell office:value-type="float" office:value="0.89" calcext:value-type="float">
            <text:p>0,89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9" calcext:value-type="float">
            <text:p>199,9</text:p>
          </table:table-cell>
          <table:table-cell office:value-type="float" office:value="-0.89" calcext:value-type="float">
            <text:p>-0,89</text:p>
          </table:table-cell>
          <table:table-cell office:value-type="float" office:value="-0.11" calcext:value-type="float">
            <text:p>-0,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66" calcext:value-type="float">
            <text:p>199,66</text:p>
          </table:table-cell>
          <table:table-cell office:value-type="float" office:value="0.44" calcext:value-type="float">
            <text:p>0,44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37" calcext:value-type="float">
            <text:p>199,37</text:p>
          </table:table-cell>
          <table:table-cell office:value-type="float" office:value="1.33" calcext:value-type="float">
            <text:p>1,33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34" calcext:value-type="float">
            <text:p>199,34</text:p>
          </table:table-cell>
          <table:table-cell office:value-type="float" office:value="-1.33" calcext:value-type="float">
            <text:p>-1,3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55" calcext:value-type="float">
            <text:p>199,55</text:p>
          </table:table-cell>
          <table:table-cell office:value-type="float" office:value="0.89" calcext:value-type="float">
            <text:p>0,8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3" calcext:value-type="float">
            <text:p>94563</text:p>
          </table:table-cell>
          <table:table-cell office:value-type="float" office:value="578.82" calcext:value-type="float">
            <text:p>578,82</text:p>
          </table:table-cell>
          <table:table-cell office:value-type="float" office:value="199.57" calcext:value-type="float">
            <text:p>199,57</text:p>
          </table:table-cell>
          <table:table-cell office:value-type="float" office:value="-1.32" calcext:value-type="float">
            <text:p>-1,32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9" calcext:value-type="float">
            <text:p>199,39</text:p>
          </table:table-cell>
          <table:table-cell office:value-type="float" office:value="1.33" calcext:value-type="float">
            <text:p>1,3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8" calcext:value-type="float">
            <text:p>199,3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4" calcext:value-type="float">
            <text:p>94564</text:p>
          </table:table-cell>
          <table:table-cell office:value-type="float" office:value="578.73" calcext:value-type="float">
            <text:p>578,73</text:p>
          </table:table-cell>
          <table:table-cell office:value-type="float" office:value="200.02" calcext:value-type="float">
            <text:p>200,02</text:p>
          </table:table-cell>
          <table:table-cell office:value-type="float" office:value="-1.76" calcext:value-type="float">
            <text:p>-1,7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94" calcext:value-type="float">
            <text:p>199,94</text:p>
          </table:table-cell>
          <table:table-cell office:value-type="float" office:value="1.32" calcext:value-type="float">
            <text:p>1,3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9" calcext:value-type="float">
            <text:p>199,79</text:p>
          </table:table-cell>
          <table:table-cell office:value-type="float" office:value="0.44" calcext:value-type="float">
            <text:p>0,44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6" calcext:value-type="float">
            <text:p>199,6</text:p>
          </table:table-cell>
          <table:table-cell office:value-type="float" office:value="-0.44" calcext:value-type="float">
            <text:p>-0,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" calcext:value-type="float">
            <text:p>199,6</text:p>
          </table:table-cell>
          <table:table-cell office:value-type="float" office:value="0.44" calcext:value-type="float">
            <text:p>0,4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2" calcext:value-type="float">
            <text:p>199,42</text:p>
          </table:table-cell>
          <table:table-cell office:value-type="float" office:value="-0.89" calcext:value-type="float">
            <text:p>-0,8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9" calcext:value-type="float">
            <text:p>199,39</text:p>
          </table:table-cell>
          <table:table-cell office:value-type="float" office:value="0.89" calcext:value-type="float">
            <text:p>0,8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4" calcext:value-type="float">
            <text:p>199,3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8" calcext:value-type="float">
            <text:p>94558</text:p>
          </table:table-cell>
          <table:table-cell office:value-type="float" office:value="579.26" calcext:value-type="float">
            <text:p>579,26</text:p>
          </table:table-cell>
          <table:table-cell office:value-type="float" office:value="199.42" calcext:value-type="float">
            <text:p>199,42</text:p>
          </table:table-cell>
          <table:table-cell office:value-type="float" office:value="0.89" calcext:value-type="float">
            <text:p>0,89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8" calcext:value-type="float">
            <text:p>199,68</text:p>
          </table:table-cell>
          <table:table-cell office:value-type="float" office:value="-0.89" calcext:value-type="float">
            <text:p>-0,89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66" calcext:value-type="float">
            <text:p>199,6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199.42" calcext:value-type="float">
            <text:p>199,42</text:p>
          </table:table-cell>
          <table:table-cell office:value-type="float" office:value="-0.89" calcext:value-type="float">
            <text:p>-0,8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2" calcext:value-type="float">
            <text:p>94562</text:p>
          </table:table-cell>
          <table:table-cell office:value-type="float" office:value="578.91" calcext:value-type="float">
            <text:p>578,91</text:p>
          </table:table-cell>
          <table:table-cell office:value-type="float" office:value="200.02" calcext:value-type="float">
            <text:p>200,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59" calcext:value-type="float">
            <text:p>94559</text:p>
          </table:table-cell>
          <table:table-cell office:value-type="float" office:value="579.17" calcext:value-type="float">
            <text:p>579,17</text:p>
          </table:table-cell>
          <table:table-cell office:value-type="float" office:value="199.96" calcext:value-type="float">
            <text:p>199,96</text:p>
          </table:table-cell>
          <table:table-cell office:value-type="float" office:value="1.32" calcext:value-type="float">
            <text:p>1,3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78" calcext:value-type="float">
            <text:p>199,78</text:p>
          </table:table-cell>
          <table:table-cell office:value-type="float" office:value="-0.44" calcext:value-type="float">
            <text:p>-0,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1" calcext:value-type="float">
            <text:p>94561</text:p>
          </table:table-cell>
          <table:table-cell office:value-type="float" office:value="579" calcext:value-type="float">
            <text:p>579</text:p>
          </table:table-cell>
          <table:table-cell office:value-type="float" office:value="199.84" calcext:value-type="float">
            <text:p>199,84</text:p>
          </table:table-cell>
          <table:table-cell office:value-type="float" office:value="-0.44" calcext:value-type="float">
            <text:p>-0,44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200.02" calcext:value-type="float">
            <text:p>200,02</text:p>
          </table:table-cell>
          <table:table-cell office:value-type="float" office:value="0.44" calcext:value-type="float">
            <text:p>0,44</text:p>
          </table:table-cell>
          <table:table-cell office:value-type="float" office:value="-0.04" calcext:value-type="float">
            <text:p>-0,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8" calcext:value-type="float">
            <text:p>199,38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38" calcext:value-type="float">
            <text:p>199,38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.22" calcext:value-type="float">
            <text:p>22,22</text:p>
          </table:table-cell>
          <table:table-cell office:value-type="float" office:value="94560" calcext:value-type="float">
            <text:p>94560</text:p>
          </table:table-cell>
          <table:table-cell office:value-type="float" office:value="579.09" calcext:value-type="float">
            <text:p>579,09</text:p>
          </table:table-cell>
          <table:table-cell office:value-type="float" office:value="199.42" calcext:value-type="float">
            <text:p>199,4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2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elle6" table:style-name="ta1">
        <table:shapes>
          <draw:frame draw:z-index="0" draw:style-name="gr1" draw:text-style-name="P1" svg:width="188.52mm" svg:height="106.04mm" svg:x="14.88mm" svg:y="32.09mm">
            <draw:object draw:notify-on-update-of-ranges="Tabelle6.B3:Tabelle6.B7 Tabelle6.F2:Tabelle6.F2 Tabelle6.F3:Tabelle6.F7 Tabelle6.G2:Tabelle6.G2 Tabelle6.G3:Tabelle6.G7 Tabelle6.B3:Tabelle6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default-cell-style-name="ce9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Min. :</text:p>
          </table:table-cell>
          <table:table-cell table:style-name="ce2" office:value-type="string" calcext:value-type="string">
            <text:p>Max. :</text:p>
          </table:table-cell>
          <table:table-cell table:style-name="ce2" office:value-type="string" calcext:value-type="string">
            <text:p>Mittelwert :</text:p>
          </table:table-cell>
          <table:table-cell table:style-name="ce2" office:value-type="string" calcext:value-type="string">
            <text:p>StdAbw. :</text:p>
          </table:table-cell>
          <table:table-cell table:style-name="ce2" office:value-type="string" calcext:value-type="string">
            <text:p>StdAbw. F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.3" calcext:value-type="float">
            <text:p>-5,3</text:p>
          </table:table-cell>
          <table:table-cell office:value-type="float" office:value="4.42" calcext:value-type="float">
            <text:p>4,42</text:p>
          </table:table-cell>
          <table:table-cell office:value-type="float" office:value="-0.00526854219948849" calcext:value-type="float">
            <text:p>-0,005268542199488</text:p>
          </table:table-cell>
          <table:table-cell office:value-type="float" office:value="1.63535595768338" calcext:value-type="float">
            <text:p>1,63535595768338</text:p>
          </table:table-cell>
          <table:table-cell table:formula="of:=[$'100 msec'.K6]" office:value-type="float" office:value="0.0880919744264983" calcext:value-type="float">
            <text:p>0,088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-3.55" calcext:value-type="float">
            <text:p>-3,55</text:p>
          </table:table-cell>
          <table:table-cell office:value-type="float" office:value="3.54" calcext:value-type="float">
            <text:p>3,54</text:p>
          </table:table-cell>
          <table:table-cell office:value-type="float" office:value="-0.00646341463414634" calcext:value-type="float">
            <text:p>-0,006463414634146</text:p>
          </table:table-cell>
          <table:table-cell office:value-type="float" office:value="1.23120350553916" calcext:value-type="float">
            <text:p>1,23120350553916</text:p>
          </table:table-cell>
          <table:table-cell table:formula="of:=[$'125 msec'.K6]" office:value-type="float" office:value="0.0727372866820852" calcext:value-type="float">
            <text:p>0,07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2.95" calcext:value-type="float">
            <text:p>-2,95</text:p>
          </table:table-cell>
          <table:table-cell office:value-type="float" office:value="2.96" calcext:value-type="float">
            <text:p>2,96</text:p>
          </table:table-cell>
          <table:table-cell office:value-type="float" office:value="0.00616751269035533" calcext:value-type="float">
            <text:p>0,006167512690355</text:p>
          </table:table-cell>
          <table:table-cell office:value-type="float" office:value="1.08565515092415" calcext:value-type="float">
            <text:p>1,08565515092415</text:p>
          </table:table-cell>
          <table:table-cell table:formula="of:=[$'150 msec'.K6]" office:value-type="float" office:value="0.0617690827922869" calcext:value-type="float">
            <text:p>0,062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-2.01" calcext:value-type="float">
            <text:p>-2,01</text:p>
          </table:table-cell>
          <table:table-cell office:value-type="float" office:value="2.51" calcext:value-type="float">
            <text:p>2,51</text:p>
          </table:table-cell>
          <table:table-cell office:value-type="float" office:value="-0.00446601941747572" calcext:value-type="float">
            <text:p>-0,004466019417476</text:p>
          </table:table-cell>
          <table:table-cell office:value-type="float" office:value="0.849996250742694" calcext:value-type="float">
            <text:p>0,849996250742694</text:p>
          </table:table-cell>
          <table:table-cell table:formula="of:=[$'175 msec'.K6]" office:value-type="float" office:value="0.0578113038247179" calcext:value-type="float">
            <text:p>0,05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-2.65" calcext:value-type="float">
            <text:p>-2,65</text:p>
          </table:table-cell>
          <table:table-cell office:value-type="float" office:value="2.65" calcext:value-type="float">
            <text:p>2,65</text:p>
          </table:table-cell>
          <table:table-cell office:value-type="float" office:value="0.00016260162601626" calcext:value-type="float">
            <text:p>0,000162601626016</text:p>
          </table:table-cell>
          <table:table-cell office:value-type="float" office:value="0.806356186542784" calcext:value-type="float">
            <text:p>0,806356186542784</text:p>
          </table:table-cell>
          <table:table-cell table:formula="of:=[$'200'.K6]" office:value-type="float" office:value="0.0482761024388903" calcext:value-type="float">
            <text:p>0,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07:22:05.6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ylo Mitev</meta:initial-creator>
    <meta:creation-date>2018-04-09T23:38:55.549000000</meta:creation-date>
    <dc:date>2018-04-10T07:29:27.991000000</dc:date>
    <dc:creator>Ivaylo Mitev</dc:creator>
    <meta:editing-duration>PT21M57S</meta:editing-duration>
    <meta:editing-cycles>7</meta:editing-cycles>
    <meta:generator>LibreOffice/5.4.5.1$Windows_X86_64 LibreOffice_project/79c9829dd5d8054ec39a82dc51cd9eff340dbee8</meta:generator>
    <meta:document-statistic meta:table-count="6" meta:cell-count="15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53cm" svg:height="10.605cm" xlink:href=".." xlink:type="simple" chart:class="chart:scatter" chart:style-name="ch1">
        <chart:legend svg:x="5.248cm" svg:y="0.58cm" style:legend-expansion="custom" chartooo:width="7.586cm" chartooo:height="0.64cm" style:legend-expansion-aspect-ratio="11.853125" chart:style-name="ch2"/>
        <chart:plot-area chart:style-name="ch3" table:cell-range-address="Tabelle6.B3:Tabelle6.B7 Tabelle6.F2:Tabelle6.G7" chart:data-source-has-labels="row" svg:x="0.377cm" svg:y="0.212cm" svg:width="18.099cm" svg:height="10.181cm">
          <chartooo:coordinate-region svg:x="1.104cm" svg:y="0.411cm" svg:width="16.459cm" svg:height="9.3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abelle6.F3:Tabelle6.F7" chart:label-cell-address="Tabelle6.F2:Tabelle6.F2" chart:class="chart:scatter">
            <chart:domain table:cell-range-address="Tabelle6.B3:Tabelle6.B7"/>
            <chart:data-point chart:repeated="5"/>
          </chart:series>
          <chart:series chart:attached-axis="secondary-y" chart:style-name="ch8" chart:values-cell-range-address="Tabelle6.G3:Tabelle6.G7" chart:label-cell-address="Tabelle6.G2:Tabelle6.G2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tdAbw. :</text:p>
                <draw:g>
                  <svg:desc>Tabelle6.F2:Tabelle6.F2</svg:desc>
                </draw:g>
              </table:table-cell>
              <table:table-cell office:value-type="string">
                <text:p>StdAbw. F</text:p>
                <draw:g>
                  <svg:desc>Tabelle6.G2:Tabelle6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6.B3:Tabelle6.B7</svg:desc>
                </draw:g>
              </table:table-cell>
              <table:table-cell office:value-type="float" office:value="1.63535595768338">
                <text:p>1.63535595768338</text:p>
                <draw:g>
                  <svg:desc>Tabelle6.F3:Tabelle6.F7</svg:desc>
                </draw:g>
              </table:table-cell>
              <table:table-cell office:value-type="float" office:value="0.0880919744264983">
                <text:p>0.0880919744264983</text:p>
                <draw:g>
                  <svg:desc>Tabelle6.G3:Tabelle6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1.23120350553916">
                <text:p>1.23120350553916</text:p>
              </table:table-cell>
              <table:table-cell office:value-type="float" office:value="0.0727372866820852">
                <text:p>0.0727372866820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8565515092415">
                <text:p>1.08565515092415</text:p>
              </table:table-cell>
              <table:table-cell office:value-type="float" office:value="0.0617690827922869">
                <text:p>0.0617690827922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0.849996250742694">
                <text:p>0.849996250742694</text:p>
              </table:table-cell>
              <table:table-cell office:value-type="float" office:value="0.0578113038247179">
                <text:p>0.0578113038247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806356186542784">
                <text:p>0.806356186542784</text:p>
              </table:table-cell>
              <table:table-cell office:value-type="float" office:value="0.0482761024388903">
                <text:p>0.0482761024388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